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7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26.55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7.06mm"/>
    </style:style>
    <style:style style:name="co10" style:family="table-column">
      <style:table-column-properties fo:break-before="auto" style:column-width="27.39mm"/>
    </style:style>
    <style:style style:name="co11" style:family="table-column">
      <style:table-column-properties fo:break-before="auto" style:column-width="30.29mm"/>
    </style:style>
    <style:style style:name="co12" style:family="table-column">
      <style:table-column-properties fo:break-before="auto" style:column-width="26.37mm"/>
    </style:style>
    <style:style style:name="co13" style:family="table-column">
      <style:table-column-properties fo:break-before="auto" style:column-width="28.75mm"/>
    </style:style>
    <style:style style:name="co14" style:family="table-column">
      <style:table-column-properties fo:break-before="auto" style:column-width="25.52mm"/>
    </style:style>
    <style:style style:name="co15" style:family="table-column">
      <style:table-column-properties fo:break-before="auto" style:column-width="24.17mm"/>
    </style:style>
    <style:style style:name="co16" style:family="table-column">
      <style:table-column-properties fo:break-before="auto" style:column-width="26.71mm"/>
    </style:style>
    <style:style style:name="co17" style:family="table-column">
      <style:table-column-properties fo:break-before="auto" style:column-width="26.21mm"/>
    </style:style>
    <style:style style:name="co18" style:family="table-column">
      <style:table-column-properties fo:break-before="auto" style:column-width="2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200"/>
      <style:text-properties fo:color="#ce181e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faa61a"/>
    </style:style>
    <style:style style:name="ce15" style:family="table-cell" style:parent-style-name="Default">
      <style:table-cell-properties fo:background-color="#ef413d"/>
    </style:style>
    <style:style style:name="ce16" style:family="table-cell" style:parent-style-name="Default">
      <style:table-cell-properties fo:background-color="#cf3834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fff200" fo:border="0.74pt solid #000000"/>
    </style:style>
    <style:style style:name="ce18" style:family="table-cell" style:parent-style-name="Default">
      <style:table-cell-properties fo:background-color="#ed1c24"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ackground-color="#f7a19a" fo:border="0.74pt solid #000000"/>
    </style:style>
    <style:style style:name="ce54" style:family="table-cell" style:parent-style-name="Default">
      <style:table-cell-properties fo:background-color="#f7a19a" fo:border="0.74pt solid #000000"/>
      <style:text-properties fo:color="#ef413d"/>
    </style:style>
    <style:style style:name="ce55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56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57" style:family="table-cell" style:parent-style-name="Default">
      <style:table-cell-properties fo:background-color="#fdc578" fo:border="0.74pt solid #000000"/>
    </style:style>
    <style:style style:name="ce58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59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60" style:family="table-cell" style:parent-style-name="Default">
      <style:table-cell-properties fo:background-color="#fdc578" fo:border="0.74pt solid #000000"/>
      <style:text-properties fo:color="#ef413d"/>
    </style:style>
    <style:style style:name="ce61" style:family="table-cell" style:parent-style-name="Default">
      <style:table-cell-properties fo:background-color="#9d85be" fo:border="0.74pt solid #000000"/>
    </style:style>
    <style:style style:name="ce62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63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64" style:family="table-cell" style:parent-style-name="Default">
      <style:table-cell-properties fo:background-color="#c2e0ae" fo:border="0.74pt solid #000000"/>
    </style:style>
    <style:style style:name="ce65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66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>
      <style:table-cell-properties fo:background-color="#ed1c24"/>
    </style:style>
    <style:style style:name="ce38" style:family="table-cell" style:parent-style-name="Default">
      <style:table-cell-properties fo:background-color="#fff200"/>
      <style:text-properties fo:color="#ce181e"/>
    </style:style>
    <style:style style:name="ce39" style:family="table-cell" style:parent-style-name="Default">
      <style:table-cell-properties fo:background-color="transparent"/>
      <style:text-properties fo:color="#000000"/>
    </style:style>
    <style:style style:name="ce40" style:family="table-cell" style:parent-style-name="Default">
      <style:table-cell-properties fo:background-color="#faa61a"/>
    </style:style>
    <style:style style:name="ce41" style:family="table-cell" style:parent-style-name="Default">
      <style:table-cell-properties fo:background-color="#ef413d"/>
    </style:style>
    <style:style style:name="ce42" style:family="table-cell" style:parent-style-name="Default">
      <style:table-cell-properties fo:background-color="#cf3834"/>
    </style:style>
    <style:style style:name="ce43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ackground-color="#f7a19a" fo:border="0.74pt solid #000000"/>
    </style:style>
    <style:style style:name="ce45" style:family="table-cell" style:parent-style-name="Default">
      <style:table-cell-properties fo:background-color="#f7a19a" fo:border="0.74pt solid #000000"/>
      <style:text-properties fo:color="#ef413d"/>
    </style:style>
    <style:style style:name="ce46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47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>
      <style:table-cell-properties fo:background-color="#fff200" fo:border="0.74pt solid #000000"/>
    </style:style>
    <style:style style:name="ce50" style:family="table-cell" style:parent-style-name="Default">
      <style:table-cell-properties fo:background-color="#fdc578" fo:border="0.74pt solid #000000"/>
    </style:style>
    <style:style style:name="ce51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67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Default">
      <style:table-cell-properties fo:background-color="#ed1c24" fo:border="0.74pt solid #000000"/>
    </style:style>
    <style:style style:name="ce69" style:family="table-cell" style:parent-style-name="Default">
      <style:table-cell-properties fo:background-color="#fdc578" fo:border="0.74pt solid #000000"/>
      <style:text-properties fo:color="#ef413d"/>
    </style:style>
    <style:style style:name="ce70" style:family="table-cell" style:parent-style-name="Default">
      <style:table-cell-properties fo:background-color="#9d85be" fo:border="0.74pt solid #000000"/>
    </style:style>
    <style:style style:name="ce71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72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>
      <style:table-cell-properties fo:background-color="#c2e0ae" fo:border="0.74pt solid #000000"/>
    </style:style>
    <style:style style:name="ce74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75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multi=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365139" calcext:value-type="float">
            <text:p>0.0365139</text:p>
          </table:table-cell>
          <table:table-cell table:formula="of:=1-[.E3]" office:value-type="float" office:value="0.502054" calcext:value-type="float">
            <text:p>0.502054</text:p>
          </table:table-cell>
          <table:table-cell table:formula="of:=[.B3]*[.C3]" office:value-type="float" office:value="0.0183319495506" calcext:value-type="float">
            <text:p>0.0183319495506</text:p>
          </table:table-cell>
          <table:table-cell office:value-type="float" office:value="0.497946" calcext:value-type="float">
            <text:p>0.497946</text:p>
          </table:table-cell>
          <table:table-cell table:formula="of:=[.B3]*[.E3]" office:value-type="float" office:value="0.0181819504494" calcext:value-type="float">
            <text:p>0.0181819504494</text:p>
          </table:table-cell>
          <table:table-cell office:value-type="float" office:value="0.0224" calcext:value-type="float">
            <text:p>0.0224</text:p>
          </table:table-cell>
          <table:table-cell table:style-name="ce37" table:formula="of:=[.G3]*(1-[.D17])" office:value-type="float" office:value="0.00688993733759722" calcext:value-type="float">
            <text:p>0.0068899373375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]*[.L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26001" calcext:value-type="float">
            <text:p>0.026001</text:p>
          </table:table-cell>
          <table:table-cell table:formula="of:=1-[.E4]" office:value-type="float" office:value="0.468314" calcext:value-type="float">
            <text:p>0.468314</text:p>
          </table:table-cell>
          <table:table-cell table:formula="of:=[.B4]*[.C4]" office:value-type="float" office:value="0.012176632314" calcext:value-type="float">
            <text:p>0.012176632314</text:p>
          </table:table-cell>
          <table:table-cell office:value-type="float" office:value="0.531686" calcext:value-type="float">
            <text:p>0.531686</text:p>
          </table:table-cell>
          <table:table-cell table:formula="of:=[.B4]*[.E4]" office:value-type="float" office:value="0.013824367686" calcext:value-type="float">
            <text:p>0.0138243676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]*[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1291" calcext:value-type="float">
            <text:p>0.131291</text:p>
          </table:table-cell>
          <table:table-cell table:formula="of:=1-[.E5]" office:value-type="float" office:value="0.599294" calcext:value-type="float">
            <text:p>0.599294</text:p>
          </table:table-cell>
          <table:table-cell table:formula="of:=[.B5]*[.C5]" office:value-type="float" office:value="0.078681908554" calcext:value-type="float">
            <text:p>0.078681908554</text:p>
          </table:table-cell>
          <table:table-cell office:value-type="float" office:value="0.400706" calcext:value-type="float">
            <text:p>0.400706</text:p>
          </table:table-cell>
          <table:table-cell table:formula="of:=[.B5]*[.E5]" office:value-type="float" office:value="0.052609091446" calcext:value-type="float">
            <text:p>0.0526090914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*[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101368" calcext:value-type="float">
            <text:p>0.101368</text:p>
          </table:table-cell>
          <table:table-cell table:formula="of:=1-[.E6]" office:value-type="float" office:value="0.7201" calcext:value-type="float">
            <text:p>0.7201</text:p>
          </table:table-cell>
          <table:table-cell table:formula="of:=[.B6]*[.C6]" office:value-type="float" office:value="0.0729950968" calcext:value-type="float">
            <text:p>0.0729950968</text:p>
          </table:table-cell>
          <table:table-cell office:value-type="float" office:value="0.2799" calcext:value-type="float">
            <text:p>0.2799</text:p>
          </table:table-cell>
          <table:table-cell table:formula="of:=[.B6]*[.E6]" office:value-type="float" office:value="0.0283729032" calcext:value-type="float">
            <text:p>0.02837290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*[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313576" calcext:value-type="float">
            <text:p>0.0313576</text:p>
          </table:table-cell>
          <table:table-cell table:formula="of:=1-[.E7]" office:value-type="float" office:value="0.520408" calcext:value-type="float">
            <text:p>0.520408</text:p>
          </table:table-cell>
          <table:table-cell table:formula="of:=[.B7]*[.C7]" office:value-type="float" office:value="0.0163187459008" calcext:value-type="float">
            <text:p>0.0163187459008</text:p>
          </table:table-cell>
          <table:table-cell office:value-type="float" office:value="0.479592" calcext:value-type="float">
            <text:p>0.479592</text:p>
          </table:table-cell>
          <table:table-cell table:formula="of:=[.B7]*[.E7]" office:value-type="float" office:value="0.0150388540992" calcext:value-type="float">
            <text:p>0.01503885409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]*[.L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348985" calcext:value-type="float">
            <text:p>0.0348985</text:p>
          </table:table-cell>
          <table:table-cell table:formula="of:=1-[.E8]" office:value-type="float" office:value="0.634146" calcext:value-type="float">
            <text:p>0.634146</text:p>
          </table:table-cell>
          <table:table-cell table:formula="of:=[.B8]*[.C8]" office:value-type="float" office:value="0.022130744181" calcext:value-type="float">
            <text:p>0.022130744181</text:p>
          </table:table-cell>
          <table:table-cell office:value-type="float" office:value="0.365854" calcext:value-type="float">
            <text:p>0.365854</text:p>
          </table:table-cell>
          <table:table-cell table:formula="of:=[.B8]*[.E8]" office:value-type="float" office:value="0.012767755819" calcext:value-type="float">
            <text:p>0.0127677558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8]*[.L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272287" calcext:value-type="float">
            <text:p>0.0272287</text:p>
          </table:table-cell>
          <table:table-cell table:formula="of:=1-[.E9]" office:value-type="float" office:value="0.65197" calcext:value-type="float">
            <text:p>0.65197</text:p>
          </table:table-cell>
          <table:table-cell table:formula="of:=[.B9]*[.C9]" office:value-type="float" office:value="0.017752295539" calcext:value-type="float">
            <text:p>0.017752295539</text:p>
          </table:table-cell>
          <table:table-cell office:value-type="float" office:value="0.34803" calcext:value-type="float">
            <text:p>0.34803</text:p>
          </table:table-cell>
          <table:table-cell table:formula="of:=[.B9]*[.E9]" office:value-type="float" office:value="0.009476404461" calcext:value-type="float">
            <text:p>0.0094764044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9]*[.L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4687" calcext:value-type="float">
            <text:p>0.014687</text:p>
          </table:table-cell>
          <table:table-cell table:formula="of:=1-[.E10]" office:value-type="float" office:value="0.92955" calcext:value-type="float">
            <text:p>0.92955</text:p>
          </table:table-cell>
          <table:table-cell table:formula="of:=[.B10]*[.C10]" office:value-type="float" office:value="0.01365230085" calcext:value-type="float">
            <text:p>0.01365230085</text:p>
          </table:table-cell>
          <table:table-cell office:value-type="float" office:value="0.07045" calcext:value-type="float">
            <text:p>0.07045</text:p>
          </table:table-cell>
          <table:table-cell table:formula="of:=[.B10]*[.E10]" office:value-type="float" office:value="0.00103469915" calcext:value-type="float">
            <text:p>0.001034699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5622" calcext:value-type="float">
            <text:p>0.5622</text:p>
          </table:table-cell>
          <table:table-cell table:formula="of:=[.B10]*[.L10]" office:value-type="float" office:value="0.0082570314" calcext:value-type="float">
            <text:p>0.0082570314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43208" calcext:value-type="float">
            <text:p>0.043208</text:p>
          </table:table-cell>
          <table:table-cell table:formula="of:=1-[.E11]" office:value-type="float" office:value="0.879241" calcext:value-type="float">
            <text:p>0.879241</text:p>
          </table:table-cell>
          <table:table-cell table:formula="of:=[.B11]*[.C11]" office:value-type="float" office:value="0.037990245128" calcext:value-type="float">
            <text:p>0.037990245128</text:p>
          </table:table-cell>
          <table:table-cell office:value-type="float" office:value="0.120759" calcext:value-type="float">
            <text:p>0.120759</text:p>
          </table:table-cell>
          <table:table-cell table:formula="of:=[.B11]*[.E11]" office:value-type="float" office:value="0.005217754872" calcext:value-type="float">
            <text:p>0.0052177548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1]*[.L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71436" calcext:value-type="float">
            <text:p>0.171436</text:p>
          </table:table-cell>
          <table:table-cell table:formula="of:=1-[.E12]" office:value-type="float" office:value="0.964457" calcext:value-type="float">
            <text:p>0.964457</text:p>
          </table:table-cell>
          <table:table-cell table:formula="of:=[.B12]*[.C12]" office:value-type="float" office:value="0.165342650252" calcext:value-type="float">
            <text:p>0.165342650252</text:p>
          </table:table-cell>
          <table:table-cell office:value-type="float" office:value="0.035543" calcext:value-type="float">
            <text:p>0.035543</text:p>
          </table:table-cell>
          <table:table-cell table:formula="of:=[.B12]*[.E12]" office:value-type="float" office:value="0.006093349748" calcext:value-type="float">
            <text:p>0.0060933497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2]*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51748" calcext:value-type="float">
            <text:p>0.151748</text:p>
          </table:table-cell>
          <table:table-cell table:formula="of:=1-[.E13]" office:value-type="float" office:value="0.978277" calcext:value-type="float">
            <text:p>0.978277</text:p>
          </table:table-cell>
          <table:table-cell table:formula="of:=[.B13]*[.C13]" office:value-type="float" office:value="0.148451578196" calcext:value-type="float">
            <text:p>0.148451578196</text:p>
          </table:table-cell>
          <table:table-cell office:value-type="float" office:value="0.021723" calcext:value-type="float">
            <text:p>0.021723</text:p>
          </table:table-cell>
          <table:table-cell table:formula="of:=[.B13]*[.E13]" office:value-type="float" office:value="0.003296421804" calcext:value-type="float">
            <text:p>0.0032964218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3]*[.L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607897" calcext:value-type="float">
            <text:p>0.0607897</text:p>
          </table:table-cell>
          <table:table-cell table:formula="of:=1-[.E14]" office:value-type="float" office:value="0.914223" calcext:value-type="float">
            <text:p>0.914223</text:p>
          </table:table-cell>
          <table:table-cell table:formula="of:=[.B14]*[.C14]" office:value-type="float" office:value="0.0555753419031" calcext:value-type="float">
            <text:p>0.0555753419031</text:p>
          </table:table-cell>
          <table:table-cell office:value-type="float" office:value="0.085777" calcext:value-type="float">
            <text:p>0.085777</text:p>
          </table:table-cell>
          <table:table-cell table:formula="of:=[.B14]*[.E14]" office:value-type="float" office:value="0.0052143580969" calcext:value-type="float">
            <text:p>0.00521435809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]*[.L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339939" calcext:value-type="float">
            <text:p>0.0339939</text:p>
          </table:table-cell>
          <table:table-cell table:formula="of:=1-[.E15]" office:value-type="float" office:value="0.915292" calcext:value-type="float">
            <text:p>0.915292</text:p>
          </table:table-cell>
          <table:table-cell table:formula="of:=[.B15]*[.C15]" office:value-type="float" office:value="0.0311143447188" calcext:value-type="float">
            <text:p>0.0311143447188</text:p>
          </table:table-cell>
          <table:table-cell office:value-type="float" office:value="0.084708" calcext:value-type="float">
            <text:p>0.084708</text:p>
          </table:table-cell>
          <table:table-cell table:formula="of:=[.B15]*[.E15]" office:value-type="float" office:value="0.0028795552812" calcext:value-type="float">
            <text:p>0.00287955528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5]*[.L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12583" calcext:value-type="float">
            <text:p>0.00212583</text:p>
          </table:table-cell>
          <table:table-cell table:formula="of:=1-[.E16]" office:value-type="float" office:value="0.893617" calcext:value-type="float">
            <text:p>0.893617</text:p>
          </table:table-cell>
          <table:table-cell table:formula="of:=[.B16]*[.C16]" office:value-type="float" office:value="0.00189967782711" calcext:value-type="float">
            <text:p>0.00189967782711</text:p>
          </table:table-cell>
          <table:table-cell office:value-type="float" office:value="0.106383" calcext:value-type="float">
            <text:p>0.106383</text:p>
          </table:table-cell>
          <table:table-cell table:formula="of:=[.B16]*[.E16]" office:value-type="float" office:value="0.00022615217289" calcext:value-type="float">
            <text:p>0.000226152172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]*[.L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3:.B16])" office:value-type="float" office:value="0.86664713" calcext:value-type="float">
            <text:p>0.86664713</text:p>
          </table:table-cell>
          <table:table-cell/>
          <table:table-cell table:style-name="ce36" table:formula="of:=SUM([.D3:.D16])" office:value-type="float" office:value="0.69241351171441" calcext:value-type="float">
            <text:p>0.69241351171441</text:p>
          </table:table-cell>
          <table:table-cell/>
          <table:table-cell table:style-name="ce36" table:formula="of:=SUM([.F3:.F16])" office:value-type="float" office:value="0.17423361828559" calcext:value-type="float">
            <text:p>0.17423361828559</text:p>
          </table:table-cell>
          <table:table-cell table:number-columns-repeated="6"/>
          <table:table-cell table:style-name="ce38" table:formula="of:=SUM([.M3:.M16])" office:value-type="float" office:value="0.0082570314" calcext:value-type="float">
            <text:p>0.008257031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694062" calcext:value-type="float">
            <text:p>0.00694062</text:p>
          </table:table-cell>
          <table:table-cell table:formula="of:=1-[.E22]" office:value-type="float" office:value="0.510309" calcext:value-type="float">
            <text:p>0.510309</text:p>
          </table:table-cell>
          <table:table-cell table:formula="of:=[.B22]*[.C22]" office:value-type="float" office:value="0.00354186085158" calcext:value-type="float">
            <text:p>0.00354186085158</text:p>
          </table:table-cell>
          <table:table-cell office:value-type="float" office:value="0.489691" calcext:value-type="float">
            <text:p>0.489691</text:p>
          </table:table-cell>
          <table:table-cell table:formula="of:=[.B22]*[.E22]" office:value-type="float" office:value="0.00339875914842" calcext:value-type="float">
            <text:p>0.00339875914842</text:p>
          </table:table-cell>
          <table:table-cell office:value-type="float" office:value="0.0211" calcext:value-type="float">
            <text:p>0.0211</text:p>
          </table:table-cell>
          <table:table-cell table:style-name="ce37" table:formula="of:=[.G22]*(1-[.D36])" office:value-type="float" office:value="0.00615852660075414" calcext:value-type="float">
            <text:p>0.0061585266007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]*[.L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44992" calcext:value-type="float">
            <text:p>0.0144992</text:p>
          </table:table-cell>
          <table:table-cell table:formula="of:=1-[.E23]" office:value-type="float" office:value="0.391304" calcext:value-type="float">
            <text:p>0.391304</text:p>
          </table:table-cell>
          <table:table-cell table:formula="of:=[.B23]*[.C23]" office:value-type="float" office:value="0.0056735949568" calcext:value-type="float">
            <text:p>0.0056735949568</text:p>
          </table:table-cell>
          <table:table-cell office:value-type="float" office:value="0.608696" calcext:value-type="float">
            <text:p>0.608696</text:p>
          </table:table-cell>
          <table:table-cell table:formula="of:=[.B23]*[.E23]" office:value-type="float" office:value="0.0088256050432" calcext:value-type="float">
            <text:p>0.00882560504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3]*[.L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6999" calcext:value-type="float">
            <text:p>0.136999</text:p>
          </table:table-cell>
          <table:table-cell table:formula="of:=1-[.E24]" office:value-type="float" office:value="0.683391" calcext:value-type="float">
            <text:p>0.683391</text:p>
          </table:table-cell>
          <table:table-cell table:formula="of:=[.B24]*[.C24]" office:value-type="float" office:value="0.093623883609" calcext:value-type="float">
            <text:p>0.093623883609</text:p>
          </table:table-cell>
          <table:table-cell office:value-type="float" office:value="0.316609" calcext:value-type="float">
            <text:p>0.316609</text:p>
          </table:table-cell>
          <table:table-cell table:formula="of:=[.B24]*[.E24]" office:value-type="float" office:value="0.043375116391" calcext:value-type="float">
            <text:p>0.0433751163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*[.L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636609" calcext:value-type="float">
            <text:p>0.0636609</text:p>
          </table:table-cell>
          <table:table-cell table:formula="of:=1-[.E25]" office:value-type="float" office:value="0.758891" calcext:value-type="float">
            <text:p>0.758891</text:p>
          </table:table-cell>
          <table:table-cell table:formula="of:=[.B25]*[.C25]" office:value-type="float" office:value="0.0483116840619" calcext:value-type="float">
            <text:p>0.0483116840619</text:p>
          </table:table-cell>
          <table:table-cell office:value-type="float" office:value="0.241109" calcext:value-type="float">
            <text:p>0.241109</text:p>
          </table:table-cell>
          <table:table-cell table:formula="of:=[.B25]*[.E25]" office:value-type="float" office:value="0.0153492159381" calcext:value-type="float">
            <text:p>0.01534921593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]*[.L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77353" calcext:value-type="float">
            <text:p>0.0277353</text:p>
          </table:table-cell>
          <table:table-cell table:formula="of:=1-[.E26]" office:value-type="float" office:value="0.576172" calcext:value-type="float">
            <text:p>0.576172</text:p>
          </table:table-cell>
          <table:table-cell table:formula="of:=[.B26]*[.C26]" office:value-type="float" office:value="0.0159803032716" calcext:value-type="float">
            <text:p>0.0159803032716</text:p>
          </table:table-cell>
          <table:table-cell office:value-type="float" office:value="0.423828" calcext:value-type="float">
            <text:p>0.423828</text:p>
          </table:table-cell>
          <table:table-cell table:formula="of:=[.B26]*[.E26]" office:value-type="float" office:value="0.0117549967284" calcext:value-type="float">
            <text:p>0.01175499672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6]*[.L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45148" calcext:value-type="float">
            <text:p>0.045148</text:p>
          </table:table-cell>
          <table:table-cell table:formula="of:=1-[.E27]" office:value-type="float" office:value="0.705532" calcext:value-type="float">
            <text:p>0.705532</text:p>
          </table:table-cell>
          <table:table-cell table:formula="of:=[.B27]*[.C27]" office:value-type="float" office:value="0.031853358736" calcext:value-type="float">
            <text:p>0.031853358736</text:p>
          </table:table-cell>
          <table:table-cell office:value-type="float" office:value="0.294468" calcext:value-type="float">
            <text:p>0.294468</text:p>
          </table:table-cell>
          <table:table-cell table:formula="of:=[.B27]*[.E27]" office:value-type="float" office:value="0.013294641264" calcext:value-type="float">
            <text:p>0.0132946412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7]*[.L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5289" calcext:value-type="float">
            <text:p>0.05289</text:p>
          </table:table-cell>
          <table:table-cell table:formula="of:=1-[.E28]" office:value-type="float" office:value="0.660795" calcext:value-type="float">
            <text:p>0.660795</text:p>
          </table:table-cell>
          <table:table-cell table:formula="of:=[.B28]*[.C28]" office:value-type="float" office:value="0.03494944755" calcext:value-type="float">
            <text:p>0.03494944755</text:p>
          </table:table-cell>
          <table:table-cell office:value-type="float" office:value="0.339205" calcext:value-type="float">
            <text:p>0.339205</text:p>
          </table:table-cell>
          <table:table-cell table:formula="of:=[.B28]*[.E28]" office:value-type="float" office:value="0.01794055245" calcext:value-type="float">
            <text:p>0.017940552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*[.L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0927001" calcext:value-type="float">
            <text:p>0.00927001</text:p>
          </table:table-cell>
          <table:table-cell table:formula="of:=1-[.E29]" office:value-type="float" office:value="0.912226" calcext:value-type="float">
            <text:p>0.912226</text:p>
          </table:table-cell>
          <table:table-cell table:formula="of:=[.B29]*[.C29]" office:value-type="float" office:value="0.00845634414226" calcext:value-type="float">
            <text:p>0.00845634414226</text:p>
          </table:table-cell>
          <table:table-cell office:value-type="float" office:value="0.087774" calcext:value-type="float">
            <text:p>0.087774</text:p>
          </table:table-cell>
          <table:table-cell table:formula="of:=[.B29]*[.E29]" office:value-type="float" office:value="0.00081366585774" calcext:value-type="float">
            <text:p>0.000813665857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6438" calcext:value-type="float">
            <text:p>0.6438</text:p>
          </table:table-cell>
          <table:table-cell table:formula="of:=[.B29]*[.L29]" office:value-type="float" office:value="0.005968032438" calcext:value-type="float">
            <text:p>0.005968032438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339153" calcext:value-type="float">
            <text:p>0.0339153</text:p>
          </table:table-cell>
          <table:table-cell table:formula="of:=1-[.E30]" office:value-type="float" office:value="0.845361" calcext:value-type="float">
            <text:p>0.845361</text:p>
          </table:table-cell>
          <table:table-cell table:formula="of:=[.B30]*[.C30]" office:value-type="float" office:value="0.0286706719233" calcext:value-type="float">
            <text:p>0.0286706719233</text:p>
          </table:table-cell>
          <table:table-cell office:value-type="float" office:value="0.154639" calcext:value-type="float">
            <text:p>0.154639</text:p>
          </table:table-cell>
          <table:table-cell table:formula="of:=[.B30]*[.E30]" office:value-type="float" office:value="0.0052446280767" calcext:value-type="float">
            <text:p>0.00524462807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0]*[.L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01407" calcext:value-type="float">
            <text:p>0.201407</text:p>
          </table:table-cell>
          <table:table-cell table:formula="of:=1-[.E31]" office:value-type="float" office:value="0.97229" calcext:value-type="float">
            <text:p>0.97229</text:p>
          </table:table-cell>
          <table:table-cell table:formula="of:=[.B31]*[.C31]" office:value-type="float" office:value="0.19582601203" calcext:value-type="float">
            <text:p>0.19582601203</text:p>
          </table:table-cell>
          <table:table-cell office:value-type="float" office:value="0.02771" calcext:value-type="float">
            <text:p>0.02771</text:p>
          </table:table-cell>
          <table:table-cell table:formula="of:=[.B31]*[.E31]" office:value-type="float" office:value="0.00558098797" calcext:value-type="float">
            <text:p>0.005580987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1]*[.L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929106" calcext:value-type="float">
            <text:p>0.0929106</text:p>
          </table:table-cell>
          <table:table-cell table:formula="of:=1-[.E32]" office:value-type="float" office:value="0.965753" calcext:value-type="float">
            <text:p>0.965753</text:p>
          </table:table-cell>
          <table:table-cell table:formula="of:=[.B32]*[.C32]" office:value-type="float" office:value="0.0897286906818" calcext:value-type="float">
            <text:p>0.0897286906818</text:p>
          </table:table-cell>
          <table:table-cell office:value-type="float" office:value="0.034247" calcext:value-type="float">
            <text:p>0.034247</text:p>
          </table:table-cell>
          <table:table-cell table:formula="of:=[.B32]*[.E32]" office:value-type="float" office:value="0.0031819093182" calcext:value-type="float">
            <text:p>0.003181909318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]*[.L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820719" calcext:value-type="float">
            <text:p>0.0820719</text:p>
          </table:table-cell>
          <table:table-cell table:formula="of:=1-[.E33]" office:value-type="float" office:value="0.937668" calcext:value-type="float">
            <text:p>0.937668</text:p>
          </table:table-cell>
          <table:table-cell table:formula="of:=[.B33]*[.C33]" office:value-type="float" office:value="0.0769561943292" calcext:value-type="float">
            <text:p>0.0769561943292</text:p>
          </table:table-cell>
          <table:table-cell office:value-type="float" office:value="0.062332" calcext:value-type="float">
            <text:p>0.062332</text:p>
          </table:table-cell>
          <table:table-cell table:formula="of:=[.B33]*[.E33]" office:value-type="float" office:value="0.0051157056708" calcext:value-type="float">
            <text:p>0.00511570567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3]*[.L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758511" calcext:value-type="float">
            <text:p>0.0758511</text:p>
          </table:table-cell>
          <table:table-cell table:formula="of:=1-[.E34]" office:value-type="float" office:value="0.930889" calcext:value-type="float">
            <text:p>0.930889</text:p>
          </table:table-cell>
          <table:table-cell table:formula="of:=[.B34]*[.C34]" office:value-type="float" office:value="0.0706089546279" calcext:value-type="float">
            <text:p>0.0706089546279</text:p>
          </table:table-cell>
          <table:table-cell office:value-type="float" office:value="0.069111" calcext:value-type="float">
            <text:p>0.069111</text:p>
          </table:table-cell>
          <table:table-cell table:formula="of:=[.B34]*[.E34]" office:value-type="float" office:value="0.0052421453721" calcext:value-type="float">
            <text:p>0.00524214537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]*[.L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439392" calcext:value-type="float">
            <text:p>0.00439392</text:p>
          </table:table-cell>
          <table:table-cell table:formula="of:=1-[.E35]" office:value-type="float" office:value="0.897991" calcext:value-type="float">
            <text:p>0.897991</text:p>
          </table:table-cell>
          <table:table-cell table:formula="of:=[.B35]*[.C35]" office:value-type="float" office:value="0.00394570061472" calcext:value-type="float">
            <text:p>0.00394570061472</text:p>
          </table:table-cell>
          <table:table-cell office:value-type="float" office:value="0.102009" calcext:value-type="float">
            <text:p>0.102009</text:p>
          </table:table-cell>
          <table:table-cell table:formula="of:=[.B35]*[.E35]" office:value-type="float" office:value="0.00044821938528" calcext:value-type="float">
            <text:p>0.000448219385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5]*[.L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22:.B35])" office:value-type="float" office:value="0.84769285" calcext:value-type="float">
            <text:p>0.84769285</text:p>
          </table:table-cell>
          <table:table-cell/>
          <table:table-cell table:style-name="ce36" table:formula="of:=SUM([.D22:.D35])" office:value-type="float" office:value="0.70812670138606" calcext:value-type="float">
            <text:p>0.70812670138606</text:p>
          </table:table-cell>
          <table:table-cell/>
          <table:table-cell table:style-name="ce36" table:formula="of:=SUM([.F22:.F35])" office:value-type="float" office:value="0.13956614861394" calcext:value-type="float">
            <text:p>0.13956614861394</text:p>
          </table:table-cell>
          <table:table-cell table:number-columns-repeated="6"/>
          <table:table-cell table:style-name="ce38" table:formula="of:=SUM([.M22:.M35])" office:value-type="float" office:value="0.005968032438" calcext:value-type="float">
            <text:p>0.00596803243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0626127" calcext:value-type="float">
            <text:p>0.000626127</text:p>
          </table:table-cell>
          <table:table-cell table:formula="of:=1-[.E41]" office:value-type="float" office:value="0.235294" calcext:value-type="float">
            <text:p>0.235294</text:p>
          </table:table-cell>
          <table:table-cell table:formula="of:=[.B41]*[.C41]" office:value-type="float" office:value="0.000147323926338" calcext:value-type="float">
            <text:p>0.000147323926338</text:p>
          </table:table-cell>
          <table:table-cell office:value-type="float" office:value="0.764706" calcext:value-type="float">
            <text:p>0.764706</text:p>
          </table:table-cell>
          <table:table-cell table:formula="of:=[.B41]*[.E41]" office:value-type="float" office:value="0.000478803073662" calcext:value-type="float">
            <text:p>0.000478803073662</text:p>
          </table:table-cell>
          <table:table-cell office:value-type="float" office:value="0.0177" calcext:value-type="float">
            <text:p>0.0177</text:p>
          </table:table-cell>
          <table:table-cell table:style-name="ce37" table:formula="of:=[.G41]*(1-[.D55])" office:value-type="float" office:value="0.00502237827792534" calcext:value-type="float">
            <text:p>0.0050223782779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]*[.L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11301" calcext:value-type="float">
            <text:p>0.0111301</text:p>
          </table:table-cell>
          <table:table-cell table:formula="of:=1-[.E42]" office:value-type="float" office:value="0.341693" calcext:value-type="float">
            <text:p>0.341693</text:p>
          </table:table-cell>
          <table:table-cell table:formula="of:=[.B42]*[.C42]" office:value-type="float" office:value="0.0038030772593" calcext:value-type="float">
            <text:p>0.0038030772593</text:p>
          </table:table-cell>
          <table:table-cell office:value-type="float" office:value="0.658307" calcext:value-type="float">
            <text:p>0.658307</text:p>
          </table:table-cell>
          <table:table-cell table:formula="of:=[.B42]*[.E42]" office:value-type="float" office:value="0.0073270227407" calcext:value-type="float">
            <text:p>0.00732702274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2]*[.L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9028" calcext:value-type="float">
            <text:p>0.149028</text:p>
          </table:table-cell>
          <table:table-cell table:formula="of:=1-[.E43]" office:value-type="float" office:value="0.656457" calcext:value-type="float">
            <text:p>0.656457</text:p>
          </table:table-cell>
          <table:table-cell table:formula="of:=[.B43]*[.C43]" office:value-type="float" office:value="0.097830473796" calcext:value-type="float">
            <text:p>0.097830473796</text:p>
          </table:table-cell>
          <table:table-cell office:value-type="float" office:value="0.343543" calcext:value-type="float">
            <text:p>0.343543</text:p>
          </table:table-cell>
          <table:table-cell table:formula="of:=[.B43]*[.E43]" office:value-type="float" office:value="0.051197526204" calcext:value-type="float">
            <text:p>0.0511975262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3]*[.L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150177" calcext:value-type="float">
            <text:p>0.0150177</text:p>
          </table:table-cell>
          <table:table-cell table:formula="of:=1-[.E44]" office:value-type="float" office:value="0.712121" calcext:value-type="float">
            <text:p>0.712121</text:p>
          </table:table-cell>
          <table:table-cell table:formula="of:=[.B44]*[.C44]" office:value-type="float" office:value="0.0106944195417" calcext:value-type="float">
            <text:p>0.0106944195417</text:p>
          </table:table-cell>
          <table:table-cell office:value-type="float" office:value="0.287879" calcext:value-type="float">
            <text:p>0.287879</text:p>
          </table:table-cell>
          <table:table-cell table:formula="of:=[.B44]*[.E44]" office:value-type="float" office:value="0.0043232804583" calcext:value-type="float">
            <text:p>0.00432328045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4]*[.L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349603" calcext:value-type="float">
            <text:p>0.0349603</text:p>
          </table:table-cell>
          <table:table-cell table:formula="of:=1-[.E45]" office:value-type="float" office:value="0.634249" calcext:value-type="float">
            <text:p>0.634249</text:p>
          </table:table-cell>
          <table:table-cell table:formula="of:=[.B45]*[.C45]" office:value-type="float" office:value="0.0221735353147" calcext:value-type="float">
            <text:p>0.0221735353147</text:p>
          </table:table-cell>
          <table:table-cell office:value-type="float" office:value="0.365751" calcext:value-type="float">
            <text:p>0.365751</text:p>
          </table:table-cell>
          <table:table-cell table:formula="of:=[.B45]*[.E45]" office:value-type="float" office:value="0.0127867646853" calcext:value-type="float">
            <text:p>0.01278676468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5]*[.L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594167" calcext:value-type="float">
            <text:p>0.0594167</text:p>
          </table:table-cell>
          <table:table-cell table:formula="of:=1-[.E46]" office:value-type="float" office:value="0.646699" calcext:value-type="float">
            <text:p>0.646699</text:p>
          </table:table-cell>
          <table:table-cell table:formula="of:=[.B46]*[.C46]" office:value-type="float" office:value="0.0384247204733" calcext:value-type="float">
            <text:p>0.0384247204733</text:p>
          </table:table-cell>
          <table:table-cell office:value-type="float" office:value="0.353301" calcext:value-type="float">
            <text:p>0.353301</text:p>
          </table:table-cell>
          <table:table-cell table:formula="of:=[.B46]*[.E46]" office:value-type="float" office:value="0.0209919795267" calcext:value-type="float">
            <text:p>0.02099197952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6]*[.L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362313" calcext:value-type="float">
            <text:p>0.0362313</text:p>
          </table:table-cell>
          <table:table-cell table:formula="of:=1-[.E47]" office:value-type="float" office:value="0.668302" calcext:value-type="float">
            <text:p>0.668302</text:p>
          </table:table-cell>
          <table:table-cell table:formula="of:=[.B47]*[.C47]" office:value-type="float" office:value="0.0242134502526" calcext:value-type="float">
            <text:p>0.0242134502526</text:p>
          </table:table-cell>
          <table:table-cell office:value-type="float" office:value="0.331698" calcext:value-type="float">
            <text:p>0.331698</text:p>
          </table:table-cell>
          <table:table-cell table:formula="of:=[.B47]*[.E47]" office:value-type="float" office:value="0.0120178497474" calcext:value-type="float">
            <text:p>0.01201784974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7]*[.L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0831721" calcext:value-type="float">
            <text:p>0.00831721</text:p>
          </table:table-cell>
          <table:table-cell table:formula="of:=1-[.E48]" office:value-type="float" office:value="0.987654" calcext:value-type="float">
            <text:p>0.987654</text:p>
          </table:table-cell>
          <table:table-cell table:formula="of:=[.B48]*[.C48]" office:value-type="float" office:value="0.00821452572534" calcext:value-type="float">
            <text:p>0.00821452572534</text:p>
          </table:table-cell>
          <table:table-cell office:value-type="float" office:value="0.012346" calcext:value-type="float">
            <text:p>0.012346</text:p>
          </table:table-cell>
          <table:table-cell table:formula="of:=[.B48]*[.E48]" office:value-type="float" office:value="0.00010268427466" calcext:value-type="float">
            <text:p>0.000102684274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7944" calcext:value-type="float">
            <text:p>0.7944</text:p>
          </table:table-cell>
          <table:table-cell table:formula="of:=[.B48]*[.L48]" office:value-type="float" office:value="0.006607191624" calcext:value-type="float">
            <text:p>0.006607191624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561459" calcext:value-type="float">
            <text:p>0.0561459</text:p>
          </table:table-cell>
          <table:table-cell table:formula="of:=1-[.E49]" office:value-type="float" office:value="0.92228" calcext:value-type="float">
            <text:p>0.92228</text:p>
          </table:table-cell>
          <table:table-cell table:formula="of:=[.B49]*[.C49]" office:value-type="float" office:value="0.051782240652" calcext:value-type="float">
            <text:p>0.051782240652</text:p>
          </table:table-cell>
          <table:table-cell office:value-type="float" office:value="0.07772" calcext:value-type="float">
            <text:p>0.07772</text:p>
          </table:table-cell>
          <table:table-cell table:formula="of:=[.B49]*[.E49]" office:value-type="float" office:value="0.004363659348" calcext:value-type="float">
            <text:p>0.0043636593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9]*[.L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71655" calcext:value-type="float">
            <text:p>0.271655</text:p>
          </table:table-cell>
          <table:table-cell table:formula="of:=1-[.E50]" office:value-type="float" office:value="0.979131" calcext:value-type="float">
            <text:p>0.979131</text:p>
          </table:table-cell>
          <table:table-cell table:formula="of:=[.B50]*[.C50]" office:value-type="float" office:value="0.265985831805" calcext:value-type="float">
            <text:p>0.265985831805</text:p>
          </table:table-cell>
          <table:table-cell office:value-type="float" office:value="0.020869" calcext:value-type="float">
            <text:p>0.020869</text:p>
          </table:table-cell>
          <table:table-cell table:formula="of:=[.B50]*[.E50]" office:value-type="float" office:value="0.005669168195" calcext:value-type="float">
            <text:p>0.0056691681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0]*[.L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213257" calcext:value-type="float">
            <text:p>0.0213257</text:p>
          </table:table-cell>
          <table:table-cell table:formula="of:=1-[.E51]" office:value-type="float" office:value="0.948582" calcext:value-type="float">
            <text:p>0.948582</text:p>
          </table:table-cell>
          <table:table-cell table:formula="of:=[.B51]*[.C51]" office:value-type="float" office:value="0.0202291751574" calcext:value-type="float">
            <text:p>0.0202291751574</text:p>
          </table:table-cell>
          <table:table-cell office:value-type="float" office:value="0.051418" calcext:value-type="float">
            <text:p>0.051418</text:p>
          </table:table-cell>
          <table:table-cell table:formula="of:=[.B51]*[.E51]" office:value-type="float" office:value="0.0010965248426" calcext:value-type="float">
            <text:p>0.00109652484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1]*[.L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21618" calcext:value-type="float">
            <text:p>0.121618</text:p>
          </table:table-cell>
          <table:table-cell table:formula="of:=1-[.E52]" office:value-type="float" office:value="0.928115" calcext:value-type="float">
            <text:p>0.928115</text:p>
          </table:table-cell>
          <table:table-cell table:formula="of:=[.B52]*[.C52]" office:value-type="float" office:value="0.11287549007" calcext:value-type="float">
            <text:p>0.11287549007</text:p>
          </table:table-cell>
          <table:table-cell office:value-type="float" office:value="0.071885" calcext:value-type="float">
            <text:p>0.071885</text:p>
          </table:table-cell>
          <table:table-cell table:formula="of:=[.B52]*[.E52]" office:value-type="float" office:value="0.00874250993" calcext:value-type="float">
            <text:p>0.0087425099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2]*[.L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91737" calcext:value-type="float">
            <text:p>0.0591737</text:p>
          </table:table-cell>
          <table:table-cell table:formula="of:=1-[.E53]" office:value-type="float" office:value="0.941425" calcext:value-type="float">
            <text:p>0.941425</text:p>
          </table:table-cell>
          <table:table-cell table:formula="of:=[.B53]*[.C53]" office:value-type="float" office:value="0.0557076005225" calcext:value-type="float">
            <text:p>0.0557076005225</text:p>
          </table:table-cell>
          <table:table-cell office:value-type="float" office:value="0.058575" calcext:value-type="float">
            <text:p>0.058575</text:p>
          </table:table-cell>
          <table:table-cell table:formula="of:=[.B53]*[.E53]" office:value-type="float" office:value="0.0034660994775" calcext:value-type="float">
            <text:p>0.00346609947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3]*[.L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456045" calcext:value-type="float">
            <text:p>0.00456045</text:p>
          </table:table-cell>
          <table:table-cell table:formula="of:=1-[.E54]" office:value-type="float" office:value="0.913934" calcext:value-type="float">
            <text:p>0.913934</text:p>
          </table:table-cell>
          <table:table-cell table:formula="of:=[.B54]*[.C54]" office:value-type="float" office:value="0.0041679503103" calcext:value-type="float">
            <text:p>0.0041679503103</text:p>
          </table:table-cell>
          <table:table-cell office:value-type="float" office:value="0.086066" calcext:value-type="float">
            <text:p>0.086066</text:p>
          </table:table-cell>
          <table:table-cell table:formula="of:=[.B54]*[.E54]" office:value-type="float" office:value="0.0003924996897" calcext:value-type="float">
            <text:p>0.00039249968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4]*[.L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41:.B54])" office:value-type="float" office:value="0.849206187" calcext:value-type="float">
            <text:p>0.849206187</text:p>
          </table:table-cell>
          <table:table-cell/>
          <table:table-cell table:style-name="ce36" table:formula="of:=SUM([.D41:.D54])" office:value-type="float" office:value="0.716249814806478" calcext:value-type="float">
            <text:p>0.716249814806478</text:p>
          </table:table-cell>
          <table:table-cell/>
          <table:table-cell table:style-name="ce36" table:formula="of:=SUM([.F41:.F54])" office:value-type="float" office:value="0.132956372193522" calcext:value-type="float">
            <text:p>0.132956372193522</text:p>
          </table:table-cell>
          <table:table-cell table:number-columns-repeated="6"/>
          <table:table-cell table:style-name="ce38" table:formula="of:=SUM([.M41:.M54])" office:value-type="float" office:value="0.006607191624" calcext:value-type="float">
            <text:p>0.00660719162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215222" calcext:value-type="float">
            <text:p>0.0215222</text:p>
          </table:table-cell>
          <table:table-cell table:formula="of:=1-[.E60]" office:value-type="float" office:value="0.397394" calcext:value-type="float">
            <text:p>0.397394</text:p>
          </table:table-cell>
          <table:table-cell table:formula="of:=[.B60]*[.C60]" office:value-type="float" office:value="0.0085527931468" calcext:value-type="float">
            <text:p>0.0085527931468</text:p>
          </table:table-cell>
          <table:table-cell office:value-type="float" office:value="0.602606" calcext:value-type="float">
            <text:p>0.602606</text:p>
          </table:table-cell>
          <table:table-cell table:formula="of:=[.B60]*[.E60]" office:value-type="float" office:value="0.0129694068532" calcext:value-type="float">
            <text:p>0.0129694068532</text:p>
          </table:table-cell>
          <table:table-cell office:value-type="float" office:value="0.0194" calcext:value-type="float">
            <text:p>0.0194</text:p>
          </table:table-cell>
          <table:table-cell table:style-name="ce37" table:formula="of:=[.G60]*(1-[.D74])" office:value-type="float" office:value="0.00655231371831225" calcext:value-type="float">
            <text:p>0.0065523137183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]*[.L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58067" calcext:value-type="float">
            <text:p>0.0158067</text:p>
          </table:table-cell>
          <table:table-cell table:formula="of:=1-[.E61]" office:value-type="float" office:value="0.336134" calcext:value-type="float">
            <text:p>0.336134</text:p>
          </table:table-cell>
          <table:table-cell table:formula="of:=[.B61]*[.C61]" office:value-type="float" office:value="0.0053131692978" calcext:value-type="float">
            <text:p>0.0053131692978</text:p>
          </table:table-cell>
          <table:table-cell office:value-type="float" office:value="0.663866" calcext:value-type="float">
            <text:p>0.663866</text:p>
          </table:table-cell>
          <table:table-cell table:formula="of:=[.B61]*[.E61]" office:value-type="float" office:value="0.0104935307022" calcext:value-type="float">
            <text:p>0.01049353070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1]*[.L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7187" calcext:value-type="float">
            <text:p>0.17187</text:p>
          </table:table-cell>
          <table:table-cell table:formula="of:=1-[.E62]" office:value-type="float" office:value="0.694391" calcext:value-type="float">
            <text:p>0.694391</text:p>
          </table:table-cell>
          <table:table-cell table:formula="of:=[.B62]*[.C62]" office:value-type="float" office:value="0.11934498117" calcext:value-type="float">
            <text:p>0.11934498117</text:p>
          </table:table-cell>
          <table:table-cell office:value-type="float" office:value="0.305609" calcext:value-type="float">
            <text:p>0.305609</text:p>
          </table:table-cell>
          <table:table-cell table:formula="of:=[.B62]*[.E62]" office:value-type="float" office:value="0.05252501883" calcext:value-type="float">
            <text:p>0.052525018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2]*[.L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740923" calcext:value-type="float">
            <text:p>0.0740923</text:p>
          </table:table-cell>
          <table:table-cell table:formula="of:=1-[.E63]" office:value-type="float" office:value="0.780441" calcext:value-type="float">
            <text:p>0.780441</text:p>
          </table:table-cell>
          <table:table-cell table:formula="of:=[.B63]*[.C63]" office:value-type="float" office:value="0.0578246687043" calcext:value-type="float">
            <text:p>0.0578246687043</text:p>
          </table:table-cell>
          <table:table-cell office:value-type="float" office:value="0.219559" calcext:value-type="float">
            <text:p>0.219559</text:p>
          </table:table-cell>
          <table:table-cell table:formula="of:=[.B63]*[.E63]" office:value-type="float" office:value="0.0162676312957" calcext:value-type="float">
            <text:p>0.01626763129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3]*[.L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26038" calcext:value-type="float">
            <text:p>0.0226038</text:p>
          </table:table-cell>
          <table:table-cell table:formula="of:=1-[.E64]" office:value-type="float" office:value="0.631707" calcext:value-type="float">
            <text:p>0.631707</text:p>
          </table:table-cell>
          <table:table-cell table:formula="of:=[.B64]*[.C64]" office:value-type="float" office:value="0.0142789786866" calcext:value-type="float">
            <text:p>0.0142789786866</text:p>
          </table:table-cell>
          <table:table-cell office:value-type="float" office:value="0.368293" calcext:value-type="float">
            <text:p>0.368293</text:p>
          </table:table-cell>
          <table:table-cell table:formula="of:=[.B64]*[.E64]" office:value-type="float" office:value="0.0083248213134" calcext:value-type="float">
            <text:p>0.00832482131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4]*[.L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294501" calcext:value-type="float">
            <text:p>0.0294501</text:p>
          </table:table-cell>
          <table:table-cell table:formula="of:=1-[.E65]" office:value-type="float" office:value="0.647826" calcext:value-type="float">
            <text:p>0.647826</text:p>
          </table:table-cell>
          <table:table-cell table:formula="of:=[.B65]*[.C65]" office:value-type="float" office:value="0.0190785404826" calcext:value-type="float">
            <text:p>0.0190785404826</text:p>
          </table:table-cell>
          <table:table-cell office:value-type="float" office:value="0.352174" calcext:value-type="float">
            <text:p>0.352174</text:p>
          </table:table-cell>
          <table:table-cell table:formula="of:=[.B65]*[.E65]" office:value-type="float" office:value="0.0103715595174" calcext:value-type="float">
            <text:p>0.01037155951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5]*[.L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257873" calcext:value-type="float">
            <text:p>0.0257873</text:p>
          </table:table-cell>
          <table:table-cell table:formula="of:=1-[.E66]" office:value-type="float" office:value="0.68894" calcext:value-type="float">
            <text:p>0.68894</text:p>
          </table:table-cell>
          <table:table-cell table:formula="of:=[.B66]*[.C66]" office:value-type="float" office:value="0.017765902462" calcext:value-type="float">
            <text:p>0.017765902462</text:p>
          </table:table-cell>
          <table:table-cell office:value-type="float" office:value="0.31106" calcext:value-type="float">
            <text:p>0.31106</text:p>
          </table:table-cell>
          <table:table-cell table:formula="of:=[.B66]*[.E66]" office:value-type="float" office:value="0.008021397538" calcext:value-type="float">
            <text:p>0.0080213975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6]*[.L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80489" calcext:value-type="float">
            <text:p>0.0280489</text:p>
          </table:table-cell>
          <table:table-cell table:formula="of:=1-[.E67]" office:value-type="float" office:value="0.861614" calcext:value-type="float">
            <text:p>0.861614</text:p>
          </table:table-cell>
          <table:table-cell table:formula="of:=[.B67]*[.C67]" office:value-type="float" office:value="0.0241673249246" calcext:value-type="float">
            <text:p>0.0241673249246</text:p>
          </table:table-cell>
          <table:table-cell office:value-type="float" office:value="0.138386" calcext:value-type="float">
            <text:p>0.138386</text:p>
          </table:table-cell>
          <table:table-cell table:formula="of:=[.B67]*[.E67]" office:value-type="float" office:value="0.0038815750754" calcext:value-type="float">
            <text:p>0.00388157507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4625" calcext:value-type="float">
            <text:p>0.4625</text:p>
          </table:table-cell>
          <table:table-cell table:formula="of:=[.B67]*[.L67]" office:value-type="float" office:value="0.01297261625" calcext:value-type="float">
            <text:p>0.01297261625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505912" calcext:value-type="float">
            <text:p>0.0505912</text:p>
          </table:table-cell>
          <table:table-cell table:formula="of:=1-[.E68]" office:value-type="float" office:value="0.902019" calcext:value-type="float">
            <text:p>0.902019</text:p>
          </table:table-cell>
          <table:table-cell table:formula="of:=[.B68]*[.C68]" office:value-type="float" office:value="0.0456342236328" calcext:value-type="float">
            <text:p>0.0456342236328</text:p>
          </table:table-cell>
          <table:table-cell office:value-type="float" office:value="0.097981" calcext:value-type="float">
            <text:p>0.097981</text:p>
          </table:table-cell>
          <table:table-cell table:formula="of:=[.B68]*[.E68]" office:value-type="float" office:value="0.0049569763672" calcext:value-type="float">
            <text:p>0.00495697636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8]*[.L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3527" calcext:value-type="float">
            <text:p>0.193527</text:p>
          </table:table-cell>
          <table:table-cell table:formula="of:=1-[.E69]" office:value-type="float" office:value="0.942832" calcext:value-type="float">
            <text:p>0.942832</text:p>
          </table:table-cell>
          <table:table-cell table:formula="of:=[.B69]*[.C69]" office:value-type="float" office:value="0.182463448464" calcext:value-type="float">
            <text:p>0.182463448464</text:p>
          </table:table-cell>
          <table:table-cell office:value-type="float" office:value="0.057168" calcext:value-type="float">
            <text:p>0.057168</text:p>
          </table:table-cell>
          <table:table-cell table:formula="of:=[.B69]*[.E69]" office:value-type="float" office:value="0.011063551536" calcext:value-type="float">
            <text:p>0.0110635515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9]*[.L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981219" calcext:value-type="float">
            <text:p>0.0981219</text:p>
          </table:table-cell>
          <table:table-cell table:formula="of:=1-[.E70]" office:value-type="float" office:value="0.917344" calcext:value-type="float">
            <text:p>0.917344</text:p>
          </table:table-cell>
          <table:table-cell table:formula="of:=[.B70]*[.C70]" office:value-type="float" office:value="0.0900115362336" calcext:value-type="float">
            <text:p>0.0900115362336</text:p>
          </table:table-cell>
          <table:table-cell office:value-type="float" office:value="0.082656" calcext:value-type="float">
            <text:p>0.082656</text:p>
          </table:table-cell>
          <table:table-cell table:formula="of:=[.B70]*[.E70]" office:value-type="float" office:value="0.0081103637664" calcext:value-type="float">
            <text:p>0.00811036376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0]*[.L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525701" calcext:value-type="float">
            <text:p>0.0525701</text:p>
          </table:table-cell>
          <table:table-cell table:formula="of:=1-[.E71]" office:value-type="float" office:value="0.855642" calcext:value-type="float">
            <text:p>0.855642</text:p>
          </table:table-cell>
          <table:table-cell table:formula="of:=[.B71]*[.C71]" office:value-type="float" office:value="0.0449811855042" calcext:value-type="float">
            <text:p>0.0449811855042</text:p>
          </table:table-cell>
          <table:table-cell office:value-type="float" office:value="0.144358" calcext:value-type="float">
            <text:p>0.144358</text:p>
          </table:table-cell>
          <table:table-cell table:formula="of:=[.B71]*[.E71]" office:value-type="float" office:value="0.0075889144958" calcext:value-type="float">
            <text:p>0.00758891449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1]*[.L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360874" calcext:value-type="float">
            <text:p>0.0360874</text:p>
          </table:table-cell>
          <table:table-cell table:formula="of:=1-[.E72]" office:value-type="float" office:value="0.860914" calcext:value-type="float">
            <text:p>0.860914</text:p>
          </table:table-cell>
          <table:table-cell table:formula="of:=[.B72]*[.C72]" office:value-type="float" office:value="0.0310681478836" calcext:value-type="float">
            <text:p>0.0310681478836</text:p>
          </table:table-cell>
          <table:table-cell office:value-type="float" office:value="0.139086" calcext:value-type="float">
            <text:p>0.139086</text:p>
          </table:table-cell>
          <table:table-cell table:formula="of:=[.B72]*[.E72]" office:value-type="float" office:value="0.0050192521164" calcext:value-type="float">
            <text:p>0.00501925211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2]*[.L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23703" calcext:value-type="float">
            <text:p>0.00223703</text:p>
          </table:table-cell>
          <table:table-cell table:formula="of:=1-[.E73]" office:value-type="float" office:value="0.789873" calcext:value-type="float">
            <text:p>0.789873</text:p>
          </table:table-cell>
          <table:table-cell table:formula="of:=[.B73]*[.C73]" office:value-type="float" office:value="0.00176696959719" calcext:value-type="float">
            <text:p>0.00176696959719</text:p>
          </table:table-cell>
          <table:table-cell office:value-type="float" office:value="0.210127" calcext:value-type="float">
            <text:p>0.210127</text:p>
          </table:table-cell>
          <table:table-cell table:formula="of:=[.B73]*[.E73]" office:value-type="float" office:value="0.00047006040281" calcext:value-type="float">
            <text:p>0.0004700604028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73]*[.L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60:.B73])" office:value-type="float" office:value="0.82231593" calcext:value-type="float">
            <text:p>0.82231593</text:p>
          </table:table-cell>
          <table:table-cell/>
          <table:table-cell table:style-name="ce36" table:formula="of:=SUM([.D60:.D73])" office:value-type="float" office:value="0.66225187019009" calcext:value-type="float">
            <text:p>0.66225187019009</text:p>
          </table:table-cell>
          <table:table-cell/>
          <table:table-cell table:style-name="ce36" table:formula="of:=SUM([.F60:.F73])" office:value-type="float" office:value="0.16006405980991" calcext:value-type="float">
            <text:p>0.16006405980991</text:p>
          </table:table-cell>
          <table:table-cell table:number-columns-repeated="6"/>
          <table:table-cell table:style-name="ce38" table:formula="of:=SUM([.M60:.M73])" office:value-type="float" office:value="0.01297261625" calcext:value-type="float">
            <text:p>0.01297261625</text:p>
          </table:table-cell>
        </table:table-row>
      </table:table>
      <table:table table:name="g5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gmulti=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227157" calcext:value-type="float">
            <text:p>0.227157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145786" calcext:value-type="float">
            <text:p>0.145786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0215256" calcext:value-type="float">
            <text:p>0.0215256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210246" calcext:value-type="float">
            <text:p>0.210246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656281" calcext:value-type="float">
            <text:p>0.0656281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126956" calcext:value-type="float">
            <text:p>0.126956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0709832" calcext:value-type="float">
            <text:p>0.0709832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0583847" calcext:value-type="float">
            <text:p>0.0583847</text:p>
          </table:table-cell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375373" calcext:value-type="float">
            <text:p>0.0375373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663026" calcext:value-type="float">
            <text:p>0.0663026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278466" calcext:value-type="float">
            <text:p>0.0278466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507346" calcext:value-type="float">
            <text:p>0.0507346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554082" calcext:value-type="float">
            <text:p>0.0554082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514275" calcext:value-type="float">
            <text:p>0.0514275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838387" calcext:value-type="float">
            <text:p>0.0838387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364619" calcext:value-type="float">
            <text:p>0.0364619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07226" calcext:value-type="float">
            <text:p>0.107226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422011" calcext:value-type="float">
            <text:p>0.0422011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121295" calcext:value-type="float">
            <text:p>0.0121295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455583" calcext:value-type="float">
            <text:p>0.0455583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285328" calcext:value-type="float">
            <text:p>0.0285328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257726" calcext:value-type="float">
            <text:p>0.0257726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539848" calcext:value-type="float">
            <text:p>0.0539848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136637" calcext:value-type="float">
            <text:p>0.0136637</text:p>
          </table:table-cell>
        </table:table-row>
        <table:table-row table:style-name="ro1">
          <table:table-cell office:value-type="string" calcext:value-type="string">
            <text:p>#1122</text:p>
          </table:table-cell>
          <table:table-cell office:value-type="float" office:value="0.0603524" calcext:value-type="float">
            <text:p>0.0603524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97503" calcext:value-type="float">
            <text:p>0.0297503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02016" calcext:value-type="float">
            <text:p>0.0202016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05907" calcext:value-type="float">
            <text:p>0.0205907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141421" calcext:value-type="float">
            <text:p>0.0141421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249017" calcext:value-type="float">
            <text:p>0.0249017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21611" calcext:value-type="float">
            <text:p>0.021611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124077" calcext:value-type="float">
            <text:p>0.0124077</text:p>
          </table:table-cell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314606" calcext:value-type="float">
            <text:p>0.0314606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675736" calcext:value-type="float">
            <text:p>0.0675736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411719" calcext:value-type="float">
            <text:p>0.0411719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436553" calcext:value-type="float">
            <text:p>0.0436553</text:p>
          </table:table-cell>
        </table:table-row>
        <table:table-row table:style-name="ro1">
          <table:table-cell office:value-type="string" calcext:value-type="string">
            <text:p>#1221</text:p>
          </table:table-cell>
          <table:table-cell office:value-type="float" office:value="0.0438626" calcext:value-type="float">
            <text:p>0.0438626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478264" calcext:value-type="float">
            <text:p>0.0478264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873836" calcext:value-type="float">
            <text:p>0.0873836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25196" calcext:value-type="float">
            <text:p>0.025196</text:p>
          </table:table-cell>
        </table:table-row>
        <table:table-row table:style-name="ro1">
          <table:table-cell office:value-type="string" calcext:value-type="string">
            <text:p>#1222</text:p>
          </table:table-cell>
          <table:table-cell office:value-type="float" office:value="0.0404928" calcext:value-type="float">
            <text:p>0.0404928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618071" calcext:value-type="float">
            <text:p>0.0618071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881524" calcext:value-type="float">
            <text:p>0.0881524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280886" calcext:value-type="float">
            <text:p>0.0280886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209093" calcext:value-type="float">
            <text:p>0.0209093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263845" calcext:value-type="float">
            <text:p>0.0263845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284445" calcext:value-type="float">
            <text:p>0.0284445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986527" calcext:value-type="float">
            <text:p>0.0986527</text:p>
          </table:table-cell>
        </table:table-row>
        <table:table-row table:style-name="ro1">
          <table:table-cell office:value-type="string" calcext:value-type="string">
            <text:p>#2121</text:p>
          </table:table-cell>
          <table:table-cell office:value-type="float" office:value="0.0659319" calcext:value-type="float">
            <text:p>0.0659319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0669852" calcext:value-type="float">
            <text:p>0.0669852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182455" calcext:value-type="float">
            <text:p>0.182455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064208" calcext:value-type="float">
            <text:p>0.064208</text:p>
          </table:table-cell>
        </table:table-row>
        <table:table-row table:style-name="ro1">
          <table:table-cell office:value-type="string" calcext:value-type="string">
            <text:p>#2212</text:p>
          </table:table-cell>
          <table:table-cell office:value-type="float" office:value="0.00513755" calcext:value-type="float">
            <text:p>0.00513755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178172" calcext:value-type="float">
            <text:p>0.0178172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141796" calcext:value-type="float">
            <text:p>0.0141796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208952" calcext:value-type="float">
            <text:p>0.0208952</text:p>
          </table:table-cell>
        </table:table-row>
        <table:table-row table:style-name="ro1">
          <table:table-cell office:value-type="string" calcext:value-type="string">
            <text:p>#2221</text:p>
          </table:table-cell>
          <table:table-cell office:value-type="float" office:value="0.013203" calcext:value-type="float">
            <text:p>0.013203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13157" calcext:value-type="float">
            <text:p>0.013157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353635" calcext:value-type="float">
            <text:p>0.0353635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100099" calcext:value-type="float">
            <text:p>0.0100099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233123" calcext:value-type="float">
            <text:p>0.0233123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417304" calcext:value-type="float">
            <text:p>0.0417304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689331" calcext:value-type="float">
            <text:p>0.0689331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170511" calcext:value-type="float">
            <text:p>0.01705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9"/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0])" office:value-type="float" office:value="0.84029395" calcext:value-type="float">
            <text:p>0.84029395</text:p>
          </table:table-cell>
          <table:table-cell/>
          <table:table-cell office:value-type="string" calcext:value-type="string">
            <text:p>SUM</text:p>
          </table:table-cell>
          <table:table-cell table:formula="of:=SUM([.E3:.E20])" office:value-type="float" office:value="0.8563792" calcext:value-type="float">
            <text:p>0.8563792</text:p>
          </table:table-cell>
          <table:table-cell/>
          <table:table-cell office:value-type="string" calcext:value-type="string">
            <text:p>SUM</text:p>
          </table:table-cell>
          <table:table-cell table:formula="of:=SUM([.H3:.H20])" office:value-type="float" office:value="0.8582046" calcext:value-type="float">
            <text:p>0.8582046</text:p>
          </table:table-cell>
          <table:table-cell/>
          <table:table-cell office:value-type="string" calcext:value-type="string">
            <text:p>SUM</text:p>
          </table:table-cell>
          <table:table-cell table:formula="of:=SUM([.K3:.K20])" office:value-type="float" office:value="0.7558044" calcext:value-type="float">
            <text:p>0.7558044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3"/>
          <table:table-cell table:style-name="ce39"/>
          <table:table-cell table:number-columns-repeated="7"/>
        </table:table-row>
      </table:table>
      <table:table table:name="g4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multi=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236614" calcext:value-type="float">
            <text:p>0.236614</text:p>
          </table:table-cell>
          <table:table-cell table:formula="of:=1-[.E3]" office:value-type="float" office:value="0.86487" calcext:value-type="float">
            <text:p>0.86487</text:p>
          </table:table-cell>
          <table:table-cell table:formula="of:=[.C3]*[.B3]" office:value-type="float" office:value="0.20464035018" calcext:value-type="float">
            <text:p>0.20464035018</text:p>
          </table:table-cell>
          <table:table-cell office:value-type="float" office:value="0.13513" calcext:value-type="float">
            <text:p>0.13513</text:p>
          </table:table-cell>
          <table:table-cell table:formula="of:=[.B3]*[.E3]" office:value-type="float" office:value="0.03197364982" calcext:value-type="float">
            <text:p>0.03197364982</text:p>
          </table:table-cell>
          <table:table-cell office:value-type="float" office:value="0.0679" calcext:value-type="float">
            <text:p>0.0679</text:p>
          </table:table-cell>
          <table:table-cell table:style-name="ce41" table:formula="of:=[.G3]*(1-[.D11])" office:value-type="float" office:value="0.0157391045233166" calcext:value-type="float">
            <text:p>0.015739104523317</text:p>
          </table:table-cell>
          <table:table-cell/>
          <table:table-cell office:value-type="float" office:value="0.4068" calcext:value-type="float">
            <text:p>0.4068</text:p>
          </table:table-cell>
          <table:table-cell table:formula="of:=[.B3]*[.J3]" office:value-type="float" office:value="0.0962545752" calcext:value-type="float">
            <text:p>0.0962545752</text:p>
          </table:table-cell>
          <table:table-cell office:value-type="float" office:value="0" calcext:value-type="float">
            <text:p>0</text:p>
          </table:table-cell>
          <table:table-cell table:formula="of:=[.B3]*[.L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45493" calcext:value-type="float">
            <text:p>0.0945493</text:p>
          </table:table-cell>
          <table:table-cell table:formula="of:=1-[.E4]" office:value-type="float" office:value="0.800132" calcext:value-type="float">
            <text:p>0.800132</text:p>
          </table:table-cell>
          <table:table-cell table:formula="of:=[.C4]*[.B4]" office:value-type="float" office:value="0.0756519205076" calcext:value-type="float">
            <text:p>0.0756519205076</text:p>
          </table:table-cell>
          <table:table-cell office:value-type="float" office:value="0.199868" calcext:value-type="float">
            <text:p>0.199868</text:p>
          </table:table-cell>
          <table:table-cell table:formula="of:=[.B4]*[.E4]" office:value-type="float" office:value="0.0188973794924" calcext:value-type="float">
            <text:p>0.0188973794924</text:p>
          </table:table-cell>
          <table:table-cell table:number-columns-repeated="3"/>
          <table:table-cell office:value-type="float" office:value="0.8637" calcext:value-type="float">
            <text:p>0.8637</text:p>
          </table:table-cell>
          <table:table-cell table:formula="of:=[.B4]*[.J4]" office:value-type="float" office:value="0.08166223041" calcext:value-type="float">
            <text:p>0.08166223041</text:p>
          </table:table-cell>
          <table:table-cell office:value-type="float" office:value="0" calcext:value-type="float">
            <text:p>0</text:p>
          </table:table-cell>
          <table:table-cell table:formula="of:=[.B4]*[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33914" calcext:value-type="float">
            <text:p>0.133914</text:p>
          </table:table-cell>
          <table:table-cell table:formula="of:=1-[.E5]" office:value-type="float" office:value="0.741261" calcext:value-type="float">
            <text:p>0.741261</text:p>
          </table:table-cell>
          <table:table-cell table:formula="of:=[.C5]*[.B5]" office:value-type="float" office:value="0.099265225554" calcext:value-type="float">
            <text:p>0.099265225554</text:p>
          </table:table-cell>
          <table:table-cell office:value-type="float" office:value="0.258739" calcext:value-type="float">
            <text:p>0.258739</text:p>
          </table:table-cell>
          <table:table-cell table:formula="of:=[.B5]*[.E5]" office:value-type="float" office:value="0.034648774446" calcext:value-type="float">
            <text:p>0.034648774446</text:p>
          </table:table-cell>
          <table:table-cell table:number-columns-repeated="3"/>
          <table:table-cell office:value-type="float" office:value="0.4273" calcext:value-type="float">
            <text:p>0.4273</text:p>
          </table:table-cell>
          <table:table-cell table:formula="of:=[.B5]*[.J5]" office:value-type="float" office:value="0.0572214522" calcext:value-type="float">
            <text:p>0.0572214522</text:p>
          </table:table-cell>
          <table:table-cell office:value-type="float" office:value="0" calcext:value-type="float">
            <text:p>0</text:p>
          </table:table-cell>
          <table:table-cell table:formula="of:=[.B5]*[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792" calcext:value-type="float">
            <text:p>0.14792</text:p>
          </table:table-cell>
          <table:table-cell table:formula="of:=1-[.E6]" office:value-type="float" office:value="0.709715" calcext:value-type="float">
            <text:p>0.709715</text:p>
          </table:table-cell>
          <table:table-cell table:formula="of:=[.C6]*[.B6]" office:value-type="float" office:value="0.1049810428" calcext:value-type="float">
            <text:p>0.1049810428</text:p>
          </table:table-cell>
          <table:table-cell office:value-type="float" office:value="0.290285" calcext:value-type="float">
            <text:p>0.290285</text:p>
          </table:table-cell>
          <table:table-cell table:formula="of:=[.B6]*[.E6]" office:value-type="float" office:value="0.0429389572" calcext:value-type="float">
            <text:p>0.04293895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]*[.J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*[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93608" calcext:value-type="float">
            <text:p>0.0293608</text:p>
          </table:table-cell>
          <table:table-cell table:formula="of:=1-[.E7]" office:value-type="float" office:value="0.919172" calcext:value-type="float">
            <text:p>0.919172</text:p>
          </table:table-cell>
          <table:table-cell table:formula="of:=[.C7]*[.B7]" office:value-type="float" office:value="0.0269876252576" calcext:value-type="float">
            <text:p>0.0269876252576</text:p>
          </table:table-cell>
          <table:table-cell office:value-type="float" office:value="0.080828" calcext:value-type="float">
            <text:p>0.080828</text:p>
          </table:table-cell>
          <table:table-cell table:formula="of:=[.B7]*[.E7]" office:value-type="float" office:value="0.0023731747424" calcext:value-type="float">
            <text:p>0.00237317474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]*[.J7]" office:value-type="float" office:value="0" calcext:value-type="float">
            <text:p>0</text:p>
          </table:table-cell>
          <table:table-cell office:value-type="float" office:value="0.5503" calcext:value-type="float">
            <text:p>0.5503</text:p>
          </table:table-cell>
          <table:table-cell table:formula="of:=[.B7]*[.L7]" office:value-type="float" office:value="0.01615724824" calcext:value-type="float">
            <text:p>0.01615724824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701828" calcext:value-type="float">
            <text:p>0.0701828</text:p>
          </table:table-cell>
          <table:table-cell table:formula="of:=1-[.E8]" office:value-type="float" office:value="0.948818" calcext:value-type="float">
            <text:p>0.948818</text:p>
          </table:table-cell>
          <table:table-cell table:formula="of:=[.C8]*[.B8]" office:value-type="float" office:value="0.0665907039304" calcext:value-type="float">
            <text:p>0.0665907039304</text:p>
          </table:table-cell>
          <table:table-cell office:value-type="float" office:value="0.051182" calcext:value-type="float">
            <text:p>0.051182</text:p>
          </table:table-cell>
          <table:table-cell table:formula="of:=[.B8]*[.E8]" office:value-type="float" office:value="0.0035920960696" calcext:value-type="float">
            <text:p>0.00359209606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8]*[.J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*[.L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4394" calcext:value-type="float">
            <text:p>0.194394</text:p>
          </table:table-cell>
          <table:table-cell table:formula="of:=1-[.E9]" office:value-type="float" office:value="0.975896" calcext:value-type="float">
            <text:p>0.975896</text:p>
          </table:table-cell>
          <table:table-cell table:formula="of:=[.C9]*[.B9]" office:value-type="float" office:value="0.189708327024" calcext:value-type="float">
            <text:p>0.189708327024</text:p>
          </table:table-cell>
          <table:table-cell office:value-type="float" office:value="0.024104" calcext:value-type="float">
            <text:p>0.024104</text:p>
          </table:table-cell>
          <table:table-cell table:formula="of:=[.B9]*[.E9]" office:value-type="float" office:value="0.004685672976" calcext:value-type="float">
            <text:p>0.0046856729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9]*[.J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*[.L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398653" calcext:value-type="float">
            <text:p>0.000398653</text:p>
          </table:table-cell>
          <table:table-cell table:formula="of:=1-[.E10]" office:value-type="float" office:value="0.944444" calcext:value-type="float">
            <text:p>0.944444</text:p>
          </table:table-cell>
          <table:table-cell table:formula="of:=[.C10]*[.B10]" office:value-type="float" office:value="0.000376505433932" calcext:value-type="float">
            <text:p>0.000376505433932</text:p>
          </table:table-cell>
          <table:table-cell office:value-type="float" office:value="0.055556" calcext:value-type="float">
            <text:p>0.055556</text:p>
          </table:table-cell>
          <table:table-cell table:formula="of:=[.B10]*[.E10]" office:value-type="float" office:value="0.000022147566068" calcext:value-type="float">
            <text:p>2.2147566068E-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0]*[.J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*[.L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3:.B10])" office:value-type="float" office:value="0.907333553" calcext:value-type="float">
            <text:p>0.907333553</text:p>
          </table:table-cell>
          <table:table-cell/>
          <table:table-cell table:style-name="ce37" table:formula="of:=SUM([.D3:.D10])" office:value-type="float" office:value="0.768201700687532" calcext:value-type="float">
            <text:p>0.768201700687532</text:p>
          </table:table-cell>
          <table:table-cell/>
          <table:table-cell table:style-name="ce40" table:formula="of:=SUM([.F3:.F10])" office:value-type="float" office:value="0.139131852312468" calcext:value-type="float">
            <text:p>0.139131852312468</text:p>
          </table:table-cell>
          <table:table-cell table:number-columns-repeated="4"/>
          <table:table-cell table:style-name="ce38" table:formula="of:=SUM([.K3:.K10])" office:value-type="float" office:value="0.23513825781" calcext:value-type="float">
            <text:p>0.23513825781</text:p>
          </table:table-cell>
          <table:table-cell/>
          <table:table-cell table:style-name="ce38" table:formula="of:=SUM([.M3:.M10])" office:value-type="float" office:value="0.01615724824" calcext:value-type="float">
            <text:p>0.0161572482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934634" calcext:value-type="float">
            <text:p>0.0934634</text:p>
          </table:table-cell>
          <table:table-cell table:formula="of:=1-[.E16]" office:value-type="float" office:value="0.844636" calcext:value-type="float">
            <text:p>0.844636</text:p>
          </table:table-cell>
          <table:table-cell table:formula="of:=[.B16]*[.C16]" office:value-type="float" office:value="0.0789425523224" calcext:value-type="float">
            <text:p>0.0789425523224</text:p>
          </table:table-cell>
          <table:table-cell office:value-type="float" office:value="0.155364" calcext:value-type="float">
            <text:p>0.155364</text:p>
          </table:table-cell>
          <table:table-cell table:formula="of:=[.B16]*[.E16]" office:value-type="float" office:value="0.0145208476776" calcext:value-type="float">
            <text:p>0.0145208476776</text:p>
          </table:table-cell>
          <table:table-cell office:value-type="float" office:value="0.0698" calcext:value-type="float">
            <text:p>0.0698</text:p>
          </table:table-cell>
          <table:table-cell table:style-name="ce41" table:formula="of:=[.G16]*(1-[.D24])" office:value-type="float" office:value="0.0159021539875617" calcext:value-type="float">
            <text:p>0.015902153987562</text:p>
          </table:table-cell>
          <table:table-cell/>
          <table:table-cell office:value-type="float" office:value="0.326" calcext:value-type="float">
            <text:p>0.326</text:p>
          </table:table-cell>
          <table:table-cell table:formula="of:=[.B16]*[.J16]" office:value-type="float" office:value="0.0304690684" calcext:value-type="float">
            <text:p>0.0304690684</text:p>
          </table:table-cell>
          <table:table-cell office:value-type="float" office:value="0" calcext:value-type="float">
            <text:p>0</text:p>
          </table:table-cell>
          <table:table-cell table:formula="of:=[.B16]*[.L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9562" calcext:value-type="float">
            <text:p>0.169562</text:p>
          </table:table-cell>
          <table:table-cell table:formula="of:=1-[.E17]" office:value-type="float" office:value="0.740907" calcext:value-type="float">
            <text:p>0.740907</text:p>
          </table:table-cell>
          <table:table-cell table:formula="of:=[.B17]*[.C17]" office:value-type="float" office:value="0.125629672734" calcext:value-type="float">
            <text:p>0.125629672734</text:p>
          </table:table-cell>
          <table:table-cell office:value-type="float" office:value="0.259093" calcext:value-type="float">
            <text:p>0.259093</text:p>
          </table:table-cell>
          <table:table-cell table:formula="of:=[.B17]*[.E17]" office:value-type="float" office:value="0.043932327266" calcext:value-type="float">
            <text:p>0.043932327266</text:p>
          </table:table-cell>
          <table:table-cell table:number-columns-repeated="3"/>
          <table:table-cell office:value-type="float" office:value="0.8448" calcext:value-type="float">
            <text:p>0.8448</text:p>
          </table:table-cell>
          <table:table-cell table:formula="of:=[.B17]*[.J17]" office:value-type="float" office:value="0.1432459776" calcext:value-type="float">
            <text:p>0.1432459776</text:p>
          </table:table-cell>
          <table:table-cell office:value-type="float" office:value="0" calcext:value-type="float">
            <text:p>0</text:p>
          </table:table-cell>
          <table:table-cell table:formula="of:=[.B17]*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22569" calcext:value-type="float">
            <text:p>0.122569</text:p>
          </table:table-cell>
          <table:table-cell table:formula="of:=1-[.E18]" office:value-type="float" office:value="0.803323" calcext:value-type="float">
            <text:p>0.803323</text:p>
          </table:table-cell>
          <table:table-cell table:formula="of:=[.B18]*[.C18]" office:value-type="float" office:value="0.098462496787" calcext:value-type="float">
            <text:p>0.098462496787</text:p>
          </table:table-cell>
          <table:table-cell office:value-type="float" office:value="0.196677" calcext:value-type="float">
            <text:p>0.196677</text:p>
          </table:table-cell>
          <table:table-cell table:formula="of:=[.B18]*[.E18]" office:value-type="float" office:value="0.024106503213" calcext:value-type="float">
            <text:p>0.024106503213</text:p>
          </table:table-cell>
          <table:table-cell table:number-columns-repeated="3"/>
          <table:table-cell office:value-type="float" office:value="0.532" calcext:value-type="float">
            <text:p>0.532</text:p>
          </table:table-cell>
          <table:table-cell table:formula="of:=[.B18]*[.J18]" office:value-type="float" office:value="0.065206708" calcext:value-type="float">
            <text:p>0.065206708</text:p>
          </table:table-cell>
          <table:table-cell office:value-type="float" office:value="0" calcext:value-type="float">
            <text:p>0</text:p>
          </table:table-cell>
          <table:table-cell table:formula="of:=[.B18]*[.L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2007" calcext:value-type="float">
            <text:p>0.2007</text:p>
          </table:table-cell>
          <table:table-cell table:formula="of:=1-[.E19]" office:value-type="float" office:value="0.764324" calcext:value-type="float">
            <text:p>0.764324</text:p>
          </table:table-cell>
          <table:table-cell table:formula="of:=[.B19]*[.C19]" office:value-type="float" office:value="0.1533998268" calcext:value-type="float">
            <text:p>0.1533998268</text:p>
          </table:table-cell>
          <table:table-cell table:style-name="ce39" office:value-type="float" office:value="0.235676" calcext:value-type="float">
            <text:p>0.235676</text:p>
          </table:table-cell>
          <table:table-cell table:formula="of:=[.B19]*[.E19]" office:value-type="float" office:value="0.0473001732" calcext:value-type="float">
            <text:p>0.04730017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9]*[.J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9]*[.L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44284" calcext:value-type="float">
            <text:p>0.0144284</text:p>
          </table:table-cell>
          <table:table-cell table:formula="of:=1-[.E20]" office:value-type="float" office:value="0.913752" calcext:value-type="float">
            <text:p>0.913752</text:p>
          </table:table-cell>
          <table:table-cell table:formula="of:=[.B20]*[.C20]" office:value-type="float" office:value="0.0131839793568" calcext:value-type="float">
            <text:p>0.0131839793568</text:p>
          </table:table-cell>
          <table:table-cell office:value-type="float" office:value="0.086248" calcext:value-type="float">
            <text:p>0.086248</text:p>
          </table:table-cell>
          <table:table-cell table:formula="of:=[.B20]*[.E20]" office:value-type="float" office:value="0.0012444206432" calcext:value-type="float">
            <text:p>0.001244420643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0]*[.J20]" office:value-type="float" office:value="0" calcext:value-type="float">
            <text:p>0</text:p>
          </table:table-cell>
          <table:table-cell office:value-type="float" office:value="0.6987" calcext:value-type="float">
            <text:p>0.6987</text:p>
          </table:table-cell>
          <table:table-cell table:formula="of:=[.B20]*[.L20]" office:value-type="float" office:value="0.01008112308" calcext:value-type="float">
            <text:p>0.01008112308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455933" calcext:value-type="float">
            <text:p>0.0455933</text:p>
          </table:table-cell>
          <table:table-cell table:formula="of:=1-[.E21]" office:value-type="float" office:value="0.924199" calcext:value-type="float">
            <text:p>0.924199</text:p>
          </table:table-cell>
          <table:table-cell table:formula="of:=[.B21]*[.C21]" office:value-type="float" office:value="0.0421372822667" calcext:value-type="float">
            <text:p>0.0421372822667</text:p>
          </table:table-cell>
          <table:table-cell office:value-type="float" office:value="0.075801" calcext:value-type="float">
            <text:p>0.075801</text:p>
          </table:table-cell>
          <table:table-cell table:formula="of:=[.B21]*[.E21]" office:value-type="float" office:value="0.0034560177333" calcext:value-type="float">
            <text:p>0.0034560177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1]*[.J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*[.L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65755" calcext:value-type="float">
            <text:p>0.265755</text:p>
          </table:table-cell>
          <table:table-cell table:formula="of:=1-[.E22]" office:value-type="float" office:value="0.977593" calcext:value-type="float">
            <text:p>0.977593</text:p>
          </table:table-cell>
          <table:table-cell table:formula="of:=[.B22]*[.C22]" office:value-type="float" office:value="0.259800227715" calcext:value-type="float">
            <text:p>0.259800227715</text:p>
          </table:table-cell>
          <table:table-cell office:value-type="float" office:value="0.022407" calcext:value-type="float">
            <text:p>0.022407</text:p>
          </table:table-cell>
          <table:table-cell table:formula="of:=[.B22]*[.E22]" office:value-type="float" office:value="0.005954772285" calcext:value-type="float">
            <text:p>0.0059547722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2]*[.J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*[.L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665443" calcext:value-type="float">
            <text:p>0.000665443</text:p>
          </table:table-cell>
          <table:table-cell table:formula="of:=1-[.E23]" office:value-type="float" office:value="0.930818" calcext:value-type="float">
            <text:p>0.930818</text:p>
          </table:table-cell>
          <table:table-cell table:formula="of:=[.B23]*[.C23]" office:value-type="float" office:value="0.000619406322374" calcext:value-type="float">
            <text:p>0.000619406322374</text:p>
          </table:table-cell>
          <table:table-cell office:value-type="float" office:value="0.069182" calcext:value-type="float">
            <text:p>0.069182</text:p>
          </table:table-cell>
          <table:table-cell table:formula="of:=[.B23]*[.E23]" office:value-type="float" office:value="0.000046036677626" calcext:value-type="float">
            <text:p>4.6036677626E-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3]*[.J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*[.L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16:.B23])" office:value-type="float" office:value="0.912736543" calcext:value-type="float">
            <text:p>0.912736543</text:p>
          </table:table-cell>
          <table:table-cell/>
          <table:table-cell table:style-name="ce37" table:formula="of:=SUM([.D16:.D23])" office:value-type="float" office:value="0.772175444304274" calcext:value-type="float">
            <text:p>0.772175444304274</text:p>
          </table:table-cell>
          <table:table-cell/>
          <table:table-cell table:style-name="ce40" table:formula="of:=SUM([.F16:.F23])" office:value-type="float" office:value="0.140561098695726" calcext:value-type="float">
            <text:p>0.140561098695726</text:p>
          </table:table-cell>
          <table:table-cell table:number-columns-repeated="4"/>
          <table:table-cell table:style-name="ce38" table:formula="of:=SUM([.K16:.K23])" office:value-type="float" office:value="0.238921754" calcext:value-type="float">
            <text:p>0.238921754</text:p>
          </table:table-cell>
          <table:table-cell/>
          <table:table-cell table:style-name="ce38" table:formula="of:=SUM([.M16:.M23])" office:value-type="float" office:value="0.01008112308" calcext:value-type="float">
            <text:p>0.0100811230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432687" calcext:value-type="float">
            <text:p>0.0432687</text:p>
          </table:table-cell>
          <table:table-cell table:formula="of:=1-[.E29]" office:value-type="float" office:value="0.883711" calcext:value-type="float">
            <text:p>0.883711</text:p>
          </table:table-cell>
          <table:table-cell table:formula="of:=[.B29]*[.C29]" office:value-type="float" office:value="0.0382370261457" calcext:value-type="float">
            <text:p>0.0382370261457</text:p>
          </table:table-cell>
          <table:table-cell office:value-type="float" office:value="0.116289" calcext:value-type="float">
            <text:p>0.116289</text:p>
          </table:table-cell>
          <table:table-cell table:formula="of:=[.B29]*[.E29]" office:value-type="float" office:value="0.0050316738543" calcext:value-type="float">
            <text:p>0.0050316738543</text:p>
          </table:table-cell>
          <table:table-cell office:value-type="float" office:value="0.0605" calcext:value-type="float">
            <text:p>0.0605</text:p>
          </table:table-cell>
          <table:table-cell table:formula="of:=[.G29]*(1-[.D37])" office:value-type="float" office:value="0.0130351796381365" calcext:value-type="float">
            <text:p>0.013035179638137</text:p>
          </table:table-cell>
          <table:table-cell/>
          <table:table-cell office:value-type="float" office:value="0.2138" calcext:value-type="float">
            <text:p>0.2138</text:p>
          </table:table-cell>
          <table:table-cell table:formula="of:=[.B29]*[.J29]" office:value-type="float" office:value="0.00925084806" calcext:value-type="float">
            <text:p>0.00925084806</text:p>
          </table:table-cell>
          <table:table-cell office:value-type="float" office:value="0" calcext:value-type="float">
            <text:p>0</text:p>
          </table:table-cell>
          <table:table-cell table:formula="of:=[.B29]*[.L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80048" calcext:value-type="float">
            <text:p>0.0980048</text:p>
          </table:table-cell>
          <table:table-cell table:formula="of:=1-[.E30]" office:value-type="float" office:value="0.54649" calcext:value-type="float">
            <text:p>0.54649</text:p>
          </table:table-cell>
          <table:table-cell table:formula="of:=[.B30]*[.C30]" office:value-type="float" office:value="0.053558643152" calcext:value-type="float">
            <text:p>0.053558643152</text:p>
          </table:table-cell>
          <table:table-cell office:value-type="float" office:value="0.45351" calcext:value-type="float">
            <text:p>0.45351</text:p>
          </table:table-cell>
          <table:table-cell table:formula="of:=[.B30]*[.E30]" office:value-type="float" office:value="0.044446156848" calcext:value-type="float">
            <text:p>0.044446156848</text:p>
          </table:table-cell>
          <table:table-cell table:number-columns-repeated="3"/>
          <table:table-cell office:value-type="float" office:value="0.8837" calcext:value-type="float">
            <text:p>0.8837</text:p>
          </table:table-cell>
          <table:table-cell table:formula="of:=[.B30]*[.J30]" office:value-type="float" office:value="0.08660684176" calcext:value-type="float">
            <text:p>0.08660684176</text:p>
          </table:table-cell>
          <table:table-cell office:value-type="float" office:value="0" calcext:value-type="float">
            <text:p>0</text:p>
          </table:table-cell>
          <table:table-cell table:formula="of:=[.B30]*[.L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34588" calcext:value-type="float">
            <text:p>0.134588</text:p>
          </table:table-cell>
          <table:table-cell table:formula="of:=1-[.E31]" office:value-type="float" office:value="0.79392" calcext:value-type="float">
            <text:p>0.79392</text:p>
          </table:table-cell>
          <table:table-cell table:formula="of:=[.B31]*[.C31]" office:value-type="float" office:value="0.10685210496" calcext:value-type="float">
            <text:p>0.10685210496</text:p>
          </table:table-cell>
          <table:table-cell table:style-name="ce39" office:value-type="float" office:value="0.20608" calcext:value-type="float">
            <text:p>0.20608</text:p>
          </table:table-cell>
          <table:table-cell table:formula="of:=[.B31]*[.E31]" office:value-type="float" office:value="0.02773589504" calcext:value-type="float">
            <text:p>0.02773589504</text:p>
          </table:table-cell>
          <table:table-cell table:number-columns-repeated="3"/>
          <table:table-cell office:value-type="float" office:value="0.3612" calcext:value-type="float">
            <text:p>0.3612</text:p>
          </table:table-cell>
          <table:table-cell table:formula="of:=[.B31]*[.J31]" office:value-type="float" office:value="0.0486131856" calcext:value-type="float">
            <text:p>0.0486131856</text:p>
          </table:table-cell>
          <table:table-cell office:value-type="float" office:value="0" calcext:value-type="float">
            <text:p>0</text:p>
          </table:table-cell>
          <table:table-cell table:formula="of:=[.B31]*[.L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22108" calcext:value-type="float">
            <text:p>0.22108</text:p>
          </table:table-cell>
          <table:table-cell table:formula="of:=1-[.E32]" office:value-type="float" office:value="0.723923" calcext:value-type="float">
            <text:p>0.723923</text:p>
          </table:table-cell>
          <table:table-cell table:formula="of:=[.B32]*[.C32]" office:value-type="float" office:value="0.16004489684" calcext:value-type="float">
            <text:p>0.16004489684</text:p>
          </table:table-cell>
          <table:table-cell office:value-type="float" office:value="0.276077" calcext:value-type="float">
            <text:p>0.276077</text:p>
          </table:table-cell>
          <table:table-cell table:formula="of:=[.B32]*[.E32]" office:value-type="float" office:value="0.06103510316" calcext:value-type="float">
            <text:p>0.061035103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2]*[.J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2]*[.L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36191" calcext:value-type="float">
            <text:p>0.0136191</text:p>
          </table:table-cell>
          <table:table-cell table:formula="of:=1-[.E33]" office:value-type="float" office:value="0.91207" calcext:value-type="float">
            <text:p>0.91207</text:p>
          </table:table-cell>
          <table:table-cell table:formula="of:=[.B33]*[.C33]" office:value-type="float" office:value="0.012421572537" calcext:value-type="float">
            <text:p>0.012421572537</text:p>
          </table:table-cell>
          <table:table-cell office:value-type="float" office:value="0.08793" calcext:value-type="float">
            <text:p>0.08793</text:p>
          </table:table-cell>
          <table:table-cell table:formula="of:=[.B33]*[.E33]" office:value-type="float" office:value="0.001197527463" calcext:value-type="float">
            <text:p>0.00119752746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3]*[.J33]" office:value-type="float" office:value="0" calcext:value-type="float">
            <text:p>0</text:p>
          </table:table-cell>
          <table:table-cell office:value-type="float" office:value="0.7989" calcext:value-type="float">
            <text:p>0.7989</text:p>
          </table:table-cell>
          <table:table-cell table:formula="of:=[.B33]*[.L33]" office:value-type="float" office:value="0.01088029899" calcext:value-type="float">
            <text:p>0.01088029899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853763" calcext:value-type="float">
            <text:p>0.0853763</text:p>
          </table:table-cell>
          <table:table-cell table:formula="of:=1-[.E34]" office:value-type="float" office:value="0.951716" calcext:value-type="float">
            <text:p>0.951716</text:p>
          </table:table-cell>
          <table:table-cell table:formula="of:=[.B34]*[.C34]" office:value-type="float" office:value="0.0812539907308" calcext:value-type="float">
            <text:p>0.0812539907308</text:p>
          </table:table-cell>
          <table:table-cell office:value-type="float" office:value="0.048284" calcext:value-type="float">
            <text:p>0.048284</text:p>
          </table:table-cell>
          <table:table-cell table:formula="of:=[.B34]*[.E34]" office:value-type="float" office:value="0.0041223092692" calcext:value-type="float">
            <text:p>0.00412230926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4]*[.J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4]*[.L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338382" calcext:value-type="float">
            <text:p>0.338382</text:p>
          </table:table-cell>
          <table:table-cell table:formula="of:=1-[.E35]" office:value-type="float" office:value="0.979791" calcext:value-type="float">
            <text:p>0.979791</text:p>
          </table:table-cell>
          <table:table-cell table:formula="of:=[.B35]*[.C35]" office:value-type="float" office:value="0.331543638162" calcext:value-type="float">
            <text:p>0.331543638162</text:p>
          </table:table-cell>
          <table:table-cell office:value-type="float" office:value="0.020209" calcext:value-type="float">
            <text:p>0.020209</text:p>
          </table:table-cell>
          <table:table-cell table:formula="of:=[.B35]*[.E35]" office:value-type="float" office:value="0.006838361838" calcext:value-type="float">
            <text:p>0.0068383618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5]*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5]*[.L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641439" calcext:value-type="float">
            <text:p>0.000641439</text:p>
          </table:table-cell>
          <table:table-cell table:formula="of:=1-[.E36]" office:value-type="float" office:value="0.983122" calcext:value-type="float">
            <text:p>0.983122</text:p>
          </table:table-cell>
          <table:table-cell table:formula="of:=[.B36]*[.C36]" office:value-type="float" office:value="0.000630612792558" calcext:value-type="float">
            <text:p>0.000630612792558</text:p>
          </table:table-cell>
          <table:table-cell office:value-type="float" office:value="0.016878" calcext:value-type="float">
            <text:p>0.016878</text:p>
          </table:table-cell>
          <table:table-cell table:formula="of:=[.B36]*[.E36]" office:value-type="float" office:value="0.000010826207442" calcext:value-type="float">
            <text:p>1.0826207442E-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6]*[.J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6]*[.L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29:.B36])" office:value-type="float" office:value="0.934960339" calcext:value-type="float">
            <text:p>0.934960339</text:p>
          </table:table-cell>
          <table:table-cell/>
          <table:table-cell table:style-name="ce37" table:formula="of:=SUM([.D29:.D36])" office:value-type="float" office:value="0.784542485320058" calcext:value-type="float">
            <text:p>0.784542485320058</text:p>
          </table:table-cell>
          <table:table-cell/>
          <table:table-cell table:style-name="ce40" table:formula="of:=SUM([.F29:.F36])" office:value-type="float" office:value="0.150417853679942" calcext:value-type="float">
            <text:p>0.150417853679942</text:p>
          </table:table-cell>
          <table:table-cell table:number-columns-repeated="4"/>
          <table:table-cell table:style-name="ce38" table:formula="of:=SUM([.K29:.K36])" office:value-type="float" office:value="0.14447087542" calcext:value-type="float">
            <text:p>0.14447087542</text:p>
          </table:table-cell>
          <table:table-cell/>
          <table:table-cell table:style-name="ce38" table:formula="of:=SUM([.M29:.M36])" office:value-type="float" office:value="0.01088029899" calcext:value-type="float">
            <text:p>0.0108802989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134647" calcext:value-type="float">
            <text:p>0.134647</text:p>
          </table:table-cell>
          <table:table-cell table:formula="of:=1-[.E42]" office:value-type="float" office:value="0.69196" calcext:value-type="float">
            <text:p>0.69196</text:p>
          </table:table-cell>
          <table:table-cell table:formula="of:=[.B42]*[.C42]" office:value-type="float" office:value="0.09317033812" calcext:value-type="float">
            <text:p>0.09317033812</text:p>
          </table:table-cell>
          <table:table-cell office:value-type="float" office:value="0.30804" calcext:value-type="float">
            <text:p>0.30804</text:p>
          </table:table-cell>
          <table:table-cell table:formula="of:=[.B42]*[.E42]" office:value-type="float" office:value="0.04147666188" calcext:value-type="float">
            <text:p>0.04147666188</text:p>
          </table:table-cell>
          <table:table-cell office:value-type="float" office:value="0.0601" calcext:value-type="float">
            <text:p>0.0601</text:p>
          </table:table-cell>
          <table:table-cell table:formula="of:=[.G42]*(1-[.D50])" office:value-type="float" office:value="0.0179218137777526" calcext:value-type="float">
            <text:p>0.017921813777753</text:p>
          </table:table-cell>
          <table:table-cell/>
          <table:table-cell office:value-type="float" office:value="0.3265" calcext:value-type="float">
            <text:p>0.3265</text:p>
          </table:table-cell>
          <table:table-cell table:formula="of:=[.B42]*[.J42]" office:value-type="float" office:value="0.0439622455" calcext:value-type="float">
            <text:p>0.0439622455</text:p>
          </table:table-cell>
          <table:table-cell office:value-type="float" office:value="0" calcext:value-type="float">
            <text:p>0</text:p>
          </table:table-cell>
          <table:table-cell table:formula="of:=[.B42]*[.L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2674" calcext:value-type="float">
            <text:p>0.162674</text:p>
          </table:table-cell>
          <table:table-cell table:formula="of:=1-[.E43]" office:value-type="float" office:value="0.711905" calcext:value-type="float">
            <text:p>0.711905</text:p>
          </table:table-cell>
          <table:table-cell table:formula="of:=[.B43]*[.C43]" office:value-type="float" office:value="0.11580843397" calcext:value-type="float">
            <text:p>0.11580843397</text:p>
          </table:table-cell>
          <table:table-cell office:value-type="float" office:value="0.288095" calcext:value-type="float">
            <text:p>0.288095</text:p>
          </table:table-cell>
          <table:table-cell table:formula="of:=[.B43]*[.E43]" office:value-type="float" office:value="0.04686556603" calcext:value-type="float">
            <text:p>0.04686556603</text:p>
          </table:table-cell>
          <table:table-cell table:number-columns-repeated="3"/>
          <table:table-cell office:value-type="float" office:value="0.6926" calcext:value-type="float">
            <text:p>0.6926</text:p>
          </table:table-cell>
          <table:table-cell table:formula="of:=[.B43]*[.J43]" office:value-type="float" office:value="0.1126680124" calcext:value-type="float">
            <text:p>0.1126680124</text:p>
          </table:table-cell>
          <table:table-cell office:value-type="float" office:value="0" calcext:value-type="float">
            <text:p>0</text:p>
          </table:table-cell>
          <table:table-cell table:formula="of:=[.B43]*[.L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25996" calcext:value-type="float">
            <text:p>0.125996</text:p>
          </table:table-cell>
          <table:table-cell table:formula="of:=1-[.E44]" office:value-type="float" office:value="0.795683" calcext:value-type="float">
            <text:p>0.795683</text:p>
          </table:table-cell>
          <table:table-cell table:formula="of:=[.B44]*[.C44]" office:value-type="float" office:value="0.100252875268" calcext:value-type="float">
            <text:p>0.100252875268</text:p>
          </table:table-cell>
          <table:table-cell office:value-type="float" office:value="0.204317" calcext:value-type="float">
            <text:p>0.204317</text:p>
          </table:table-cell>
          <table:table-cell table:formula="of:=[.B44]*[.E44]" office:value-type="float" office:value="0.025743124732" calcext:value-type="float">
            <text:p>0.025743124732</text:p>
          </table:table-cell>
          <table:table-cell table:number-columns-repeated="3"/>
          <table:table-cell office:value-type="float" office:value="0.2969" calcext:value-type="float">
            <text:p>0.2969</text:p>
          </table:table-cell>
          <table:table-cell table:formula="of:=[.B44]*[.J44]" office:value-type="float" office:value="0.0374082124" calcext:value-type="float">
            <text:p>0.0374082124</text:p>
          </table:table-cell>
          <table:table-cell office:value-type="float" office:value="0" calcext:value-type="float">
            <text:p>0</text:p>
          </table:table-cell>
          <table:table-cell table:formula="of:=[.B44]*[.L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5513" calcext:value-type="float">
            <text:p>0.15513</text:p>
          </table:table-cell>
          <table:table-cell table:formula="of:=1-[.E45]" office:value-type="float" office:value="0.769017" calcext:value-type="float">
            <text:p>0.769017</text:p>
          </table:table-cell>
          <table:table-cell table:formula="of:=[.B45]*[.C45]" office:value-type="float" office:value="0.11929760721" calcext:value-type="float">
            <text:p>0.11929760721</text:p>
          </table:table-cell>
          <table:table-cell office:value-type="float" office:value="0.230983" calcext:value-type="float">
            <text:p>0.230983</text:p>
          </table:table-cell>
          <table:table-cell table:formula="of:=[.B45]*[.E45]" office:value-type="float" office:value="0.03583239279" calcext:value-type="float">
            <text:p>0.035832392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5]*[.J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5]*[.L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82474" calcext:value-type="float">
            <text:p>0.0282474</text:p>
          </table:table-cell>
          <table:table-cell table:formula="of:=1-[.E46]" office:value-type="float" office:value="0.857326" calcext:value-type="float">
            <text:p>0.857326</text:p>
          </table:table-cell>
          <table:table-cell table:formula="of:=[.B46]*[.C46]" office:value-type="float" office:value="0.0242172304524" calcext:value-type="float">
            <text:p>0.0242172304524</text:p>
          </table:table-cell>
          <table:table-cell office:value-type="float" office:value="0.142674" calcext:value-type="float">
            <text:p>0.142674</text:p>
          </table:table-cell>
          <table:table-cell table:formula="of:=[.B46]*[.E46]" office:value-type="float" office:value="0.0040301695476" calcext:value-type="float">
            <text:p>0.00403016954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6]*[.J46]" office:value-type="float" office:value="0" calcext:value-type="float">
            <text:p>0</text:p>
          </table:table-cell>
          <table:table-cell office:value-type="float" office:value="0.5341" calcext:value-type="float">
            <text:p>0.5341</text:p>
          </table:table-cell>
          <table:table-cell table:formula="of:=[.B46]*[.L46]" office:value-type="float" office:value="0.01508693634" calcext:value-type="float">
            <text:p>0.01508693634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672111" calcext:value-type="float">
            <text:p>0.0672111</text:p>
          </table:table-cell>
          <table:table-cell table:formula="of:=1-[.E47]" office:value-type="float" office:value="0.942568" calcext:value-type="float">
            <text:p>0.942568</text:p>
          </table:table-cell>
          <table:table-cell table:formula="of:=[.B47]*[.C47]" office:value-type="float" office:value="0.0633510321048" calcext:value-type="float">
            <text:p>0.0633510321048</text:p>
          </table:table-cell>
          <table:table-cell office:value-type="float" office:value="0.057432" calcext:value-type="float">
            <text:p>0.057432</text:p>
          </table:table-cell>
          <table:table-cell table:formula="of:=[.B47]*[.E47]" office:value-type="float" office:value="0.0038600678952" calcext:value-type="float">
            <text:p>0.00386006789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7]*[.J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7]*[.L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5791" calcext:value-type="float">
            <text:p>0.195791</text:p>
          </table:table-cell>
          <table:table-cell table:formula="of:=1-[.E48]" office:value-type="float" office:value="0.946716" calcext:value-type="float">
            <text:p>0.946716</text:p>
          </table:table-cell>
          <table:table-cell table:formula="of:=[.B48]*[.C48]" office:value-type="float" office:value="0.185358472356" calcext:value-type="float">
            <text:p>0.185358472356</text:p>
          </table:table-cell>
          <table:table-cell office:value-type="float" office:value="0.053284" calcext:value-type="float">
            <text:p>0.053284</text:p>
          </table:table-cell>
          <table:table-cell table:formula="of:=[.B48]*[.E48]" office:value-type="float" office:value="0.010432527644" calcext:value-type="float">
            <text:p>0.0104325276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8]*[.J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8]*[.L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387429" calcext:value-type="float">
            <text:p>0.000387429</text:p>
          </table:table-cell>
          <table:table-cell table:formula="of:=1-[.E49]" office:value-type="float" office:value="0.888199" calcext:value-type="float">
            <text:p>0.888199</text:p>
          </table:table-cell>
          <table:table-cell table:formula="of:=[.B49]*[.C49]" office:value-type="float" office:value="0.000344114050371" calcext:value-type="float">
            <text:p>0.000344114050371</text:p>
          </table:table-cell>
          <table:table-cell office:value-type="float" office:value="0.111801" calcext:value-type="float">
            <text:p>0.111801</text:p>
          </table:table-cell>
          <table:table-cell table:formula="of:=[.B49]*[.E49]" office:value-type="float" office:value="0.000043314949629" calcext:value-type="float">
            <text:p>4.3314949629E-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9]*[.J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9]*[.L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42:.B49])" office:value-type="float" office:value="0.870083929" calcext:value-type="float">
            <text:p>0.870083929</text:p>
          </table:table-cell>
          <table:table-cell/>
          <table:table-cell table:style-name="ce37" table:formula="of:=SUM([.D42:.D49])" office:value-type="float" office:value="0.701800103531571" calcext:value-type="float">
            <text:p>0.701800103531571</text:p>
          </table:table-cell>
          <table:table-cell/>
          <table:table-cell table:style-name="ce40" table:formula="of:=SUM([.F42:.F49])" office:value-type="float" office:value="0.168283825468429" calcext:value-type="float">
            <text:p>0.168283825468429</text:p>
          </table:table-cell>
          <table:table-cell table:number-columns-repeated="4"/>
          <table:table-cell table:style-name="ce38" table:formula="of:=SUM([.K42:.K49])" office:value-type="float" office:value="0.1940384703" calcext:value-type="float">
            <text:p>0.1940384703</text:p>
          </table:table-cell>
          <table:table-cell/>
          <table:table-cell table:style-name="ce38" table:formula="of:=SUM([.M42:.M49])" office:value-type="float" office:value="0.01508693634" calcext:value-type="float">
            <text:p>0.01508693634</text:p>
          </table:table-cell>
        </table:table-row>
      </table:table>
      <table:table table:name="g3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multi=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134482" calcext:value-type="float">
            <text:p>0.134482</text:p>
          </table:table-cell>
          <table:table-cell table:formula="of:=1-[.E3]" office:value-type="float" office:value="0.904189" calcext:value-type="float">
            <text:p>0.904189</text:p>
          </table:table-cell>
          <table:table-cell table:formula="of:=[.B3]*[.C3]" office:value-type="float" office:value="0.121597145098" calcext:value-type="float">
            <text:p>0.121597145098</text:p>
          </table:table-cell>
          <table:table-cell office:value-type="float" office:value="0.095811" calcext:value-type="float">
            <text:p>0.095811</text:p>
          </table:table-cell>
          <table:table-cell table:formula="of:=[.B3]*[.E3]" office:value-type="float" office:value="0.012884854902" calcext:value-type="float">
            <text:p>0.012884854902</text:p>
          </table:table-cell>
          <table:table-cell office:value-type="float" office:value="0.0312" calcext:value-type="float">
            <text:p>0.0312</text:p>
          </table:table-cell>
          <table:table-cell table:style-name="ce37" table:formula="of:=[.G3]*(1-[.D17])" office:value-type="float" office:value="0.00502202118440193" calcext:value-type="float">
            <text:p>0.00502202118440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]*[.J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*[.L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109764" calcext:value-type="float">
            <text:p>0.109764</text:p>
          </table:table-cell>
          <table:table-cell table:formula="of:=1-[.E4]" office:value-type="float" office:value="0.713799" calcext:value-type="float">
            <text:p>0.713799</text:p>
          </table:table-cell>
          <table:table-cell table:formula="of:=[.B4]*[.C4]" office:value-type="float" office:value="0.078349433436" calcext:value-type="float">
            <text:p>0.078349433436</text:p>
          </table:table-cell>
          <table:table-cell office:value-type="float" office:value="0.286201" calcext:value-type="float">
            <text:p>0.286201</text:p>
          </table:table-cell>
          <table:table-cell table:formula="of:=[.B4]*[.E4]" office:value-type="float" office:value="0.031414566564" calcext:value-type="float">
            <text:p>0.031414566564</text:p>
          </table:table-cell>
          <table:table-cell table:number-columns-repeated="3"/>
          <table:table-cell office:value-type="float" office:value="0.3683" calcext:value-type="float">
            <text:p>0.3683</text:p>
          </table:table-cell>
          <table:table-cell table:formula="of:=[.B4]*[.J4]" office:value-type="float" office:value="0.0404260812" calcext:value-type="float">
            <text:p>0.0404260812</text:p>
          </table:table-cell>
          <table:table-cell office:value-type="float" office:value="0" calcext:value-type="float">
            <text:p>0</text:p>
          </table:table-cell>
          <table:table-cell table:formula="of:=[.B4]*[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42366" calcext:value-type="float">
            <text:p>0.142366</text:p>
          </table:table-cell>
          <table:table-cell table:formula="of:=1-[.E5]" office:value-type="float" office:value="0.835899" calcext:value-type="float">
            <text:p>0.835899</text:p>
          </table:table-cell>
          <table:table-cell table:formula="of:=[.B5]*[.C5]" office:value-type="float" office:value="0.119003597034" calcext:value-type="float">
            <text:p>0.119003597034</text:p>
          </table:table-cell>
          <table:table-cell office:value-type="float" office:value="0.164101" calcext:value-type="float">
            <text:p>0.164101</text:p>
          </table:table-cell>
          <table:table-cell table:formula="of:=[.B5]*[.E5]" office:value-type="float" office:value="0.023362402966" calcext:value-type="float">
            <text:p>0.023362402966</text:p>
          </table:table-cell>
          <table:table-cell table:number-columns-repeated="3"/>
          <table:table-cell office:value-type="float" office:value="0.4275" calcext:value-type="float">
            <text:p>0.4275</text:p>
          </table:table-cell>
          <table:table-cell table:formula="of:=[.B5]*[.J5]" office:value-type="float" office:value="0.060861465" calcext:value-type="float">
            <text:p>0.060861465</text:p>
          </table:table-cell>
          <table:table-cell office:value-type="float" office:value="0" calcext:value-type="float">
            <text:p>0</text:p>
          </table:table-cell>
          <table:table-cell table:formula="of:=[.B5]*[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81054" calcext:value-type="float">
            <text:p>0.081054</text:p>
          </table:table-cell>
          <table:table-cell table:formula="of:=1-[.E6]" office:value-type="float" office:value="0.840386" calcext:value-type="float">
            <text:p>0.840386</text:p>
          </table:table-cell>
          <table:table-cell table:formula="of:=[.B6]*[.C6]" office:value-type="float" office:value="0.068116646844" calcext:value-type="float">
            <text:p>0.068116646844</text:p>
          </table:table-cell>
          <table:table-cell office:value-type="float" office:value="0.159614" calcext:value-type="float">
            <text:p>0.159614</text:p>
          </table:table-cell>
          <table:table-cell table:formula="of:=[.B6]*[.E6]" office:value-type="float" office:value="0.012937353156" calcext:value-type="float">
            <text:p>0.0129373531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]*[.J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*[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19327" calcext:value-type="float">
            <text:p>0.0219327</text:p>
          </table:table-cell>
          <table:table-cell table:formula="of:=1-[.E7]" office:value-type="float" office:value="0.81422" calcext:value-type="float">
            <text:p>0.81422</text:p>
          </table:table-cell>
          <table:table-cell table:formula="of:=[.B7]*[.C7]" office:value-type="float" office:value="0.017858042994" calcext:value-type="float">
            <text:p>0.017858042994</text:p>
          </table:table-cell>
          <table:table-cell office:value-type="float" office:value="0.18578" calcext:value-type="float">
            <text:p>0.18578</text:p>
          </table:table-cell>
          <table:table-cell table:formula="of:=[.B7]*[.E7]" office:value-type="float" office:value="0.004074657006" calcext:value-type="float">
            <text:p>0.004074657006</text:p>
          </table:table-cell>
          <table:table-cell table:number-columns-repeated="3"/>
          <table:table-cell office:value-type="float" office:value="0.3705" calcext:value-type="float">
            <text:p>0.3705</text:p>
          </table:table-cell>
          <table:table-cell table:formula="of:=[.B7]*[.J7]" office:value-type="float" office:value="0.00812606535" calcext:value-type="float">
            <text:p>0.00812606535</text:p>
          </table:table-cell>
          <table:table-cell office:value-type="float" office:value="0" calcext:value-type="float">
            <text:p>0</text:p>
          </table:table-cell>
          <table:table-cell table:formula="of:=[.B7]*[.L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58561" calcext:value-type="float">
            <text:p>0.0558561</text:p>
          </table:table-cell>
          <table:table-cell table:formula="of:=1-[.E8]" office:value-type="float" office:value="0.844861" calcext:value-type="float">
            <text:p>0.844861</text:p>
          </table:table-cell>
          <table:table-cell table:formula="of:=[.B8]*[.C8]" office:value-type="float" office:value="0.0471906405021" calcext:value-type="float">
            <text:p>0.0471906405021</text:p>
          </table:table-cell>
          <table:table-cell office:value-type="float" office:value="0.155139" calcext:value-type="float">
            <text:p>0.155139</text:p>
          </table:table-cell>
          <table:table-cell table:formula="of:=[.B8]*[.E8]" office:value-type="float" office:value="0.0086654594979" calcext:value-type="float">
            <text:p>0.00866545949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8]*[.J8]" office:value-type="float" office:value="0" calcext:value-type="float">
            <text:p>0</text:p>
          </table:table-cell>
          <table:table-cell office:value-type="float" office:value="0.3902" calcext:value-type="float">
            <text:p>0.3902</text:p>
          </table:table-cell>
          <table:table-cell table:formula="of:=[.B8]*[.L8]" office:value-type="float" office:value="0.02179505022" calcext:value-type="float">
            <text:p>0.02179505022</text:p>
          </table:table-cell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510863" calcext:value-type="float">
            <text:p>0.0510863</text:p>
          </table:table-cell>
          <table:table-cell table:formula="of:=1-[.E9]" office:value-type="float" office:value="0.674385" calcext:value-type="float">
            <text:p>0.674385</text:p>
          </table:table-cell>
          <table:table-cell table:formula="of:=[.B9]*[.C9]" office:value-type="float" office:value="0.0344518344255" calcext:value-type="float">
            <text:p>0.0344518344255</text:p>
          </table:table-cell>
          <table:table-cell office:value-type="float" office:value="0.325615" calcext:value-type="float">
            <text:p>0.325615</text:p>
          </table:table-cell>
          <table:table-cell table:formula="of:=[.B9]*[.E9]" office:value-type="float" office:value="0.0166344655745" calcext:value-type="float">
            <text:p>0.01663446557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9]*[.J9]" office:value-type="float" office:value="0" calcext:value-type="float">
            <text:p>0</text:p>
          </table:table-cell>
          <table:table-cell office:value-type="float" office:value="0.333" calcext:value-type="float">
            <text:p>0.333</text:p>
          </table:table-cell>
          <table:table-cell table:formula="of:=[.B9]*[.L9]" office:value-type="float" office:value="0.0170117379" calcext:value-type="float">
            <text:p>0.0170117379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76568" calcext:value-type="float">
            <text:p>0.0176568</text:p>
          </table:table-cell>
          <table:table-cell table:formula="of:=1-[.E10]" office:value-type="float" office:value="0.923379" calcext:value-type="float">
            <text:p>0.923379</text:p>
          </table:table-cell>
          <table:table-cell table:formula="of:=[.B10]*[.C10]" office:value-type="float" office:value="0.0163039183272" calcext:value-type="float">
            <text:p>0.0163039183272</text:p>
          </table:table-cell>
          <table:table-cell office:value-type="float" office:value="0.076621" calcext:value-type="float">
            <text:p>0.076621</text:p>
          </table:table-cell>
          <table:table-cell table:formula="of:=[.B10]*[.E10]" office:value-type="float" office:value="0.0013528816728" calcext:value-type="float">
            <text:p>0.00135288167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0]*[.J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*[.L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1688" calcext:value-type="float">
            <text:p>0.11688</text:p>
          </table:table-cell>
          <table:table-cell table:formula="of:=1-[.E11]" office:value-type="float" office:value="0.983155" calcext:value-type="float">
            <text:p>0.983155</text:p>
          </table:table-cell>
          <table:table-cell table:formula="of:=[.B11]*[.C11]" office:value-type="float" office:value="0.1149111564" calcext:value-type="float">
            <text:p>0.1149111564</text:p>
          </table:table-cell>
          <table:table-cell office:value-type="float" office:value="0.016845" calcext:value-type="float">
            <text:p>0.016845</text:p>
          </table:table-cell>
          <table:table-cell table:formula="of:=[.B11]*[.E11]" office:value-type="float" office:value="0.0019688436" calcext:value-type="float">
            <text:p>0.00196884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1]*[.J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*[.L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30668" calcext:value-type="float">
            <text:p>0.130668</text:p>
          </table:table-cell>
          <table:table-cell table:formula="of:=1-[.E12]" office:value-type="float" office:value="0.991778" calcext:value-type="float">
            <text:p>0.991778</text:p>
          </table:table-cell>
          <table:table-cell table:formula="of:=[.B12]*[.C12]" office:value-type="float" office:value="0.129593647704" calcext:value-type="float">
            <text:p>0.129593647704</text:p>
          </table:table-cell>
          <table:table-cell office:value-type="float" office:value="0.008222" calcext:value-type="float">
            <text:p>0.008222</text:p>
          </table:table-cell>
          <table:table-cell table:formula="of:=[.B12]*[.E12]" office:value-type="float" office:value="0.001074352296" calcext:value-type="float">
            <text:p>0.0010743522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2]*[.J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*[.L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593637" calcext:value-type="float">
            <text:p>0.0593637</text:p>
          </table:table-cell>
          <table:table-cell table:formula="of:=1-[.E13]" office:value-type="float" office:value="0.980305" calcext:value-type="float">
            <text:p>0.980305</text:p>
          </table:table-cell>
          <table:table-cell table:formula="of:=[.B13]*[.C13]" office:value-type="float" office:value="0.0581945319285" calcext:value-type="float">
            <text:p>0.0581945319285</text:p>
          </table:table-cell>
          <table:table-cell office:value-type="float" office:value="0.019695" calcext:value-type="float">
            <text:p>0.019695</text:p>
          </table:table-cell>
          <table:table-cell table:formula="of:=[.B13]*[.E13]" office:value-type="float" office:value="0.0011691680715" calcext:value-type="float">
            <text:p>0.0011691680715</text:p>
          </table:table-cell>
          <table:table-cell table:number-columns-repeated="3"/>
          <table:table-cell office:value-type="float" office:value="0.1352" calcext:value-type="float">
            <text:p>0.1352</text:p>
          </table:table-cell>
          <table:table-cell table:formula="of:=[.B13]*[.J13]" office:value-type="float" office:value="0.00802597224" calcext:value-type="float">
            <text:p>0.00802597224</text:p>
          </table:table-cell>
          <table:table-cell office:value-type="float" office:value="0" calcext:value-type="float">
            <text:p>0</text:p>
          </table:table-cell>
          <table:table-cell table:formula="of:=[.B13]*[.L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260256" calcext:value-type="float">
            <text:p>0.0260256</text:p>
          </table:table-cell>
          <table:table-cell table:formula="of:=1-[.E14]" office:value-type="float" office:value="0.939948" calcext:value-type="float">
            <text:p>0.939948</text:p>
          </table:table-cell>
          <table:table-cell table:formula="of:=[.B14]*[.C14]" office:value-type="float" office:value="0.0244627106688" calcext:value-type="float">
            <text:p>0.0244627106688</text:p>
          </table:table-cell>
          <table:table-cell office:value-type="float" office:value="0.060052" calcext:value-type="float">
            <text:p>0.060052</text:p>
          </table:table-cell>
          <table:table-cell table:formula="of:=[.B14]*[.E14]" office:value-type="float" office:value="0.0015628893312" calcext:value-type="float">
            <text:p>0.0015628893312</text:p>
          </table:table-cell>
          <table:table-cell table:number-columns-repeated="3"/>
          <table:table-cell office:value-type="float" office:value="0.7348" calcext:value-type="float">
            <text:p>0.7348</text:p>
          </table:table-cell>
          <table:table-cell table:formula="of:=[.B14]*[.J14]" office:value-type="float" office:value="0.01912361088" calcext:value-type="float">
            <text:p>0.01912361088</text:p>
          </table:table-cell>
          <table:table-cell office:value-type="float" office:value="0" calcext:value-type="float">
            <text:p>0</text:p>
          </table:table-cell>
          <table:table-cell table:formula="of:=[.B14]*[.L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0960356" calcext:value-type="float">
            <text:p>0.00960356</text:p>
          </table:table-cell>
          <table:table-cell table:formula="of:=1-[.E15]" office:value-type="float" office:value="0.860952" calcext:value-type="float">
            <text:p>0.860952</text:p>
          </table:table-cell>
          <table:table-cell table:formula="of:=[.B15]*[.C15]" office:value-type="float" office:value="0.00826820418912" calcext:value-type="float">
            <text:p>0.00826820418912</text:p>
          </table:table-cell>
          <table:table-cell office:value-type="float" office:value="0.139048" calcext:value-type="float">
            <text:p>0.139048</text:p>
          </table:table-cell>
          <table:table-cell table:formula="of:=[.B15]*[.E15]" office:value-type="float" office:value="0.00133535581088" calcext:value-type="float">
            <text:p>0.001335355810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5]*[.J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5]*[.L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736273" calcext:value-type="float">
            <text:p>0.000736273</text:p>
          </table:table-cell>
          <table:table-cell table:formula="of:=1-[.E16]" office:value-type="float" office:value="1" calcext:value-type="float">
            <text:p>1</text:p>
          </table:table-cell>
          <table:table-cell table:formula="of:=[.B16]*[.C16]" office:value-type="float" office:value="0.000736273" calcext:value-type="float">
            <text:p>0.000736273</text:p>
          </table:table-cell>
          <table:table-cell office:value-type="float" office:value="0" calcext:value-type="float">
            <text:p>0</text:p>
          </table:table-cell>
          <table:table-cell table:formula="of:=[.B16]*[.E16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6]*[.J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*[.L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3:.B16])" office:value-type="float" office:value="0.957475033" calcext:value-type="float">
            <text:p>0.957475033</text:p>
          </table:table-cell>
          <table:table-cell/>
          <table:table-cell table:style-name="ce36" table:formula="of:=SUM([.D3:.D16])" office:value-type="float" office:value="0.83903778255122" calcext:value-type="float">
            <text:p>0.83903778255122</text:p>
          </table:table-cell>
          <table:table-cell/>
          <table:table-cell table:style-name="ce36" table:formula="of:=SUM([.F3:.F16])" office:value-type="float" office:value="0.11843725044878" calcext:value-type="float">
            <text:p>0.11843725044878</text:p>
          </table:table-cell>
          <table:table-cell table:number-columns-repeated="4"/>
          <table:table-cell table:style-name="ce38" table:formula="of:=SUM([.K3:.K16])" office:value-type="float" office:value="0.13656319467" calcext:value-type="float">
            <text:p>0.13656319467</text:p>
          </table:table-cell>
          <table:table-cell/>
          <table:table-cell table:style-name="ce38" table:formula="of:=SUM([.M3:.M16])" office:value-type="float" office:value="0.03880678812" calcext:value-type="float">
            <text:p>0.0388067881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315063" calcext:value-type="float">
            <text:p>0.0315063</text:p>
          </table:table-cell>
          <table:table-cell table:formula="of:=1-[.E22]" office:value-type="float" office:value="0.89899" calcext:value-type="float">
            <text:p>0.89899</text:p>
          </table:table-cell>
          <table:table-cell table:formula="of:=[.B22]*[.C22]" office:value-type="float" office:value="0.028323848637" calcext:value-type="float">
            <text:p>0.028323848637</text:p>
          </table:table-cell>
          <table:table-cell office:value-type="float" office:value="0.10101" calcext:value-type="float">
            <text:p>0.10101</text:p>
          </table:table-cell>
          <table:table-cell table:formula="of:=[.B22]*[.E22]" office:value-type="float" office:value="0.003182451363" calcext:value-type="float">
            <text:p>0.003182451363</text:p>
          </table:table-cell>
          <table:table-cell office:value-type="float" office:value="0.0295" calcext:value-type="float">
            <text:p>0.0295</text:p>
          </table:table-cell>
          <table:table-cell table:style-name="ce42" table:formula="of:=[.G22]*(1-[.D36])" office:value-type="float" office:value="0.00558606880655256" calcext:value-type="float">
            <text:p>0.0055860688065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2]*[.J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*[.L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0961697" calcext:value-type="float">
            <text:p>0.0961697</text:p>
          </table:table-cell>
          <table:table-cell table:formula="of:=1-[.E23]" office:value-type="float" office:value="0.748347" calcext:value-type="float">
            <text:p>0.748347</text:p>
          </table:table-cell>
          <table:table-cell table:formula="of:=[.B23]*[.C23]" office:value-type="float" office:value="0.0719683064859" calcext:value-type="float">
            <text:p>0.0719683064859</text:p>
          </table:table-cell>
          <table:table-cell office:value-type="float" office:value="0.251653" calcext:value-type="float">
            <text:p>0.251653</text:p>
          </table:table-cell>
          <table:table-cell table:formula="of:=[.B23]*[.E23]" office:value-type="float" office:value="0.0242013935141" calcext:value-type="float">
            <text:p>0.0242013935141</text:p>
          </table:table-cell>
          <table:table-cell table:number-columns-repeated="3"/>
          <table:table-cell office:value-type="float" office:value="0.341" calcext:value-type="float">
            <text:p>0.341</text:p>
          </table:table-cell>
          <table:table-cell table:formula="of:=[.B23]*[.J23]" office:value-type="float" office:value="0.0327938677" calcext:value-type="float">
            <text:p>0.0327938677</text:p>
          </table:table-cell>
          <table:table-cell office:value-type="float" office:value="0" calcext:value-type="float">
            <text:p>0</text:p>
          </table:table-cell>
          <table:table-cell table:formula="of:=[.B23]*[.L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3367" calcext:value-type="float">
            <text:p>0.163367</text:p>
          </table:table-cell>
          <table:table-cell table:formula="of:=1-[.E24]" office:value-type="float" office:value="0.849658" calcext:value-type="float">
            <text:p>0.849658</text:p>
          </table:table-cell>
          <table:table-cell table:formula="of:=[.B24]*[.C24]" office:value-type="float" office:value="0.138806078486" calcext:value-type="float">
            <text:p>0.138806078486</text:p>
          </table:table-cell>
          <table:table-cell office:value-type="float" office:value="0.150342" calcext:value-type="float">
            <text:p>0.150342</text:p>
          </table:table-cell>
          <table:table-cell table:formula="of:=[.B24]*[.E24]" office:value-type="float" office:value="0.024560921514" calcext:value-type="float">
            <text:p>0.024560921514</text:p>
          </table:table-cell>
          <table:table-cell table:number-columns-repeated="3"/>
          <table:table-cell office:value-type="float" office:value="0.2915" calcext:value-type="float">
            <text:p>0.2915</text:p>
          </table:table-cell>
          <table:table-cell table:formula="of:=[.B24]*[.J24]" office:value-type="float" office:value="0.0476214805" calcext:value-type="float">
            <text:p>0.0476214805</text:p>
          </table:table-cell>
          <table:table-cell office:value-type="float" office:value="0" calcext:value-type="float">
            <text:p>0</text:p>
          </table:table-cell>
          <table:table-cell table:formula="of:=[.B24]*[.L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696884" calcext:value-type="float">
            <text:p>0.0696884</text:p>
          </table:table-cell>
          <table:table-cell table:formula="of:=1-[.E25]" office:value-type="float" office:value="0.825933" calcext:value-type="float">
            <text:p>0.825933</text:p>
          </table:table-cell>
          <table:table-cell table:formula="of:=[.B25]*[.C25]" office:value-type="float" office:value="0.0575579492772" calcext:value-type="float">
            <text:p>0.0575579492772</text:p>
          </table:table-cell>
          <table:table-cell office:value-type="float" office:value="0.174067" calcext:value-type="float">
            <text:p>0.174067</text:p>
          </table:table-cell>
          <table:table-cell table:formula="of:=[.B25]*[.E25]" office:value-type="float" office:value="0.0121304507228" calcext:value-type="float">
            <text:p>0.01213045072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5]*[.J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*[.L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557575" calcext:value-type="float">
            <text:p>0.0557575</text:p>
          </table:table-cell>
          <table:table-cell table:formula="of:=1-[.E26]" office:value-type="float" office:value="0.827288" calcext:value-type="float">
            <text:p>0.827288</text:p>
          </table:table-cell>
          <table:table-cell table:formula="of:=[.B26]*[.C26]" office:value-type="float" office:value="0.04612751066" calcext:value-type="float">
            <text:p>0.04612751066</text:p>
          </table:table-cell>
          <table:table-cell office:value-type="float" office:value="0.172712" calcext:value-type="float">
            <text:p>0.172712</text:p>
          </table:table-cell>
          <table:table-cell table:formula="of:=[.B26]*[.E26]" office:value-type="float" office:value="0.00962998934" calcext:value-type="float">
            <text:p>0.00962998934</text:p>
          </table:table-cell>
          <table:table-cell table:number-columns-repeated="3"/>
          <table:table-cell office:value-type="float" office:value="0.3903" calcext:value-type="float">
            <text:p>0.3903</text:p>
          </table:table-cell>
          <table:table-cell table:formula="of:=[.B26]*[.J26]" office:value-type="float" office:value="0.02176215225" calcext:value-type="float">
            <text:p>0.02176215225</text:p>
          </table:table-cell>
          <table:table-cell office:value-type="float" office:value="0" calcext:value-type="float">
            <text:p>0</text:p>
          </table:table-cell>
          <table:table-cell table:formula="of:=[.B26]*[.L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44327" calcext:value-type="float">
            <text:p>0.044327</text:p>
          </table:table-cell>
          <table:table-cell table:formula="of:=1-[.E27]" office:value-type="float" office:value="0.865989" calcext:value-type="float">
            <text:p>0.865989</text:p>
          </table:table-cell>
          <table:table-cell table:formula="of:=[.B27]*[.C27]" office:value-type="float" office:value="0.038386694403" calcext:value-type="float">
            <text:p>0.038386694403</text:p>
          </table:table-cell>
          <table:table-cell office:value-type="float" office:value="0.134011" calcext:value-type="float">
            <text:p>0.134011</text:p>
          </table:table-cell>
          <table:table-cell table:formula="of:=[.B27]*[.E27]" office:value-type="float" office:value="0.005940305597" calcext:value-type="float">
            <text:p>0.0059403055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7]*[.J27]" office:value-type="float" office:value="0" calcext:value-type="float">
            <text:p>0</text:p>
          </table:table-cell>
          <table:table-cell office:value-type="float" office:value="0.4318" calcext:value-type="float">
            <text:p>0.4318</text:p>
          </table:table-cell>
          <table:table-cell table:formula="of:=[.B27]*[.L27]" office:value-type="float" office:value="0.0191403986" calcext:value-type="float">
            <text:p>0.0191403986</text:p>
          </table:table-cell>
        </table:table-row>
        <table:table-row table:style-name="ro1">
          <table:table-cell table:style-name="ce39" office:value-type="string" calcext:value-type="string">
            <text:p>#1020</text:p>
          </table:table-cell>
          <table:table-cell office:value-type="float" office:value="0.035812" calcext:value-type="float">
            <text:p>0.035812</text:p>
          </table:table-cell>
          <table:table-cell table:formula="of:=1-[.E28]" office:value-type="float" office:value="0.719027" calcext:value-type="float">
            <text:p>0.719027</text:p>
          </table:table-cell>
          <table:table-cell table:formula="of:=[.B28]*[.C28]" office:value-type="float" office:value="0.025749794924" calcext:value-type="float">
            <text:p>0.025749794924</text:p>
          </table:table-cell>
          <table:table-cell office:value-type="float" office:value="0.280973" calcext:value-type="float">
            <text:p>0.280973</text:p>
          </table:table-cell>
          <table:table-cell table:formula="of:=[.B28]*[.E28]" office:value-type="float" office:value="0.010062205076" calcext:value-type="float">
            <text:p>0.0100622050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8]*[.J28]" office:value-type="float" office:value="0" calcext:value-type="float">
            <text:p>0</text:p>
          </table:table-cell>
          <table:table-cell office:value-type="float" office:value="0.3241" calcext:value-type="float">
            <text:p>0.3241</text:p>
          </table:table-cell>
          <table:table-cell table:formula="of:=[.B28]*[.L28]" office:value-type="float" office:value="0.0116066692" calcext:value-type="float">
            <text:p>0.0116066692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16815" calcext:value-type="float">
            <text:p>0.0116815</text:p>
          </table:table-cell>
          <table:table-cell table:formula="of:=1-[.E29]" office:value-type="float" office:value="0.893293" calcext:value-type="float">
            <text:p>0.893293</text:p>
          </table:table-cell>
          <table:table-cell table:formula="of:=[.B29]*[.C29]" office:value-type="float" office:value="0.0104350021795" calcext:value-type="float">
            <text:p>0.0104350021795</text:p>
          </table:table-cell>
          <table:table-cell office:value-type="float" office:value="0.106707" calcext:value-type="float">
            <text:p>0.106707</text:p>
          </table:table-cell>
          <table:table-cell table:formula="of:=[.B29]*[.E29]" office:value-type="float" office:value="0.0012464978205" calcext:value-type="float">
            <text:p>0.00124649782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9]*[.J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9]*[.L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69353" calcext:value-type="float">
            <text:p>0.169353</text:p>
          </table:table-cell>
          <table:table-cell table:formula="of:=1-[.E30]" office:value-type="float" office:value="0.984722" calcext:value-type="float">
            <text:p>0.984722</text:p>
          </table:table-cell>
          <table:table-cell table:formula="of:=[.B30]*[.C30]" office:value-type="float" office:value="0.166765624866" calcext:value-type="float">
            <text:p>0.166765624866</text:p>
          </table:table-cell>
          <table:table-cell office:value-type="float" office:value="0.015278" calcext:value-type="float">
            <text:p>0.015278</text:p>
          </table:table-cell>
          <table:table-cell table:formula="of:=[.B30]*[.E30]" office:value-type="float" office:value="0.002587375134" calcext:value-type="float">
            <text:p>0.0025873751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0]*[.J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*[.L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807231" calcext:value-type="float">
            <text:p>0.0807231</text:p>
          </table:table-cell>
          <table:table-cell table:formula="of:=1-[.E31]" office:value-type="float" office:value="0.994463" calcext:value-type="float">
            <text:p>0.994463</text:p>
          </table:table-cell>
          <table:table-cell table:formula="of:=[.B31]*[.C31]" office:value-type="float" office:value="0.0802761361953" calcext:value-type="float">
            <text:p>0.0802761361953</text:p>
          </table:table-cell>
          <table:table-cell office:value-type="float" office:value="0.005537" calcext:value-type="float">
            <text:p>0.005537</text:p>
          </table:table-cell>
          <table:table-cell table:formula="of:=[.B31]*[.E31]" office:value-type="float" office:value="0.0004469638047" calcext:value-type="float">
            <text:p>0.00044696380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1]*[.J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1]*[.L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740086" calcext:value-type="float">
            <text:p>0.0740086</text:p>
          </table:table-cell>
          <table:table-cell table:formula="of:=1-[.E32]" office:value-type="float" office:value="0.989858" calcext:value-type="float">
            <text:p>0.989858</text:p>
          </table:table-cell>
          <table:table-cell table:formula="of:=[.B32]*[.C32]" office:value-type="float" office:value="0.0732580047788" calcext:value-type="float">
            <text:p>0.0732580047788</text:p>
          </table:table-cell>
          <table:table-cell office:value-type="float" office:value="0.010142" calcext:value-type="float">
            <text:p>0.010142</text:p>
          </table:table-cell>
          <table:table-cell table:formula="of:=[.B32]*[.E32]" office:value-type="float" office:value="0.0007505952212" calcext:value-type="float">
            <text:p>0.0007505952212</text:p>
          </table:table-cell>
          <table:table-cell table:number-columns-repeated="3"/>
          <table:table-cell office:value-type="float" office:value="0.2908" calcext:value-type="float">
            <text:p>0.2908</text:p>
          </table:table-cell>
          <table:table-cell table:formula="of:=[.B32]*[.J32]" office:value-type="float" office:value="0.02152170088" calcext:value-type="float">
            <text:p>0.02152170088</text:p>
          </table:table-cell>
          <table:table-cell office:value-type="float" office:value="0" calcext:value-type="float">
            <text:p>0</text:p>
          </table:table-cell>
          <table:table-cell table:formula="of:=[.B32]*[.L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90737" calcext:value-type="float">
            <text:p>0.0590737</text:p>
          </table:table-cell>
          <table:table-cell table:formula="of:=1-[.E33]" office:value-type="float" office:value="0.971998" calcext:value-type="float">
            <text:p>0.971998</text:p>
          </table:table-cell>
          <table:table-cell table:formula="of:=[.B33]*[.C33]" office:value-type="float" office:value="0.0574195182526" calcext:value-type="float">
            <text:p>0.0574195182526</text:p>
          </table:table-cell>
          <table:table-cell office:value-type="float" office:value="0.028002" calcext:value-type="float">
            <text:p>0.028002</text:p>
          </table:table-cell>
          <table:table-cell table:formula="of:=[.B33]*[.E33]" office:value-type="float" office:value="0.0016541817474" calcext:value-type="float">
            <text:p>0.0016541817474</text:p>
          </table:table-cell>
          <table:table-cell table:number-columns-repeated="3"/>
          <table:table-cell office:value-type="float" office:value="0.7482" calcext:value-type="float">
            <text:p>0.7482</text:p>
          </table:table-cell>
          <table:table-cell table:formula="of:=[.B33]*[.J33]" office:value-type="float" office:value="0.04419894234" calcext:value-type="float">
            <text:p>0.04419894234</text:p>
          </table:table-cell>
          <table:table-cell office:value-type="float" office:value="0" calcext:value-type="float">
            <text:p>0</text:p>
          </table:table-cell>
          <table:table-cell table:formula="of:=[.B33]*[.L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156638" calcext:value-type="float">
            <text:p>0.0156638</text:p>
          </table:table-cell>
          <table:table-cell table:formula="of:=1-[.E34]" office:value-type="float" office:value="0.893991" calcext:value-type="float">
            <text:p>0.893991</text:p>
          </table:table-cell>
          <table:table-cell table:formula="of:=[.B34]*[.C34]" office:value-type="float" office:value="0.0140032962258" calcext:value-type="float">
            <text:p>0.0140032962258</text:p>
          </table:table-cell>
          <table:table-cell office:value-type="float" office:value="0.106009" calcext:value-type="float">
            <text:p>0.106009</text:p>
          </table:table-cell>
          <table:table-cell table:formula="of:=[.B34]*[.E34]" office:value-type="float" office:value="0.0016605037742" calcext:value-type="float">
            <text:p>0.00166050377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4]*[.J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4]*[.L34]" office:value-type="float" office:value="0" calcext:value-type="float">
            <text:p>0</text:p>
          </table:table-cell>
        </table:table-row>
        <table:table-row table:style-name="ro1">
          <table:table-cell table:style-name="ce39" office:value-type="string" calcext:value-type="string">
            <text:p>#2222</text:p>
          </table:table-cell>
          <table:table-cell office:value-type="float" office:value="0.00156397" calcext:value-type="float">
            <text:p>0.00156397</text:p>
          </table:table-cell>
          <table:table-cell table:formula="of:=1-[.E35]" office:value-type="float" office:value="1" calcext:value-type="float">
            <text:p>1</text:p>
          </table:table-cell>
          <table:table-cell table:formula="of:=[.B35]*[.C35]" office:value-type="float" office:value="0.00156397" calcext:value-type="float">
            <text:p>0.00156397</text:p>
          </table:table-cell>
          <table:table-cell office:value-type="float" office:value="0" calcext:value-type="float">
            <text:p>0</text:p>
          </table:table-cell>
          <table:table-cell table:formula="of:=[.B35]*[.E35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5]*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5]*[.L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22:.B35])" office:value-type="float" office:value="0.90869557" calcext:value-type="float">
            <text:p>0.90869557</text:p>
          </table:table-cell>
          <table:table-cell/>
          <table:table-cell table:style-name="ce36" table:formula="of:=SUM([.D22:.D35])" office:value-type="float" office:value="0.8106417353711" calcext:value-type="float">
            <text:p>0.8106417353711</text:p>
          </table:table-cell>
          <table:table-cell/>
          <table:table-cell table:style-name="ce36" table:formula="of:=SUM([.F22:.F35])" office:value-type="float" office:value="0.0980538346289" calcext:value-type="float">
            <text:p>0.0980538346289</text:p>
          </table:table-cell>
          <table:table-cell table:number-columns-repeated="4"/>
          <table:table-cell table:style-name="ce38" table:formula="of:=SUM([.K22:.K35])" office:value-type="float" office:value="0.16789814367" calcext:value-type="float">
            <text:p>0.16789814367</text:p>
          </table:table-cell>
          <table:table-cell/>
          <table:table-cell table:style-name="ce38" table:formula="of:=SUM([.M22:.M35])" office:value-type="float" office:value="0.0307470678" calcext:value-type="float">
            <text:p>0.030747067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0121481" calcext:value-type="float">
            <text:p>0.00121481</text:p>
          </table:table-cell>
          <table:table-cell table:formula="of:=1-[.E41]" office:value-type="float" office:value="0.88889" calcext:value-type="float">
            <text:p>0.88889</text:p>
          </table:table-cell>
          <table:table-cell table:formula="of:=[.B41]*[.C41]" office:value-type="float" office:value="0.0010798324609" calcext:value-type="float">
            <text:p>0.0010798324609</text:p>
          </table:table-cell>
          <table:table-cell office:value-type="float" office:value="0.11111" calcext:value-type="float">
            <text:p>0.11111</text:p>
          </table:table-cell>
          <table:table-cell table:formula="of:=[.B41]*[.E41]" office:value-type="float" office:value="0.0001349775391" calcext:value-type="float">
            <text:p>0.0001349775391</text:p>
          </table:table-cell>
          <table:table-cell office:value-type="float" office:value="0.0235" calcext:value-type="float">
            <text:p>0.0235</text:p>
          </table:table-cell>
          <table:table-cell table:style-name="ce42" table:formula="of:=[.G41]*(1-[.D55])" office:value-type="float" office:value="0.0037284883625536" calcext:value-type="float">
            <text:p>0.0037284883625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1]*[.J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1]*[.L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163672" calcext:value-type="float">
            <text:p>0.163672</text:p>
          </table:table-cell>
          <table:table-cell table:formula="of:=1-[.E42]" office:value-type="float" office:value="0.78375" calcext:value-type="float">
            <text:p>0.78375</text:p>
          </table:table-cell>
          <table:table-cell table:formula="of:=[.B42]*[.C42]" office:value-type="float" office:value="0.12827793" calcext:value-type="float">
            <text:p>0.12827793</text:p>
          </table:table-cell>
          <table:table-cell office:value-type="float" office:value="0.21625" calcext:value-type="float">
            <text:p>0.21625</text:p>
          </table:table-cell>
          <table:table-cell table:formula="of:=[.B42]*[.E42]" office:value-type="float" office:value="0.03539407" calcext:value-type="float">
            <text:p>0.03539407</text:p>
          </table:table-cell>
          <table:table-cell table:number-columns-repeated="3"/>
          <table:table-cell office:value-type="float" office:value="0.387" calcext:value-type="float">
            <text:p>0.387</text:p>
          </table:table-cell>
          <table:table-cell table:formula="of:=[.B42]*[.J42]" office:value-type="float" office:value="0.063341064" calcext:value-type="float">
            <text:p>0.063341064</text:p>
          </table:table-cell>
          <table:table-cell office:value-type="float" office:value="0" calcext:value-type="float">
            <text:p>0</text:p>
          </table:table-cell>
          <table:table-cell table:formula="of:=[.B42]*[.L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68578" calcext:value-type="float">
            <text:p>0.0968578</text:p>
          </table:table-cell>
          <table:table-cell table:formula="of:=1-[.E43]" office:value-type="float" office:value="0.846069" calcext:value-type="float">
            <text:p>0.846069</text:p>
          </table:table-cell>
          <table:table-cell table:formula="of:=[.B43]*[.C43]" office:value-type="float" office:value="0.0819483819882" calcext:value-type="float">
            <text:p>0.0819483819882</text:p>
          </table:table-cell>
          <table:table-cell office:value-type="float" office:value="0.153931" calcext:value-type="float">
            <text:p>0.153931</text:p>
          </table:table-cell>
          <table:table-cell table:formula="of:=[.B43]*[.E43]" office:value-type="float" office:value="0.0149094180118" calcext:value-type="float">
            <text:p>0.0149094180118</text:p>
          </table:table-cell>
          <table:table-cell table:number-columns-repeated="3"/>
          <table:table-cell office:value-type="float" office:value="0.0941" calcext:value-type="float">
            <text:p>0.0941</text:p>
          </table:table-cell>
          <table:table-cell table:formula="of:=[.B43]*[.J43]" office:value-type="float" office:value="0.00911431898" calcext:value-type="float">
            <text:p>0.00911431898</text:p>
          </table:table-cell>
          <table:table-cell office:value-type="float" office:value="0" calcext:value-type="float">
            <text:p>0</text:p>
          </table:table-cell>
          <table:table-cell table:formula="of:=[.B43]*[.L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114021" calcext:value-type="float">
            <text:p>0.0114021</text:p>
          </table:table-cell>
          <table:table-cell table:formula="of:=1-[.E44]" office:value-type="float" office:value="0.839875" calcext:value-type="float">
            <text:p>0.839875</text:p>
          </table:table-cell>
          <table:table-cell table:formula="of:=[.B44]*[.C44]" office:value-type="float" office:value="0.0095763387375" calcext:value-type="float">
            <text:p>0.0095763387375</text:p>
          </table:table-cell>
          <table:table-cell office:value-type="float" office:value="0.160125" calcext:value-type="float">
            <text:p>0.160125</text:p>
          </table:table-cell>
          <table:table-cell table:formula="of:=[.B44]*[.E44]" office:value-type="float" office:value="0.0018257612625" calcext:value-type="float">
            <text:p>0.00182576126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4]*[.J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4]*[.L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76919" calcext:value-type="float">
            <text:p>0.0276919</text:p>
          </table:table-cell>
          <table:table-cell table:formula="of:=1-[.E45]" office:value-type="float" office:value="0.84864" calcext:value-type="float">
            <text:p>0.84864</text:p>
          </table:table-cell>
          <table:table-cell table:formula="of:=[.B45]*[.C45]" office:value-type="float" office:value="0.023500454016" calcext:value-type="float">
            <text:p>0.023500454016</text:p>
          </table:table-cell>
          <table:table-cell office:value-type="float" office:value="0.15136" calcext:value-type="float">
            <text:p>0.15136</text:p>
          </table:table-cell>
          <table:table-cell table:formula="of:=[.B45]*[.E45]" office:value-type="float" office:value="0.004191445984" calcext:value-type="float">
            <text:p>0.004191445984</text:p>
          </table:table-cell>
          <table:table-cell table:number-columns-repeated="3"/>
          <table:table-cell office:value-type="float" office:value="0.3121" calcext:value-type="float">
            <text:p>0.3121</text:p>
          </table:table-cell>
          <table:table-cell table:formula="of:=[.B45]*[.J45]" office:value-type="float" office:value="0.00864264199" calcext:value-type="float">
            <text:p>0.00864264199</text:p>
          </table:table-cell>
          <table:table-cell office:value-type="float" office:value="0" calcext:value-type="float">
            <text:p>0</text:p>
          </table:table-cell>
          <table:table-cell table:formula="of:=[.B45]*[.L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771936" calcext:value-type="float">
            <text:p>0.0771936</text:p>
          </table:table-cell>
          <table:table-cell table:formula="of:=1-[.E46]" office:value-type="float" office:value="0.875348" calcext:value-type="float">
            <text:p>0.875348</text:p>
          </table:table-cell>
          <table:table-cell table:formula="of:=[.B46]*[.C46]" office:value-type="float" office:value="0.0675712633728" calcext:value-type="float">
            <text:p>0.0675712633728</text:p>
          </table:table-cell>
          <table:table-cell office:value-type="float" office:value="0.124652" calcext:value-type="float">
            <text:p>0.124652</text:p>
          </table:table-cell>
          <table:table-cell table:formula="of:=[.B46]*[.E46]" office:value-type="float" office:value="0.0096223366272" calcext:value-type="float">
            <text:p>0.00962233662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6]*[.J46]" office:value-type="float" office:value="0" calcext:value-type="float">
            <text:p>0</text:p>
          </table:table-cell>
          <table:table-cell office:value-type="float" office:value="0.4901" calcext:value-type="float">
            <text:p>0.4901</text:p>
          </table:table-cell>
          <table:table-cell table:formula="of:=[.B46]*[.L46]" office:value-type="float" office:value="0.03783258336" calcext:value-type="float">
            <text:p>0.03783258336</text:p>
          </table:table-cell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836512" calcext:value-type="float">
            <text:p>0.0836512</text:p>
          </table:table-cell>
          <table:table-cell table:formula="of:=1-[.E47]" office:value-type="float" office:value="0.713476" calcext:value-type="float">
            <text:p>0.713476</text:p>
          </table:table-cell>
          <table:table-cell table:formula="of:=[.B47]*[.C47]" office:value-type="float" office:value="0.0596831235712" calcext:value-type="float">
            <text:p>0.0596831235712</text:p>
          </table:table-cell>
          <table:table-cell office:value-type="float" office:value="0.286524" calcext:value-type="float">
            <text:p>0.286524</text:p>
          </table:table-cell>
          <table:table-cell table:formula="of:=[.B47]*[.E47]" office:value-type="float" office:value="0.0239680764288" calcext:value-type="float">
            <text:p>0.02396807642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7]*[.J47]" office:value-type="float" office:value="0" calcext:value-type="float">
            <text:p>0</text:p>
          </table:table-cell>
          <table:table-cell office:value-type="float" office:value="0.4874" calcext:value-type="float">
            <text:p>0.4874</text:p>
          </table:table-cell>
          <table:table-cell table:formula="of:=[.B47]*[.L47]" office:value-type="float" office:value="0.04077159488" calcext:value-type="float">
            <text:p>0.04077159488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254328" calcext:value-type="float">
            <text:p>0.0254328</text:p>
          </table:table-cell>
          <table:table-cell table:formula="of:=1-[.E48]" office:value-type="float" office:value="0.914286" calcext:value-type="float">
            <text:p>0.914286</text:p>
          </table:table-cell>
          <table:table-cell table:formula="of:=[.B48]*[.C48]" office:value-type="float" office:value="0.0232528529808" calcext:value-type="float">
            <text:p>0.0232528529808</text:p>
          </table:table-cell>
          <table:table-cell office:value-type="float" office:value="0.085714" calcext:value-type="float">
            <text:p>0.085714</text:p>
          </table:table-cell>
          <table:table-cell table:formula="of:=[.B48]*[.E48]" office:value-type="float" office:value="0.0021799470192" calcext:value-type="float">
            <text:p>0.00217994701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8]*[.J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8]*[.L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36269" calcext:value-type="float">
            <text:p>0.236269</text:p>
          </table:table-cell>
          <table:table-cell table:formula="of:=1-[.E49]" office:value-type="float" office:value="0.991728" calcext:value-type="float">
            <text:p>0.991728</text:p>
          </table:table-cell>
          <table:table-cell table:formula="of:=[.B49]*[.C49]" office:value-type="float" office:value="0.234314582832" calcext:value-type="float">
            <text:p>0.234314582832</text:p>
          </table:table-cell>
          <table:table-cell office:value-type="float" office:value="0.008272" calcext:value-type="float">
            <text:p>0.008272</text:p>
          </table:table-cell>
          <table:table-cell table:formula="of:=[.B49]*[.E49]" office:value-type="float" office:value="0.001954417168" calcext:value-type="float">
            <text:p>0.0019544171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9]*[.J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9]*[.L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192025" calcext:value-type="float">
            <text:p>0.0192025</text:p>
          </table:table-cell>
          <table:table-cell table:formula="of:=1-[.E50]" office:value-type="float" office:value="0.982405" calcext:value-type="float">
            <text:p>0.982405</text:p>
          </table:table-cell>
          <table:table-cell table:formula="of:=[.B50]*[.C50]" office:value-type="float" office:value="0.0188646320125" calcext:value-type="float">
            <text:p>0.0188646320125</text:p>
          </table:table-cell>
          <table:table-cell office:value-type="float" office:value="0.017595" calcext:value-type="float">
            <text:p>0.017595</text:p>
          </table:table-cell>
          <table:table-cell table:formula="of:=[.B50]*[.E50]" office:value-type="float" office:value="0.0003378679875" calcext:value-type="float">
            <text:p>0.00033786798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50]*[.J5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0]*[.L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29317" calcext:value-type="float">
            <text:p>0.129317</text:p>
          </table:table-cell>
          <table:table-cell table:formula="of:=1-[.E51]" office:value-type="float" office:value="0.990523" calcext:value-type="float">
            <text:p>0.990523</text:p>
          </table:table-cell>
          <table:table-cell table:formula="of:=[.B51]*[.C51]" office:value-type="float" office:value="0.128091462791" calcext:value-type="float">
            <text:p>0.128091462791</text:p>
          </table:table-cell>
          <table:table-cell office:value-type="float" office:value="0.009477" calcext:value-type="float">
            <text:p>0.009477</text:p>
          </table:table-cell>
          <table:table-cell table:formula="of:=[.B51]*[.E51]" office:value-type="float" office:value="0.001225537209" calcext:value-type="float">
            <text:p>0.001225537209</text:p>
          </table:table-cell>
          <table:table-cell table:number-columns-repeated="3"/>
          <table:table-cell office:value-type="float" office:value="0.4079" calcext:value-type="float">
            <text:p>0.4079</text:p>
          </table:table-cell>
          <table:table-cell table:formula="of:=[.B51]*[.J51]" office:value-type="float" office:value="0.0527484043" calcext:value-type="float">
            <text:p>0.0527484043</text:p>
          </table:table-cell>
          <table:table-cell office:value-type="float" office:value="0" calcext:value-type="float">
            <text:p>0</text:p>
          </table:table-cell>
          <table:table-cell table:formula="of:=[.B51]*[.L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479672" calcext:value-type="float">
            <text:p>0.0479672</text:p>
          </table:table-cell>
          <table:table-cell table:formula="of:=1-[.E52]" office:value-type="float" office:value="0.975553" calcext:value-type="float">
            <text:p>0.975553</text:p>
          </table:table-cell>
          <table:table-cell table:formula="of:=[.B52]*[.C52]" office:value-type="float" office:value="0.0467945458616" calcext:value-type="float">
            <text:p>0.0467945458616</text:p>
          </table:table-cell>
          <table:table-cell office:value-type="float" office:value="0.024447" calcext:value-type="float">
            <text:p>0.024447</text:p>
          </table:table-cell>
          <table:table-cell table:formula="of:=[.B52]*[.E52]" office:value-type="float" office:value="0.0011726541384" calcext:value-type="float">
            <text:p>0.0011726541384</text:p>
          </table:table-cell>
          <table:table-cell table:number-columns-repeated="3"/>
          <table:table-cell office:value-type="float" office:value="0.7514" calcext:value-type="float">
            <text:p>0.7514</text:p>
          </table:table-cell>
          <table:table-cell table:formula="of:=[.B52]*[.J52]" office:value-type="float" office:value="0.03604255408" calcext:value-type="float">
            <text:p>0.03604255408</text:p>
          </table:table-cell>
          <table:table-cell office:value-type="float" office:value="0" calcext:value-type="float">
            <text:p>0</text:p>
          </table:table-cell>
          <table:table-cell table:formula="of:=[.B52]*[.L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190391" calcext:value-type="float">
            <text:p>0.0190391</text:p>
          </table:table-cell>
          <table:table-cell table:formula="of:=1-[.E53]" office:value-type="float" office:value="0.846269" calcext:value-type="float">
            <text:p>0.846269</text:p>
          </table:table-cell>
          <table:table-cell table:formula="of:=[.B53]*[.C53]" office:value-type="float" office:value="0.0161122001179" calcext:value-type="float">
            <text:p>0.0161122001179</text:p>
          </table:table-cell>
          <table:table-cell office:value-type="float" office:value="0.153731" calcext:value-type="float">
            <text:p>0.153731</text:p>
          </table:table-cell>
          <table:table-cell table:formula="of:=[.B53]*[.E53]" office:value-type="float" office:value="0.0029268998821" calcext:value-type="float">
            <text:p>0.002926899882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53]*[.J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3]*[.L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27332" calcext:value-type="float">
            <text:p>0.00227332</text:p>
          </table:table-cell>
          <table:table-cell table:formula="of:=1-[.E54]" office:value-type="float" office:value="1" calcext:value-type="float">
            <text:p>1</text:p>
          </table:table-cell>
          <table:table-cell table:formula="of:=[.B54]*[.C54]" office:value-type="float" office:value="0.00227332" calcext:value-type="float">
            <text:p>0.00227332</text:p>
          </table:table-cell>
          <table:table-cell office:value-type="float" office:value="0" calcext:value-type="float">
            <text:p>0</text:p>
          </table:table-cell>
          <table:table-cell table:formula="of:=[.B54]*[.E54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54]*[.J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4]*[.L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41:.B54])" office:value-type="float" office:value="0.94118433" calcext:value-type="float">
            <text:p>0.94118433</text:p>
          </table:table-cell>
          <table:table-cell/>
          <table:table-cell table:style-name="ce36" table:formula="of:=SUM([.D41:.D54])" office:value-type="float" office:value="0.8413409207424" calcext:value-type="float">
            <text:p>0.8413409207424</text:p>
          </table:table-cell>
          <table:table-cell/>
          <table:table-cell table:style-name="ce36" table:formula="of:=SUM([.F41:.F54])" office:value-type="float" office:value="0.0998434092576" calcext:value-type="float">
            <text:p>0.0998434092576</text:p>
          </table:table-cell>
          <table:table-cell table:number-columns-repeated="4"/>
          <table:table-cell table:style-name="ce38" table:formula="of:=SUM([.K41:.K54])" office:value-type="float" office:value="0.16988898335" calcext:value-type="float">
            <text:p>0.16988898335</text:p>
          </table:table-cell>
          <table:table-cell/>
          <table:table-cell table:style-name="ce38" table:formula="of:=SUM([.M41:.M54])" office:value-type="float" office:value="0.07860417824" calcext:value-type="float">
            <text:p>0.07860417824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883392" calcext:value-type="float">
            <text:p>0.0883392</text:p>
          </table:table-cell>
          <table:table-cell table:formula="of:=1-[.E60]" office:value-type="float" office:value="0.788732" calcext:value-type="float">
            <text:p>0.788732</text:p>
          </table:table-cell>
          <table:table-cell table:formula="of:=[.B60]*[.C60]" office:value-type="float" office:value="0.0696759538944" calcext:value-type="float">
            <text:p>0.0696759538944</text:p>
          </table:table-cell>
          <table:table-cell office:value-type="float" office:value="0.211268" calcext:value-type="float">
            <text:p>0.211268</text:p>
          </table:table-cell>
          <table:table-cell table:formula="of:=[.B60]*[.E60]" office:value-type="float" office:value="0.0186632461056" calcext:value-type="float">
            <text:p>0.0186632461056</text:p>
          </table:table-cell>
          <table:table-cell office:value-type="float" office:value="0.0362" calcext:value-type="float">
            <text:p>0.0362</text:p>
          </table:table-cell>
          <table:table-cell table:style-name="ce42" table:formula="of:=[.G60]*(1-[.D74])" office:value-type="float" office:value="0.0109589886712844" calcext:value-type="float">
            <text:p>0.01095898867128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0]*[.J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0]*[.L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0682023" calcext:value-type="float">
            <text:p>0.0682023</text:p>
          </table:table-cell>
          <table:table-cell table:formula="of:=1-[.E61]" office:value-type="float" office:value="0.760293" calcext:value-type="float">
            <text:p>0.760293</text:p>
          </table:table-cell>
          <table:table-cell table:formula="of:=[.B61]*[.C61]" office:value-type="float" office:value="0.0518537312739" calcext:value-type="float">
            <text:p>0.0518537312739</text:p>
          </table:table-cell>
          <table:table-cell office:value-type="float" office:value="0.239707" calcext:value-type="float">
            <text:p>0.239707</text:p>
          </table:table-cell>
          <table:table-cell table:formula="of:=[.B61]*[.E61]" office:value-type="float" office:value="0.0163485687261" calcext:value-type="float">
            <text:p>0.0163485687261</text:p>
          </table:table-cell>
          <table:table-cell table:number-columns-repeated="3"/>
          <table:table-cell office:value-type="float" office:value="0.3337" calcext:value-type="float">
            <text:p>0.3337</text:p>
          </table:table-cell>
          <table:table-cell table:formula="of:=[.B61]*[.J61]" office:value-type="float" office:value="0.02275910751" calcext:value-type="float">
            <text:p>0.02275910751</text:p>
          </table:table-cell>
          <table:table-cell office:value-type="float" office:value="0" calcext:value-type="float">
            <text:p>0</text:p>
          </table:table-cell>
          <table:table-cell table:formula="of:=[.B61]*[.L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97917" calcext:value-type="float">
            <text:p>0.197917</text:p>
          </table:table-cell>
          <table:table-cell table:formula="of:=1-[.E62]" office:value-type="float" office:value="0.670588" calcext:value-type="float">
            <text:p>0.670588</text:p>
          </table:table-cell>
          <table:table-cell table:formula="of:=[.B62]*[.C62]" office:value-type="float" office:value="0.132720765196" calcext:value-type="float">
            <text:p>0.132720765196</text:p>
          </table:table-cell>
          <table:table-cell office:value-type="float" office:value="0.329412" calcext:value-type="float">
            <text:p>0.329412</text:p>
          </table:table-cell>
          <table:table-cell table:formula="of:=[.B62]*[.E62]" office:value-type="float" office:value="0.065196234804" calcext:value-type="float">
            <text:p>0.065196234804</text:p>
          </table:table-cell>
          <table:table-cell table:number-columns-repeated="3"/>
          <table:table-cell office:value-type="float" office:value="0.1164" calcext:value-type="float">
            <text:p>0.1164</text:p>
          </table:table-cell>
          <table:table-cell table:formula="of:=[.B62]*[.J62]" office:value-type="float" office:value="0.0230375388" calcext:value-type="float">
            <text:p>0.0230375388</text:p>
          </table:table-cell>
          <table:table-cell office:value-type="float" office:value="0" calcext:value-type="float">
            <text:p>0</text:p>
          </table:table-cell>
          <table:table-cell table:formula="of:=[.B62]*[.L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861359" calcext:value-type="float">
            <text:p>0.0861359</text:p>
          </table:table-cell>
          <table:table-cell table:formula="of:=1-[.E63]" office:value-type="float" office:value="0.671938" calcext:value-type="float">
            <text:p>0.671938</text:p>
          </table:table-cell>
          <table:table-cell table:formula="of:=[.B63]*[.C63]" office:value-type="float" office:value="0.0578779843742" calcext:value-type="float">
            <text:p>0.0578779843742</text:p>
          </table:table-cell>
          <table:table-cell office:value-type="float" office:value="0.328062" calcext:value-type="float">
            <text:p>0.328062</text:p>
          </table:table-cell>
          <table:table-cell table:formula="of:=[.B63]*[.E63]" office:value-type="float" office:value="0.0282579156258" calcext:value-type="float">
            <text:p>0.0282579156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3]*[.J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3]*[.L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29544" calcext:value-type="float">
            <text:p>0.0229544</text:p>
          </table:table-cell>
          <table:table-cell table:formula="of:=1-[.E64]" office:value-type="float" office:value="0.669856" calcext:value-type="float">
            <text:p>0.669856</text:p>
          </table:table-cell>
          <table:table-cell table:formula="of:=[.B64]*[.C64]" office:value-type="float" office:value="0.0153761425664" calcext:value-type="float">
            <text:p>0.0153761425664</text:p>
          </table:table-cell>
          <table:table-cell office:value-type="float" office:value="0.330144" calcext:value-type="float">
            <text:p>0.330144</text:p>
          </table:table-cell>
          <table:table-cell table:formula="of:=[.B64]*[.E64]" office:value-type="float" office:value="0.0075782574336" calcext:value-type="float">
            <text:p>0.0075782574336</text:p>
          </table:table-cell>
          <table:table-cell table:number-columns-repeated="3"/>
          <table:table-cell office:value-type="float" office:value="0.2708" calcext:value-type="float">
            <text:p>0.2708</text:p>
          </table:table-cell>
          <table:table-cell table:formula="of:=[.B64]*[.J64]" office:value-type="float" office:value="0.00621605152" calcext:value-type="float">
            <text:p>0.00621605152</text:p>
          </table:table-cell>
          <table:table-cell office:value-type="float" office:value="0" calcext:value-type="float">
            <text:p>0</text:p>
          </table:table-cell>
          <table:table-cell table:formula="of:=[.B64]*[.L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105899" calcext:value-type="float">
            <text:p>0.105899</text:p>
          </table:table-cell>
          <table:table-cell table:formula="of:=1-[.E65]" office:value-type="float" office:value="0.720524" calcext:value-type="float">
            <text:p>0.720524</text:p>
          </table:table-cell>
          <table:table-cell table:formula="of:=[.B65]*[.C65]" office:value-type="float" office:value="0.076302771076" calcext:value-type="float">
            <text:p>0.076302771076</text:p>
          </table:table-cell>
          <table:table-cell office:value-type="float" office:value="0.279476" calcext:value-type="float">
            <text:p>0.279476</text:p>
          </table:table-cell>
          <table:table-cell table:formula="of:=[.B65]*[.E65]" office:value-type="float" office:value="0.029596228924" calcext:value-type="float">
            <text:p>0.0295962289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5]*[.J65]" office:value-type="float" office:value="0" calcext:value-type="float">
            <text:p>0</text:p>
          </table:table-cell>
          <table:table-cell office:value-type="float" office:value="0.3375" calcext:value-type="float">
            <text:p>0.3375</text:p>
          </table:table-cell>
          <table:table-cell table:formula="of:=[.B65]*[.L65]" office:value-type="float" office:value="0.0357409125" calcext:value-type="float">
            <text:p>0.0357409125</text:p>
          </table:table-cell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413754" calcext:value-type="float">
            <text:p>0.0413754</text:p>
          </table:table-cell>
          <table:table-cell table:formula="of:=1-[.E66]" office:value-type="float" office:value="0.668221" calcext:value-type="float">
            <text:p>0.668221</text:p>
          </table:table-cell>
          <table:table-cell table:formula="of:=[.B66]*[.C66]" office:value-type="float" office:value="0.0276479111634" calcext:value-type="float">
            <text:p>0.0276479111634</text:p>
          </table:table-cell>
          <table:table-cell office:value-type="float" office:value="0.331779" calcext:value-type="float">
            <text:p>0.331779</text:p>
          </table:table-cell>
          <table:table-cell table:formula="of:=[.B66]*[.E66]" office:value-type="float" office:value="0.0137274888366" calcext:value-type="float">
            <text:p>0.013727488836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6]*[.J66]" office:value-type="float" office:value="0" calcext:value-type="float">
            <text:p>0</text:p>
          </table:table-cell>
          <table:table-cell office:value-type="float" office:value="0.3867" calcext:value-type="float">
            <text:p>0.3867</text:p>
          </table:table-cell>
          <table:table-cell table:formula="of:=[.B66]*[.L66]" office:value-type="float" office:value="0.01599986718" calcext:value-type="float">
            <text:p>0.01599986718</text:p>
          </table:table-cell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05625" calcext:value-type="float">
            <text:p>0.0105625</text:p>
          </table:table-cell>
          <table:table-cell table:formula="of:=1-[.E67]" office:value-type="float" office:value="0.901408" calcext:value-type="float">
            <text:p>0.901408</text:p>
          </table:table-cell>
          <table:table-cell table:formula="of:=[.B67]*[.C67]" office:value-type="float" office:value="0.009521122" calcext:value-type="float">
            <text:p>0.009521122</text:p>
          </table:table-cell>
          <table:table-cell office:value-type="float" office:value="0.098592" calcext:value-type="float">
            <text:p>0.098592</text:p>
          </table:table-cell>
          <table:table-cell table:formula="of:=[.B67]*[.E67]" office:value-type="float" office:value="0.001041378" calcext:value-type="float">
            <text:p>0.00104137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7]*[.J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7]*[.L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90636" calcext:value-type="float">
            <text:p>0.090636</text:p>
          </table:table-cell>
          <table:table-cell table:formula="of:=1-[.E68]" office:value-type="float" office:value="0.9414" calcext:value-type="float">
            <text:p>0.9414</text:p>
          </table:table-cell>
          <table:table-cell table:formula="of:=[.B68]*[.C68]" office:value-type="float" office:value="0.0853247304" calcext:value-type="float">
            <text:p>0.0853247304</text:p>
          </table:table-cell>
          <table:table-cell office:value-type="float" office:value="0.0586" calcext:value-type="float">
            <text:p>0.0586</text:p>
          </table:table-cell>
          <table:table-cell table:formula="of:=[.B68]*[.E68]" office:value-type="float" office:value="0.0053112696" calcext:value-type="float">
            <text:p>0.00531126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8]*[.J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8]*[.L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635487" calcext:value-type="float">
            <text:p>0.0635487</text:p>
          </table:table-cell>
          <table:table-cell table:formula="of:=1-[.E69]" office:value-type="float" office:value="0.961145" calcext:value-type="float">
            <text:p>0.961145</text:p>
          </table:table-cell>
          <table:table-cell table:formula="of:=[.B69]*[.C69]" office:value-type="float" office:value="0.0610795152615" calcext:value-type="float">
            <text:p>0.0610795152615</text:p>
          </table:table-cell>
          <table:table-cell office:value-type="float" office:value="0.038855" calcext:value-type="float">
            <text:p>0.038855</text:p>
          </table:table-cell>
          <table:table-cell table:formula="of:=[.B69]*[.E69]" office:value-type="float" office:value="0.0024691847385" calcext:value-type="float">
            <text:p>0.00246918473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9]*[.J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9]*[.L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350459" calcext:value-type="float">
            <text:p>0.0350459</text:p>
          </table:table-cell>
          <table:table-cell table:formula="of:=1-[.E70]" office:value-type="float" office:value="0.968397" calcext:value-type="float">
            <text:p>0.968397</text:p>
          </table:table-cell>
          <table:table-cell table:formula="of:=[.B70]*[.C70]" office:value-type="float" office:value="0.0339383444223" calcext:value-type="float">
            <text:p>0.0339383444223</text:p>
          </table:table-cell>
          <table:table-cell office:value-type="float" office:value="0.031603" calcext:value-type="float">
            <text:p>0.031603</text:p>
          </table:table-cell>
          <table:table-cell table:formula="of:=[.B70]*[.E70]" office:value-type="float" office:value="0.0011075555777" calcext:value-type="float">
            <text:p>0.0011075555777</text:p>
          </table:table-cell>
          <table:table-cell table:number-columns-repeated="3"/>
          <table:table-cell office:value-type="float" office:value="0.2344" calcext:value-type="float">
            <text:p>0.2344</text:p>
          </table:table-cell>
          <table:table-cell table:formula="of:=[.B70]*[.J70]" office:value-type="float" office:value="0.00821475896" calcext:value-type="float">
            <text:p>0.00821475896</text:p>
          </table:table-cell>
          <table:table-cell office:value-type="float" office:value="0" calcext:value-type="float">
            <text:p>0</text:p>
          </table:table-cell>
          <table:table-cell table:formula="of:=[.B70]*[.L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182207" calcext:value-type="float">
            <text:p>0.0182207</text:p>
          </table:table-cell>
          <table:table-cell table:formula="of:=1-[.E71]" office:value-type="float" office:value="0.893362" calcext:value-type="float">
            <text:p>0.893362</text:p>
          </table:table-cell>
          <table:table-cell table:formula="of:=[.B71]*[.C71]" office:value-type="float" office:value="0.0162776809934" calcext:value-type="float">
            <text:p>0.0162776809934</text:p>
          </table:table-cell>
          <table:table-cell office:value-type="float" office:value="0.106638" calcext:value-type="float">
            <text:p>0.106638</text:p>
          </table:table-cell>
          <table:table-cell table:formula="of:=[.B71]*[.E71]" office:value-type="float" office:value="0.0019430190066" calcext:value-type="float">
            <text:p>0.0019430190066</text:p>
          </table:table-cell>
          <table:table-cell table:number-columns-repeated="3"/>
          <table:table-cell office:value-type="float" office:value="0.3745" calcext:value-type="float">
            <text:p>0.3745</text:p>
          </table:table-cell>
          <table:table-cell table:formula="of:=[.B71]*[.J71]" office:value-type="float" office:value="0.00682365215" calcext:value-type="float">
            <text:p>0.00682365215</text:p>
          </table:table-cell>
          <table:table-cell office:value-type="float" office:value="0" calcext:value-type="float">
            <text:p>0</text:p>
          </table:table-cell>
          <table:table-cell table:formula="of:=[.B71]*[.L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662193" calcext:value-type="float">
            <text:p>0.0662193</text:p>
          </table:table-cell>
          <table:table-cell table:formula="of:=1-[.E72]" office:value-type="float" office:value="0.894405" calcext:value-type="float">
            <text:p>0.894405</text:p>
          </table:table-cell>
          <table:table-cell table:formula="of:=[.B72]*[.C72]" office:value-type="float" office:value="0.0592268730165" calcext:value-type="float">
            <text:p>0.0592268730165</text:p>
          </table:table-cell>
          <table:table-cell office:value-type="float" office:value="0.105595" calcext:value-type="float">
            <text:p>0.105595</text:p>
          </table:table-cell>
          <table:table-cell table:formula="of:=[.B72]*[.E72]" office:value-type="float" office:value="0.0069924269835" calcext:value-type="float">
            <text:p>0.00699242698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2]*[.J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2]*[.L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447338" calcext:value-type="float">
            <text:p>0.000447338</text:p>
          </table:table-cell>
          <table:table-cell table:formula="of:=1-[.E73]" office:value-type="float" office:value="0.988024" calcext:value-type="float">
            <text:p>0.988024</text:p>
          </table:table-cell>
          <table:table-cell table:formula="of:=[.B73]*[.C73]" office:value-type="float" office:value="0.000441980680112" calcext:value-type="float">
            <text:p>0.000441980680112</text:p>
          </table:table-cell>
          <table:table-cell office:value-type="float" office:value="0.011976" calcext:value-type="float">
            <text:p>0.011976</text:p>
          </table:table-cell>
          <table:table-cell table:formula="of:=[.B73]*[.E73]" office:value-type="float" office:value="0.000005357319888" calcext:value-type="float">
            <text:p>5.357319888E-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3]*[.J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3]*[.L7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60:.B73])" office:value-type="float" office:value="0.895503638" calcext:value-type="float">
            <text:p>0.895503638</text:p>
          </table:table-cell>
          <table:table-cell/>
          <table:table-cell table:style-name="ce36" table:formula="of:=SUM([.D60:.D73])" office:value-type="float" office:value="0.697265506318112" calcext:value-type="float">
            <text:p>0.697265506318112</text:p>
          </table:table-cell>
          <table:table-cell/>
          <table:table-cell table:style-name="ce36" table:formula="of:=SUM([.F60:.F73])" office:value-type="float" office:value="0.198238131681888" calcext:value-type="float">
            <text:p>0.198238131681888</text:p>
          </table:table-cell>
          <table:table-cell table:number-columns-repeated="4"/>
          <table:table-cell table:style-name="ce38" table:formula="of:=SUM([.K60:.K73])" office:value-type="float" office:value="0.06705110894" calcext:value-type="float">
            <text:p>0.06705110894</text:p>
          </table:table-cell>
          <table:table-cell/>
          <table:table-cell table:style-name="ce38" table:formula="of:=SUM([.M60:.M73])" office:value-type="float" office:value="0.05174077968" calcext:value-type="float">
            <text:p>0.05174077968</text:p>
          </table:table-cell>
        </table:table-row>
      </table:table>
      <table:table table:name="g2" table:style-name="ta1">
        <table:table-column table:style-name="co2" table:number-columns-repeated="8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multi=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423978" calcext:value-type="float">
            <text:p>0.423978</text:p>
          </table:table-cell>
          <table:table-cell table:formula="of:=1-0.185631" office:value-type="float" office:value="0.814369" calcext:value-type="float">
            <text:p>0.814369</text:p>
          </table:table-cell>
          <table:table-cell table:formula="of:=[.B3]*[.C3]" office:value-type="float" office:value="0.345274539882" calcext:value-type="float">
            <text:p>0.345274539882</text:p>
          </table:table-cell>
          <table:table-cell table:formula="of:=[.B3]*(1-[.C3])" office:value-type="float" office:value="0.078703460118" calcext:value-type="float">
            <text:p>0.078703460118</text:p>
          </table:table-cell>
          <table:table-cell office:value-type="float" office:value="0.2456" calcext:value-type="float">
            <text:p>0.2456</text:p>
          </table:table-cell>
          <table:table-cell table:formula="of:=[.F3]*[.E11]" office:value-type="float" office:value="0.034141655835696" calcext:value-type="float">
            <text:p>0.034141655835696</text:p>
          </table:table-cell>
          <table:table-cell/>
          <table:table-cell office:value-type="float" office:value="0.4139" calcext:value-type="float">
            <text:p>0.4139</text:p>
          </table:table-cell>
          <table:table-cell table:formula="of:=[.B3]*[.I3]" office:value-type="float" office:value="0.1754844942" calcext:value-type="float">
            <text:p>0.1754844942</text:p>
          </table:table-cell>
          <table:table-cell office:value-type="float" office:value="0" calcext:value-type="float">
            <text:p>0</text:p>
          </table:table-cell>
          <table:table-cell table:formula="of:=[.B3]*[.K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308672" calcext:value-type="float">
            <text:p>0.308672</text:p>
          </table:table-cell>
          <table:table-cell table:formula="of:=1-0.094695" office:value-type="float" office:value="0.905305" calcext:value-type="float">
            <text:p>0.905305</text:p>
          </table:table-cell>
          <table:table-cell table:formula="of:=[.B4]*[.C4]" office:value-type="float" office:value="0.27944230496" calcext:value-type="float">
            <text:p>0.27944230496</text:p>
          </table:table-cell>
          <table:table-cell table:formula="of:=[.B4]*(1-[.C4])" office:value-type="float" office:value="0.02922969504" calcext:value-type="float">
            <text:p>0.02922969504</text:p>
          </table:table-cell>
          <table:table-cell table:number-columns-repeated="3"/>
          <table:table-cell office:value-type="float" office:value="0.0122" calcext:value-type="float">
            <text:p>0.0122</text:p>
          </table:table-cell>
          <table:table-cell table:formula="of:=[.B4]*[.I4]" office:value-type="float" office:value="0.0037657984" calcext:value-type="float">
            <text:p>0.0037657984</text:p>
          </table:table-cell>
          <table:table-cell office:value-type="float" office:value="0" calcext:value-type="float">
            <text:p>0</text:p>
          </table:table-cell>
          <table:table-cell table:formula="of:=[.B4]*[.K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93824" calcext:value-type="float">
            <text:p>0.093824</text:p>
          </table:table-cell>
          <table:table-cell table:formula="of:=1-0.152608" office:value-type="float" office:value="0.847392" calcext:value-type="float">
            <text:p>0.847392</text:p>
          </table:table-cell>
          <table:table-cell table:formula="of:=[.B5]*[.C5]" office:value-type="float" office:value="0.079505707008" calcext:value-type="float">
            <text:p>0.079505707008</text:p>
          </table:table-cell>
          <table:table-cell table:formula="of:=[.B5]*(1-[.C5])" office:value-type="float" office:value="0.014318292992" calcext:value-type="float">
            <text:p>0.014318292992</text:p>
          </table:table-cell>
          <table:table-cell table:number-columns-repeated="3"/>
          <table:table-cell office:value-type="float" office:value="0.6309" calcext:value-type="float">
            <text:p>0.6309</text:p>
          </table:table-cell>
          <table:table-cell table:formula="of:=[.B5]*[.I5]" office:value-type="float" office:value="0.0591935616" calcext:value-type="float">
            <text:p>0.0591935616</text:p>
          </table:table-cell>
          <table:table-cell office:value-type="float" office:value="0" calcext:value-type="float">
            <text:p>0</text:p>
          </table:table-cell>
          <table:table-cell table:formula="of:=[.B5]*[.K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661204" calcext:value-type="float">
            <text:p>0.0661204</text:p>
          </table:table-cell>
          <table:table-cell table:formula="of:=1-0.066922" office:value-type="float" office:value="0.933078" calcext:value-type="float">
            <text:p>0.933078</text:p>
          </table:table-cell>
          <table:table-cell table:formula="of:=[.B6]*[.C6]" office:value-type="float" office:value="0.0616954905912" calcext:value-type="float">
            <text:p>0.0616954905912</text:p>
          </table:table-cell>
          <table:table-cell table:formula="of:=[.B6]*(1-[.C6])" office:value-type="float" office:value="0.0044249094088" calcext:value-type="float">
            <text:p>0.00442490940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6]*[.I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6]*[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13323" calcext:value-type="float">
            <text:p>0.0513323</text:p>
          </table:table-cell>
          <table:table-cell table:formula="of:=1-0.05298" office:value-type="float" office:value="0.94702" calcext:value-type="float">
            <text:p>0.94702</text:p>
          </table:table-cell>
          <table:table-cell table:formula="of:=[.B7]*[.C7]" office:value-type="float" office:value="0.048612714746" calcext:value-type="float">
            <text:p>0.048612714746</text:p>
          </table:table-cell>
          <table:table-cell table:formula="of:=[.B7]*(1-[.C7])" office:value-type="float" office:value="0.002719585254" calcext:value-type="float">
            <text:p>0.0027195852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]*[.I7]" office:value-type="float" office:value="0" calcext:value-type="float">
            <text:p>0</text:p>
          </table:table-cell>
          <table:table-cell office:value-type="float" office:value="0.4003" calcext:value-type="float">
            <text:p>0.4003</text:p>
          </table:table-cell>
          <table:table-cell table:formula="of:=[.B7]*[.K7]" office:value-type="float" office:value="0.02054831969" calcext:value-type="float">
            <text:p>0.02054831969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466601" calcext:value-type="float">
            <text:p>0.0466601</text:p>
          </table:table-cell>
          <table:table-cell table:formula="of:=1-0.154856" office:value-type="float" office:value="0.845144" calcext:value-type="float">
            <text:p>0.845144</text:p>
          </table:table-cell>
          <table:table-cell table:formula="of:=[.B8]*[.C8]" office:value-type="float" office:value="0.0394345035544" calcext:value-type="float">
            <text:p>0.0394345035544</text:p>
          </table:table-cell>
          <table:table-cell table:formula="of:=[.B8]*(1-[.C8])" office:value-type="float" office:value="0.0072255964456" calcext:value-type="float">
            <text:p>0.0072255964456</text:p>
          </table:table-cell>
          <table:table-cell table:number-columns-repeated="3"/>
          <table:table-cell office:value-type="float" office:value="0.0013" calcext:value-type="float">
            <text:p>0.0013</text:p>
          </table:table-cell>
          <table:table-cell table:formula="of:=[.B8]*[.I8]" office:value-type="float" office:value="0.00006065813" calcext:value-type="float">
            <text:p>6.065813E-05</text:p>
          </table:table-cell>
          <table:table-cell office:value-type="float" office:value="0" calcext:value-type="float">
            <text:p>0</text:p>
          </table:table-cell>
          <table:table-cell table:formula="of:=[.B8]*[.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461" calcext:value-type="float">
            <text:p>0.00461</text:p>
          </table:table-cell>
          <table:table-cell table:formula="of:=1-0.16273" office:value-type="float" office:value="0.83727" calcext:value-type="float">
            <text:p>0.83727</text:p>
          </table:table-cell>
          <table:table-cell table:formula="of:=[.B9]*[.C9]" office:value-type="float" office:value="0.0038598147" calcext:value-type="float">
            <text:p>0.0038598147</text:p>
          </table:table-cell>
          <table:table-cell table:formula="of:=[.B9]*(1-[.C9])" office:value-type="float" office:value="0.0007501853" calcext:value-type="float">
            <text:p>0.000750185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9]*[.I9]" office:value-type="float" office:value="0" calcext:value-type="float">
            <text:p>0</text:p>
          </table:table-cell>
          <table:table-cell office:value-type="float" office:value="0.1849" calcext:value-type="float">
            <text:p>0.1849</text:p>
          </table:table-cell>
          <table:table-cell table:formula="of:=[.B9]*[.K9]" office:value-type="float" office:value="0.000852389" calcext:value-type="float">
            <text:p>0.000852389</text:p>
          </table:table-cell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46037" calcext:value-type="float">
            <text:p>0.0046037</text:p>
          </table:table-cell>
          <table:table-cell table:formula="of:=1-0.356568" office:value-type="float" office:value="0.643432" calcext:value-type="float">
            <text:p>0.643432</text:p>
          </table:table-cell>
          <table:table-cell table:formula="of:=[.B10]*[.C10]" office:value-type="float" office:value="0.0029621678984" calcext:value-type="float">
            <text:p>0.0029621678984</text:p>
          </table:table-cell>
          <table:table-cell table:formula="of:=[.B10]*(1-[.C10])" office:value-type="float" office:value="0.0016415321016" calcext:value-type="float">
            <text:p>0.00164153210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0]*[.I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*[.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3:.B10])" office:value-type="float" office:value="0.9998005" calcext:value-type="float">
            <text:p>0.9998005</text:p>
          </table:table-cell>
          <table:table-cell/>
          <table:table-cell table:style-name="ce38" table:formula="of:=SUM([.D3:.D10])" office:value-type="float" office:value="0.86078724334" calcext:value-type="float">
            <text:p>0.86078724334</text:p>
          </table:table-cell>
          <table:table-cell table:formula="of:=SUM([.E3:.E10])" office:value-type="float" office:value="0.13901325666" calcext:value-type="float">
            <text:p>0.13901325666</text:p>
          </table:table-cell>
          <table:table-cell table:number-columns-repeated="4"/>
          <table:table-cell table:style-name="ce38" table:formula="of:=SUM([.J3:.J10])" office:value-type="float" office:value="0.23850451233" calcext:value-type="float">
            <text:p>0.23850451233</text:p>
          </table:table-cell>
          <table:table-cell/>
          <table:table-cell table:style-name="ce38" table:formula="of:=SUM([.L3:.L9])" office:value-type="float" office:value="0.02140070869" calcext:value-type="float">
            <text:p>0.0214007086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95855" calcext:value-type="float">
            <text:p>0.395855</text:p>
          </table:table-cell>
          <table:table-cell table:formula="of:=1-0.156511" office:value-type="float" office:value="0.843489" calcext:value-type="float">
            <text:p>0.843489</text:p>
          </table:table-cell>
          <table:table-cell table:formula="of:=[.B15]*[.C15]" office:value-type="float" office:value="0.333899338095" calcext:value-type="float">
            <text:p>0.333899338095</text:p>
          </table:table-cell>
          <table:table-cell table:formula="of:=[.B15]*(1-[.C15])" office:value-type="float" office:value="0.061955661905" calcext:value-type="float">
            <text:p>0.061955661905</text:p>
          </table:table-cell>
          <table:table-cell office:value-type="float" office:value="0.2037" calcext:value-type="float">
            <text:p>0.2037</text:p>
          </table:table-cell>
          <table:table-cell table:formula="of:=[.F15]*[.E23]" office:value-type="float" office:value="0.0258387144264837" calcext:value-type="float">
            <text:p>0.025838714426484</text:p>
          </table:table-cell>
          <table:table-cell/>
          <table:table-cell office:value-type="float" office:value="0.3965" calcext:value-type="float">
            <text:p>0.3965</text:p>
          </table:table-cell>
          <table:table-cell table:formula="of:=[.B15]*[.I15]" office:value-type="float" office:value="0.1569565075" calcext:value-type="float">
            <text:p>0.1569565075</text:p>
          </table:table-cell>
          <table:table-cell office:value-type="float" office:value="0" calcext:value-type="float">
            <text:p>0</text:p>
          </table:table-cell>
          <table:table-cell table:formula="of:=[.B15]*[.K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176317" calcext:value-type="float">
            <text:p>0.176317</text:p>
          </table:table-cell>
          <table:table-cell table:formula="of:=1-0.10249" office:value-type="float" office:value="0.89751" calcext:value-type="float">
            <text:p>0.89751</text:p>
          </table:table-cell>
          <table:table-cell table:formula="of:=[.B16]*[.C16]" office:value-type="float" office:value="0.15824627067" calcext:value-type="float">
            <text:p>0.15824627067</text:p>
          </table:table-cell>
          <table:table-cell table:formula="of:=[.B16]*(1-[.C16])" office:value-type="float" office:value="0.01807072933" calcext:value-type="float">
            <text:p>0.01807072933</text:p>
          </table:table-cell>
          <table:table-cell table:number-columns-repeated="3"/>
          <table:table-cell office:value-type="float" office:value="0.1045" calcext:value-type="float">
            <text:p>0.1045</text:p>
          </table:table-cell>
          <table:table-cell table:formula="of:=[.B16]*[.I16]" office:value-type="float" office:value="0.0184251265" calcext:value-type="float">
            <text:p>0.0184251265</text:p>
          </table:table-cell>
          <table:table-cell office:value-type="float" office:value="0" calcext:value-type="float">
            <text:p>0</text:p>
          </table:table-cell>
          <table:table-cell table:formula="of:=[.B16]*[.K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53667" calcext:value-type="float">
            <text:p>0.153667</text:p>
          </table:table-cell>
          <table:table-cell table:formula="of:=1-0.125776" office:value-type="float" office:value="0.874224" calcext:value-type="float">
            <text:p>0.874224</text:p>
          </table:table-cell>
          <table:table-cell table:formula="of:=[.B17]*[.C17]" office:value-type="float" office:value="0.134339379408" calcext:value-type="float">
            <text:p>0.134339379408</text:p>
          </table:table-cell>
          <table:table-cell table:formula="of:=[.B17]*(1-[.C17])" office:value-type="float" office:value="0.019327620592" calcext:value-type="float">
            <text:p>0.019327620592</text:p>
          </table:table-cell>
          <table:table-cell table:number-columns-repeated="3"/>
          <table:table-cell office:value-type="float" office:value="0.7197" calcext:value-type="float">
            <text:p>0.7197</text:p>
          </table:table-cell>
          <table:table-cell table:formula="of:=[.B17]*[.I17]" office:value-type="float" office:value="0.1105941399" calcext:value-type="float">
            <text:p>0.1105941399</text:p>
          </table:table-cell>
          <table:table-cell office:value-type="float" office:value="0" calcext:value-type="float">
            <text:p>0</text:p>
          </table:table-cell>
          <table:table-cell table:formula="of:=[.B17]*[.K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07549" calcext:value-type="float">
            <text:p>0.107549</text:p>
          </table:table-cell>
          <table:table-cell table:formula="of:=1-0.147622" office:value-type="float" office:value="0.852378" calcext:value-type="float">
            <text:p>0.852378</text:p>
          </table:table-cell>
          <table:table-cell table:formula="of:=[.B18]*[.C18]" office:value-type="float" office:value="0.091672401522" calcext:value-type="float">
            <text:p>0.091672401522</text:p>
          </table:table-cell>
          <table:table-cell table:formula="of:=[.B18]*(1-[.C18])" office:value-type="float" office:value="0.015876598478" calcext:value-type="float">
            <text:p>0.015876598478</text:p>
          </table:table-cell>
          <table:table-cell table:number-columns-repeated="3"/>
          <table:table-cell office:value-type="float" office:value="0.0003" calcext:value-type="float">
            <text:p>0.0003</text:p>
          </table:table-cell>
          <table:table-cell table:formula="of:=[.B18]*[.I18]" office:value-type="float" office:value="0.0000322647" calcext:value-type="float">
            <text:p>3.22647E-05</text:p>
          </table:table-cell>
          <table:table-cell office:value-type="float" office:value="0" calcext:value-type="float">
            <text:p>0</text:p>
          </table:table-cell>
          <table:table-cell table:formula="of:=[.B18]*[.K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06337" calcext:value-type="float">
            <text:p>0.106337</text:p>
          </table:table-cell>
          <table:table-cell table:formula="of:=1-0.056556" office:value-type="float" office:value="0.943444" calcext:value-type="float">
            <text:p>0.943444</text:p>
          </table:table-cell>
          <table:table-cell table:formula="of:=[.B19]*[.C19]" office:value-type="float" office:value="0.100323004628" calcext:value-type="float">
            <text:p>0.100323004628</text:p>
          </table:table-cell>
          <table:table-cell table:formula="of:=[.B19]*(1-[.C19])" office:value-type="float" office:value="0.00601399537200001" calcext:value-type="float">
            <text:p>0.006013995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9]*[.I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9]*[.K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37682" calcext:value-type="float">
            <text:p>0.037682</text:p>
          </table:table-cell>
          <table:table-cell table:formula="of:=1-0.048202" office:value-type="float" office:value="0.951798" calcext:value-type="float">
            <text:p>0.951798</text:p>
          </table:table-cell>
          <table:table-cell table:formula="of:=[.B20]*[.C20]" office:value-type="float" office:value="0.035865652236" calcext:value-type="float">
            <text:p>0.035865652236</text:p>
          </table:table-cell>
          <table:table-cell table:formula="of:=[.B20]*(1-[.C20])" office:value-type="float" office:value="0.001816347764" calcext:value-type="float">
            <text:p>0.0018163477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0]*[.I20]" office:value-type="float" office:value="0" calcext:value-type="float">
            <text:p>0</text:p>
          </table:table-cell>
          <table:table-cell office:value-type="float" office:value="0.4143" calcext:value-type="float">
            <text:p>0.4143</text:p>
          </table:table-cell>
          <table:table-cell table:formula="of:=[.B20]*[.K20]" office:value-type="float" office:value="0.0156116526" calcext:value-type="float">
            <text:p>0.0156116526</text:p>
          </table:table-cell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1704" calcext:value-type="float">
            <text:p>0.01704</text:p>
          </table:table-cell>
          <table:table-cell table:formula="of:=1-0.122449" office:value-type="float" office:value="0.877551" calcext:value-type="float">
            <text:p>0.877551</text:p>
          </table:table-cell>
          <table:table-cell table:formula="of:=[.B21]*[.C21]" office:value-type="float" office:value="0.01495346904" calcext:value-type="float">
            <text:p>0.01495346904</text:p>
          </table:table-cell>
          <table:table-cell table:formula="of:=[.B21]*(1-[.C21])" office:value-type="float" office:value="0.00208653096" calcext:value-type="float">
            <text:p>0.002086530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1]*[.I21]" office:value-type="float" office:value="0" calcext:value-type="float">
            <text:p>0</text:p>
          </table:table-cell>
          <table:table-cell office:value-type="float" office:value="0.3118" calcext:value-type="float">
            <text:p>0.3118</text:p>
          </table:table-cell>
          <table:table-cell table:formula="of:=[.B21]*[.K21]" office:value-type="float" office:value="0.005313072" calcext:value-type="float">
            <text:p>0.005313072</text:p>
          </table:table-cell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5482" calcext:value-type="float">
            <text:p>0.005482</text:p>
          </table:table-cell>
          <table:table-cell table:formula="of:=1-0.31" office:value-type="float" office:value="0.69" calcext:value-type="float">
            <text:p>0.69</text:p>
          </table:table-cell>
          <table:table-cell table:formula="of:=[.B22]*[.C22]" office:value-type="float" office:value="0.00378258" calcext:value-type="float">
            <text:p>0.00378258</text:p>
          </table:table-cell>
          <table:table-cell table:formula="of:=[.B22]*(1-[.C22])" office:value-type="float" office:value="0.00169942" calcext:value-type="float">
            <text:p>0.001699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2]*[.I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*[.K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15:.B22])" office:value-type="float" office:value="0.999929" calcext:value-type="float">
            <text:p>0.999929</text:p>
          </table:table-cell>
          <table:table-cell/>
          <table:table-cell table:style-name="ce38" table:formula="of:=SUM([.D15:.D22])" office:value-type="float" office:value="0.873082095599" calcext:value-type="float">
            <text:p>0.873082095599</text:p>
          </table:table-cell>
          <table:table-cell table:formula="of:=SUM([.E15:.E22])" office:value-type="float" office:value="0.126846904401" calcext:value-type="float">
            <text:p>0.126846904401</text:p>
          </table:table-cell>
          <table:table-cell table:number-columns-repeated="4"/>
          <table:table-cell table:style-name="ce38" table:formula="of:=SUM([.J15:.J22])" office:value-type="float" office:value="0.2860080386" calcext:value-type="float">
            <text:p>0.2860080386</text:p>
          </table:table-cell>
          <table:table-cell/>
          <table:table-cell table:style-name="ce38" table:formula="of:=SUM([.L15:.L21])" office:value-type="float" office:value="0.0209247246" calcext:value-type="float">
            <text:p>0.020924724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540854" calcext:value-type="float">
            <text:p>0.540854</text:p>
          </table:table-cell>
          <table:table-cell table:formula="of:=1-0.153013" office:value-type="float" office:value="0.846987" calcext:value-type="float">
            <text:p>0.846987</text:p>
          </table:table-cell>
          <table:table-cell table:formula="of:=[.B27]*[.C27]" office:value-type="float" office:value="0.458096306898" calcext:value-type="float">
            <text:p>0.458096306898</text:p>
          </table:table-cell>
          <table:table-cell table:formula="of:=[.B27]*(1-[.C27])" office:value-type="float" office:value="0.082757693102" calcext:value-type="float">
            <text:p>0.082757693102</text:p>
          </table:table-cell>
          <table:table-cell office:value-type="float" office:value="0.1773" calcext:value-type="float">
            <text:p>0.1773</text:p>
          </table:table-cell>
          <table:table-cell table:formula="of:=[.F27]*[.E35]" office:value-type="float" office:value="0.0226822588427988" calcext:value-type="float">
            <text:p>0.022682258842799</text:p>
          </table:table-cell>
          <table:table-cell/>
          <table:table-cell office:value-type="float" office:value="0.4023" calcext:value-type="float">
            <text:p>0.4023</text:p>
          </table:table-cell>
          <table:table-cell table:formula="of:=[.B27]*[.I27]" office:value-type="float" office:value="0.2175855642" calcext:value-type="float">
            <text:p>0.2175855642</text:p>
          </table:table-cell>
          <table:table-cell office:value-type="float" office:value="0" calcext:value-type="float">
            <text:p>0</text:p>
          </table:table-cell>
          <table:table-cell table:formula="of:=[.B27]*[.K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37859" calcext:value-type="float">
            <text:p>0.137859</text:p>
          </table:table-cell>
          <table:table-cell table:formula="of:=1-0.048303" office:value-type="float" office:value="0.951697" calcext:value-type="float">
            <text:p>0.951697</text:p>
          </table:table-cell>
          <table:table-cell table:formula="of:=[.B28]*[.C28]" office:value-type="float" office:value="0.131199996723" calcext:value-type="float">
            <text:p>0.131199996723</text:p>
          </table:table-cell>
          <table:table-cell table:formula="of:=[.B28]*(1-[.C28])" office:value-type="float" office:value="0.006659003277" calcext:value-type="float">
            <text:p>0.00665900327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8]*[.I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8]*[.K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13533" calcext:value-type="float">
            <text:p>0.113533</text:p>
          </table:table-cell>
          <table:table-cell table:formula="of:=1-0.137243" office:value-type="float" office:value="0.862757" calcext:value-type="float">
            <text:p>0.862757</text:p>
          </table:table-cell>
          <table:table-cell table:formula="of:=[.B29]*[.C29]" office:value-type="float" office:value="0.097951390481" calcext:value-type="float">
            <text:p>0.097951390481</text:p>
          </table:table-cell>
          <table:table-cell table:formula="of:=[.B29]*(1-[.C29])" office:value-type="float" office:value="0.015581609519" calcext:value-type="float">
            <text:p>0.015581609519</text:p>
          </table:table-cell>
          <table:table-cell table:number-columns-repeated="3"/>
          <table:table-cell office:value-type="float" office:value="0.6418" calcext:value-type="float">
            <text:p>0.6418</text:p>
          </table:table-cell>
          <table:table-cell table:formula="of:=[.B29]*[.I29]" office:value-type="float" office:value="0.0728654794" calcext:value-type="float">
            <text:p>0.0728654794</text:p>
          </table:table-cell>
          <table:table-cell office:value-type="float" office:value="0" calcext:value-type="float">
            <text:p>0</text:p>
          </table:table-cell>
          <table:table-cell table:formula="of:=[.B29]*[.K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72302" calcext:value-type="float">
            <text:p>0.072302</text:p>
          </table:table-cell>
          <table:table-cell table:formula="of:=1-0.143871" office:value-type="float" office:value="0.856129" calcext:value-type="float">
            <text:p>0.856129</text:p>
          </table:table-cell>
          <table:table-cell table:formula="of:=[.B30]*[.C30]" office:value-type="float" office:value="0.061899838958" calcext:value-type="float">
            <text:p>0.061899838958</text:p>
          </table:table-cell>
          <table:table-cell table:formula="of:=[.B30]*(1-[.C30])" office:value-type="float" office:value="0.010402161042" calcext:value-type="float">
            <text:p>0.010402161042</text:p>
          </table:table-cell>
          <table:table-cell table:number-columns-repeated="3"/>
          <table:table-cell office:value-type="float" office:value="0.0002" calcext:value-type="float">
            <text:p>0.0002</text:p>
          </table:table-cell>
          <table:table-cell table:formula="of:=[.B30]*[.I30]" office:value-type="float" office:value="0.0000144604" calcext:value-type="float">
            <text:p>1.44604E-05</text:p>
          </table:table-cell>
          <table:table-cell office:value-type="float" office:value="0" calcext:value-type="float">
            <text:p>0</text:p>
          </table:table-cell>
          <table:table-cell table:formula="of:=[.B30]*[.K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7096" calcext:value-type="float">
            <text:p>0.07096</text:p>
          </table:table-cell>
          <table:table-cell table:formula="of:=1-0.03119" office:value-type="float" office:value="0.96881" calcext:value-type="float">
            <text:p>0.96881</text:p>
          </table:table-cell>
          <table:table-cell table:formula="of:=[.B31]*[.C31]" office:value-type="float" office:value="0.0687467576" calcext:value-type="float">
            <text:p>0.0687467576</text:p>
          </table:table-cell>
          <table:table-cell table:formula="of:=[.B31]*(1-[.C31])" office:value-type="float" office:value="0.0022132424" calcext:value-type="float">
            <text:p>0.00221324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1]*[.I31]" office:value-type="float" office:value="0" calcext:value-type="float">
            <text:p>0</text:p>
          </table:table-cell>
          <table:table-cell office:value-type="float" office:value="0.6023" calcext:value-type="float">
            <text:p>0.6023</text:p>
          </table:table-cell>
          <table:table-cell table:formula="of:=[.B31]*[.K31]" office:value-type="float" office:value="0.042739208" calcext:value-type="float">
            <text:p>0.042739208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050652" calcext:value-type="float">
            <text:p>0.050652</text:p>
          </table:table-cell>
          <table:table-cell table:formula="of:=1-0.166341" office:value-type="float" office:value="0.833659" calcext:value-type="float">
            <text:p>0.833659</text:p>
          </table:table-cell>
          <table:table-cell table:formula="of:=[.B32]*[.C32]" office:value-type="float" office:value="0.042226495668" calcext:value-type="float">
            <text:p>0.042226495668</text:p>
          </table:table-cell>
          <table:table-cell table:formula="of:=[.B32]*(1-[.C32])" office:value-type="float" office:value="0.008425504332" calcext:value-type="float">
            <text:p>0.008425504332</text:p>
          </table:table-cell>
          <table:table-cell table:number-columns-repeated="3"/>
          <table:table-cell office:value-type="float" office:value="0.1848" calcext:value-type="float">
            <text:p>0.1848</text:p>
          </table:table-cell>
          <table:table-cell table:formula="of:=[.B32]*[.I32]" office:value-type="float" office:value="0.0093604896" calcext:value-type="float">
            <text:p>0.0093604896</text:p>
          </table:table-cell>
          <table:table-cell office:value-type="float" office:value="0" calcext:value-type="float">
            <text:p>0</text:p>
          </table:table-cell>
          <table:table-cell table:formula="of:=[.B32]*[.K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9162" calcext:value-type="float">
            <text:p>0.009162</text:p>
          </table:table-cell>
          <table:table-cell table:formula="of:=1-0.049002" office:value-type="float" office:value="0.950998" calcext:value-type="float">
            <text:p>0.950998</text:p>
          </table:table-cell>
          <table:table-cell table:formula="of:=[.B33]*[.C33]" office:value-type="float" office:value="0.008713043676" calcext:value-type="float">
            <text:p>0.008713043676</text:p>
          </table:table-cell>
          <table:table-cell table:formula="of:=[.B33]*(1-[.C33])" office:value-type="float" office:value="0.000448956324" calcext:value-type="float">
            <text:p>0.0004489563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3]*[.I33]" office:value-type="float" office:value="0" calcext:value-type="float">
            <text:p>0</text:p>
          </table:table-cell>
          <table:table-cell office:value-type="float" office:value="0.6361" calcext:value-type="float">
            <text:p>0.6361</text:p>
          </table:table-cell>
          <table:table-cell table:formula="of:=[.B33]*[.K33]" office:value-type="float" office:value="0.0058279482" calcext:value-type="float">
            <text:p>0.0058279482</text:p>
          </table:table-cell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4555" calcext:value-type="float">
            <text:p>0.004555</text:p>
          </table:table-cell>
          <table:table-cell table:formula="of:=1-0.316872" office:value-type="float" office:value="0.683128" calcext:value-type="float">
            <text:p>0.683128</text:p>
          </table:table-cell>
          <table:table-cell table:formula="of:=[.B34]*[.C34]" office:value-type="float" office:value="0.00311164804" calcext:value-type="float">
            <text:p>0.00311164804</text:p>
          </table:table-cell>
          <table:table-cell table:formula="of:=[.B34]*(1-[.C34])" office:value-type="float" office:value="0.00144335196" calcext:value-type="float">
            <text:p>0.001443351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4]*[.I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4]*[.K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27:.B34])" office:value-type="float" office:value="0.999877" calcext:value-type="float">
            <text:p>0.999877</text:p>
          </table:table-cell>
          <table:table-cell/>
          <table:table-cell table:style-name="ce38" table:formula="of:=SUM([.D27:.D34])" office:value-type="float" office:value="0.871945478044" calcext:value-type="float">
            <text:p>0.871945478044</text:p>
          </table:table-cell>
          <table:table-cell table:formula="of:=SUM([.E27:.E34])" office:value-type="float" office:value="0.127931521956" calcext:value-type="float">
            <text:p>0.127931521956</text:p>
          </table:table-cell>
          <table:table-cell table:number-columns-repeated="4"/>
          <table:table-cell table:style-name="ce38" table:formula="of:=SUM([.J27:.J34])" office:value-type="float" office:value="0.2998259936" calcext:value-type="float">
            <text:p>0.2998259936</text:p>
          </table:table-cell>
          <table:table-cell/>
          <table:table-cell table:style-name="ce38" table:formula="of:=SUM([.L27:.L34])" office:value-type="float" office:value="0.0485671562" calcext:value-type="float">
            <text:p>0.048567156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3"/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5667" calcext:value-type="float">
            <text:p>0.35667</text:p>
          </table:table-cell>
          <table:table-cell table:formula="of:=1-0.170233" office:value-type="float" office:value="0.829767" calcext:value-type="float">
            <text:p>0.829767</text:p>
          </table:table-cell>
          <table:table-cell table:formula="of:=[.B39]*[.C39]" office:value-type="float" office:value="0.29595299589" calcext:value-type="float">
            <text:p>0.29595299589</text:p>
          </table:table-cell>
          <table:table-cell table:formula="of:=[.B39]*(1-[.C39])" office:value-type="float" office:value="0.06071700411" calcext:value-type="float">
            <text:p>0.06071700411</text:p>
          </table:table-cell>
          <table:table-cell office:value-type="float" office:value="0.2246" calcext:value-type="float">
            <text:p>0.2246</text:p>
          </table:table-cell>
          <table:table-cell table:formula="of:=[.F39]*[.E47]" office:value-type="float" office:value="0.0425058530361596" calcext:value-type="float">
            <text:p>0.04250585303616</text:p>
          </table:table-cell>
          <table:table-cell/>
          <table:table-cell office:value-type="float" office:value="0.3726" calcext:value-type="float">
            <text:p>0.3726</text:p>
          </table:table-cell>
          <table:table-cell table:formula="of:=[.B39]*[.I39]" office:value-type="float" office:value="0.132895242" calcext:value-type="float">
            <text:p>0.132895242</text:p>
          </table:table-cell>
          <table:table-cell office:value-type="float" office:value="0" calcext:value-type="float">
            <text:p>0</text:p>
          </table:table-cell>
          <table:table-cell table:formula="of:=[.B39]*[.K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303667" calcext:value-type="float">
            <text:p>0.303667</text:p>
          </table:table-cell>
          <table:table-cell table:formula="of:=1-0.179026" office:value-type="float" office:value="0.820974" calcext:value-type="float">
            <text:p>0.820974</text:p>
          </table:table-cell>
          <table:table-cell table:formula="of:=[.B40]*[.C40]" office:value-type="float" office:value="0.249302711658" calcext:value-type="float">
            <text:p>0.249302711658</text:p>
          </table:table-cell>
          <table:table-cell table:formula="of:=[.B40]*(1-[.C40])" office:value-type="float" office:value="0.054364288342" calcext:value-type="float">
            <text:p>0.054364288342</text:p>
          </table:table-cell>
          <table:table-cell table:number-columns-repeated="3"/>
          <table:table-cell office:value-type="float" office:value="0.3102" calcext:value-type="float">
            <text:p>0.3102</text:p>
          </table:table-cell>
          <table:table-cell table:formula="of:=[.B40]*[.I40]" office:value-type="float" office:value="0.0941975034" calcext:value-type="float">
            <text:p>0.0941975034</text:p>
          </table:table-cell>
          <table:table-cell office:value-type="float" office:value="0" calcext:value-type="float">
            <text:p>0</text:p>
          </table:table-cell>
          <table:table-cell table:formula="of:=[.B40]*[.K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98101" calcext:value-type="float">
            <text:p>0.098101</text:p>
          </table:table-cell>
          <table:table-cell table:formula="of:=1-0.2367" office:value-type="float" office:value="0.7633" calcext:value-type="float">
            <text:p>0.7633</text:p>
          </table:table-cell>
          <table:table-cell table:formula="of:=[.B41]*[.C41]" office:value-type="float" office:value="0.0748804933" calcext:value-type="float">
            <text:p>0.0748804933</text:p>
          </table:table-cell>
          <table:table-cell table:formula="of:=[.B41]*(1-[.C41])" office:value-type="float" office:value="0.0232205067" calcext:value-type="float">
            <text:p>0.0232205067</text:p>
          </table:table-cell>
          <table:table-cell table:number-columns-repeated="3"/>
          <table:table-cell office:value-type="float" office:value="0.3763" calcext:value-type="float">
            <text:p>0.3763</text:p>
          </table:table-cell>
          <table:table-cell table:formula="of:=[.B41]*[.I41]" office:value-type="float" office:value="0.0369154063" calcext:value-type="float">
            <text:p>0.0369154063</text:p>
          </table:table-cell>
          <table:table-cell office:value-type="float" office:value="0" calcext:value-type="float">
            <text:p>0</text:p>
          </table:table-cell>
          <table:table-cell table:formula="of:=[.B41]*[.K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85844" calcext:value-type="float">
            <text:p>0.085844</text:p>
          </table:table-cell>
          <table:table-cell table:formula="of:=1-0.298607" office:value-type="float" office:value="0.701393" calcext:value-type="float">
            <text:p>0.701393</text:p>
          </table:table-cell>
          <table:table-cell table:formula="of:=[.B42]*[.C42]" office:value-type="float" office:value="0.060210380692" calcext:value-type="float">
            <text:p>0.060210380692</text:p>
          </table:table-cell>
          <table:table-cell table:formula="of:=[.B42]*(1-[.C42])" office:value-type="float" office:value="0.025633619308" calcext:value-type="float">
            <text:p>0.025633619308</text:p>
          </table:table-cell>
          <table:table-cell table:number-columns-repeated="3"/>
          <table:table-cell office:value-type="float" office:value="0.0009" calcext:value-type="float">
            <text:p>0.0009</text:p>
          </table:table-cell>
          <table:table-cell table:formula="of:=[.B42]*[.I42]" office:value-type="float" office:value="0.0000772596" calcext:value-type="float">
            <text:p>7.72596E-05</text:p>
          </table:table-cell>
          <table:table-cell office:value-type="float" office:value="0" calcext:value-type="float">
            <text:p>0</text:p>
          </table:table-cell>
          <table:table-cell table:formula="of:=[.B42]*[.K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57103" calcext:value-type="float">
            <text:p>0.057103</text:p>
          </table:table-cell>
          <table:table-cell table:formula="of:=1-0.071189" office:value-type="float" office:value="0.928811" calcext:value-type="float">
            <text:p>0.928811</text:p>
          </table:table-cell>
          <table:table-cell table:formula="of:=[.B43]*[.C43]" office:value-type="float" office:value="0.053037894533" calcext:value-type="float">
            <text:p>0.053037894533</text:p>
          </table:table-cell>
          <table:table-cell table:formula="of:=[.B43]*(1-[.C43])" office:value-type="float" office:value="0.004065105467" calcext:value-type="float">
            <text:p>0.0040651054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3]*[.I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3]*[.K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2587" calcext:value-type="float">
            <text:p>0.052587</text:p>
          </table:table-cell>
          <table:table-cell table:formula="of:=1-0.110048" office:value-type="float" office:value="0.889952" calcext:value-type="float">
            <text:p>0.889952</text:p>
          </table:table-cell>
          <table:table-cell table:formula="of:=[.B44]*[.C44]" office:value-type="float" office:value="0.046799905824" calcext:value-type="float">
            <text:p>0.046799905824</text:p>
          </table:table-cell>
          <table:table-cell table:formula="of:=[.B44]*(1-[.C44])" office:value-type="float" office:value="0.005787094176" calcext:value-type="float">
            <text:p>0.005787094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4]*[.I44]" office:value-type="float" office:value="0" calcext:value-type="float">
            <text:p>0</text:p>
          </table:table-cell>
          <table:table-cell office:value-type="float" office:value="0.4037" calcext:value-type="float">
            <text:p>0.4037</text:p>
          </table:table-cell>
          <table:table-cell table:formula="of:=[.B44]*[.K44]" office:value-type="float" office:value="0.0212293719" calcext:value-type="float">
            <text:p>0.0212293719</text:p>
          </table:table-cell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26136" calcext:value-type="float">
            <text:p>0.026136</text:p>
          </table:table-cell>
          <table:table-cell table:formula="of:=1-0.105758" office:value-type="float" office:value="0.894242" calcext:value-type="float">
            <text:p>0.894242</text:p>
          </table:table-cell>
          <table:table-cell table:formula="of:=[.B45]*[.C45]" office:value-type="float" office:value="0.023371908912" calcext:value-type="float">
            <text:p>0.023371908912</text:p>
          </table:table-cell>
          <table:table-cell table:formula="of:=[.B45]*(1-[.C45])" office:value-type="float" office:value="0.002764091088" calcext:value-type="float">
            <text:p>0.0027640910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5]*[.I45]" office:value-type="float" office:value="0" calcext:value-type="float">
            <text:p>0</text:p>
          </table:table-cell>
          <table:table-cell office:value-type="float" office:value="0.1087" calcext:value-type="float">
            <text:p>0.1087</text:p>
          </table:table-cell>
          <table:table-cell table:formula="of:=[.B45]*[.K45]" office:value-type="float" office:value="0.0028409832" calcext:value-type="float">
            <text:p>0.0028409832</text:p>
          </table:table-cell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19755" calcext:value-type="float">
            <text:p>0.019755</text:p>
          </table:table-cell>
          <table:table-cell table:formula="of:=1-0.642857" office:value-type="float" office:value="0.357143" calcext:value-type="float">
            <text:p>0.357143</text:p>
          </table:table-cell>
          <table:table-cell table:formula="of:=[.B46]*[.C46]" office:value-type="float" office:value="0.007055359965" calcext:value-type="float">
            <text:p>0.007055359965</text:p>
          </table:table-cell>
          <table:table-cell table:formula="of:=[.B46]*(1-[.C46])" office:value-type="float" office:value="0.012699640035" calcext:value-type="float">
            <text:p>0.0126996400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6]*[.I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6]*[.K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36" table:formula="of:=SUM([.B39:.B46])" office:value-type="float" office:value="0.999863" calcext:value-type="float">
            <text:p>0.999863</text:p>
          </table:table-cell>
          <table:table-cell/>
          <table:table-cell table:style-name="ce38" table:formula="of:=SUM([.D39:.D46])" office:value-type="float" office:value="0.810611650774" calcext:value-type="float">
            <text:p>0.810611650774</text:p>
          </table:table-cell>
          <table:table-cell table:formula="of:=SUM([.E39:.E46])" office:value-type="float" office:value="0.189251349226" calcext:value-type="float">
            <text:p>0.189251349226</text:p>
          </table:table-cell>
          <table:table-cell table:number-columns-repeated="4"/>
          <table:table-cell table:style-name="ce38" table:formula="of:=SUM([.J39:.J46])" office:value-type="float" office:value="0.2640854113" calcext:value-type="float">
            <text:p>0.2640854113</text:p>
          </table:table-cell>
          <table:table-cell/>
          <table:table-cell table:style-name="ce38" table:formula="of:=SUM([.L39:.L46])" office:value-type="float" office:value="0.0240703551" calcext:value-type="float">
            <text:p>0.0240703551</text:p>
          </table:table-cell>
        </table:table-row>
      </table:table>
      <table:table table:name="g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5984" calcext:value-type="float">
            <text:p>0.5984</text:p>
          </table:table-cell>
          <table:table-cell table:formula="of:=1-[.C4]" office:value-type="float" office:value="0.905" calcext:value-type="float">
            <text:p>0.905</text:p>
          </table:table-cell>
          <table:table-cell office:value-type="float" office:value="0.095" calcext:value-type="float">
            <text:p>0.095</text:p>
          </table:table-cell>
          <table:table-cell table:formula="of:=[.A4]*[.B4]" office:value-type="float" office:value="0.541552" calcext:value-type="float">
            <text:p>0.541552</text:p>
          </table:table-cell>
          <table:table-cell table:formula="of:=[.A4]*[.C4]" office:value-type="float" office:value="0.056848" calcext:value-type="float">
            <text:p>0.0568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363" calcext:value-type="float">
            <text:p>0.6363</text:p>
          </table:table-cell>
          <table:table-cell table:formula="of:=1-[.C9]" office:value-type="float" office:value="0.9224" calcext:value-type="float">
            <text:p>0.9224</text:p>
          </table:table-cell>
          <table:table-cell office:value-type="float" office:value="0.0776" calcext:value-type="float">
            <text:p>0.0776</text:p>
          </table:table-cell>
          <table:table-cell table:formula="of:=[.A9]*[.B9]" office:value-type="float" office:value="0.58692312" calcext:value-type="float">
            <text:p>0.58692312</text:p>
          </table:table-cell>
          <table:table-cell table:formula="of:=[.A9]*[.C9]" office:value-type="float" office:value="0.04937688" calcext:value-type="float">
            <text:p>0.0493768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table:formula="of:=1-[.C14]" office:value-type="float" office:value="0.9386" calcext:value-type="float">
            <text:p>0.9386</text:p>
          </table:table-cell>
          <table:table-cell office:value-type="float" office:value="0.0614" calcext:value-type="float">
            <text:p>0.0614</text:p>
          </table:table-cell>
          <table:table-cell table:formula="of:=[.A14]*[.B14]" office:value-type="float" office:value="0.6485726" calcext:value-type="float">
            <text:p>0.6485726</text:p>
          </table:table-cell>
          <table:table-cell table:formula="of:=[.A14]*[.C14]" office:value-type="float" office:value="0.0424274" calcext:value-type="float">
            <text:p>0.04242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274" calcext:value-type="float">
            <text:p>0.6274</text:p>
          </table:table-cell>
          <table:table-cell table:formula="of:=1-[.C19]" office:value-type="float" office:value="0.8684" calcext:value-type="float">
            <text:p>0.8684</text:p>
          </table:table-cell>
          <table:table-cell office:value-type="float" office:value="0.1316" calcext:value-type="float">
            <text:p>0.1316</text:p>
          </table:table-cell>
          <table:table-cell table:formula="of:=[.A19]*[.B19]" office:value-type="float" office:value="0.54483416" calcext:value-type="float">
            <text:p>0.54483416</text:p>
          </table:table-cell>
          <table:table-cell table:formula="of:=[.A19]*[.C19]" office:value-type="float" office:value="0.08256584" calcext:value-type="float">
            <text:p>0.08256584</text:p>
          </table:table-cell>
        </table:table-row>
      </table:table>
      <table:table table:name="汇总" table:style-name="ta1">
        <table:table-column table:style-name="co2" table:number-columns-repeated="2" table:default-cell-style-name="ce43"/>
        <table:table-column table:style-name="co14" table:default-cell-style-name="ce43"/>
        <table:table-column table:style-name="co15" table:default-cell-style-name="ce43"/>
        <table:table-column table:style-name="co8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6" table:default-cell-style-name="ce43"/>
        <table:table-column table:style-name="co2" table:number-columns-repeated="1015" table:default-cell-style-name="ce43"/>
        <table:table-row table:style-name="ro1">
          <table:table-cell/>
          <table:table-cell table:style-name="ce44" office:value-type="string" calcext:value-type="string">
            <text:p>SSD1</text:p>
          </table:table-cell>
          <table:table-cell table:style-name="ce44"/>
          <table:table-cell table:style-name="ce50" office:value-type="string" calcext:value-type="string">
            <text:p>SSD2</text:p>
          </table:table-cell>
          <table:table-cell table:style-name="ce50"/>
          <table:table-cell table:style-name="ce70" office:value-type="string" calcext:value-type="string">
            <text:p>SSD3</text:p>
          </table:table-cell>
          <table:table-cell table:style-name="ce70"/>
          <table:table-cell table:style-name="ce73" office:value-type="string" calcext:value-type="string">
            <text:p>SSD4</text:p>
          </table:table-cell>
          <table:table-cell table:style-name="ce73"/>
          <table:table-cell table:number-columns-repeated="1015"/>
        </table:table-row>
        <table:table-row table:style-name="ro1">
          <table:table-cell/>
          <table:table-cell table:style-name="ce44" office:value-type="string" calcext:value-type="string">
            <text:p>ratio</text:p>
          </table:table-cell>
          <table:table-cell table:style-name="ce44" office:value-type="string" calcext:value-type="string">
            <text:p>lost</text:p>
          </table:table-cell>
          <table:table-cell table:style-name="ce50" office:value-type="string" calcext:value-type="string">
            <text:p>ratio</text:p>
          </table:table-cell>
          <table:table-cell table:style-name="ce50" office:value-type="string" calcext:value-type="string">
            <text:p>lost</text:p>
          </table:table-cell>
          <table:table-cell table:style-name="ce70" office:value-type="string" calcext:value-type="string">
            <text:p>ratio</text:p>
          </table:table-cell>
          <table:table-cell table:style-name="ce70" office:value-type="string" calcext:value-type="string">
            <text:p>lost</text:p>
          </table:table-cell>
          <table:table-cell table:style-name="ce73" office:value-type="string" calcext:value-type="string">
            <text:p>ratio</text:p>
          </table:table-cell>
          <table:table-cell table:style-name="ce73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44" office:value-type="float" office:value="0.5984" calcext:value-type="float">
            <text:p>0.5984</text:p>
          </table:table-cell>
          <table:table-cell table:style-name="ce44" office:value-type="float" office:value="0.095" calcext:value-type="float">
            <text:p>0.095</text:p>
          </table:table-cell>
          <table:table-cell table:style-name="ce50" office:value-type="float" office:value="0.6363" calcext:value-type="float">
            <text:p>0.6363</text:p>
          </table:table-cell>
          <table:table-cell table:style-name="ce50" office:value-type="float" office:value="0.0776" calcext:value-type="float">
            <text:p>0.0776</text:p>
          </table:table-cell>
          <table:table-cell table:style-name="ce70" office:value-type="float" office:value="0.691" calcext:value-type="float">
            <text:p>0.691</text:p>
          </table:table-cell>
          <table:table-cell table:style-name="ce70" office:value-type="float" office:value="0.0614" calcext:value-type="float">
            <text:p>0.0614</text:p>
          </table:table-cell>
          <table:table-cell table:style-name="ce73" office:value-type="float" office:value="0.6274" calcext:value-type="float">
            <text:p>0.6274</text:p>
          </table:table-cell>
          <table:table-cell table:style-name="ce73" office:value-type="float" office:value="0.1316" calcext:value-type="float">
            <text:p>0.1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44" office:value-type="float" office:value="0.2456" calcext:value-type="float">
            <text:p>0.2456</text:p>
          </table:table-cell>
          <table:table-cell table:style-name="ce44" table:formula="of:=1-0.861" office:value-type="float" office:value="0.139" calcext:value-type="float">
            <text:p>0.139</text:p>
          </table:table-cell>
          <table:table-cell table:style-name="ce50" office:value-type="float" office:value="0.2037" calcext:value-type="float">
            <text:p>0.2037</text:p>
          </table:table-cell>
          <table:table-cell table:style-name="ce50" table:formula="of:=1-0.873" office:value-type="float" office:value="0.127" calcext:value-type="float">
            <text:p>0.127</text:p>
          </table:table-cell>
          <table:table-cell table:style-name="ce70" office:value-type="float" office:value="0.1773" calcext:value-type="float">
            <text:p>0.1773</text:p>
          </table:table-cell>
          <table:table-cell table:style-name="ce70" table:formula="of:=1-0.872" office:value-type="float" office:value="0.128" calcext:value-type="float">
            <text:p>0.128</text:p>
          </table:table-cell>
          <table:table-cell table:style-name="ce73" office:value-type="float" office:value="0.2246" calcext:value-type="float">
            <text:p>0.2246</text:p>
          </table:table-cell>
          <table:table-cell table:style-name="ce73" table:formula="of:=1-0.811" office:value-type="float" office:value="0.189" calcext:value-type="float">
            <text:p>0.1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44" office:value-type="float" office:value="0.0312" calcext:value-type="float">
            <text:p>0.0312</text:p>
          </table:table-cell>
          <table:table-cell table:style-name="ce44" table:formula="of:=1-0.839" office:value-type="float" office:value="0.161" calcext:value-type="float">
            <text:p>0.161</text:p>
          </table:table-cell>
          <table:table-cell table:style-name="ce50" office:value-type="float" office:value="0.0295" calcext:value-type="float">
            <text:p>0.0295</text:p>
          </table:table-cell>
          <table:table-cell table:style-name="ce50" table:formula="of:=1-0.8106" office:value-type="float" office:value="0.1894" calcext:value-type="float">
            <text:p>0.1894</text:p>
          </table:table-cell>
          <table:table-cell table:style-name="ce70" office:value-type="float" office:value="0.0235" calcext:value-type="float">
            <text:p>0.0235</text:p>
          </table:table-cell>
          <table:table-cell table:style-name="ce70" table:formula="of:=1-0.8413" office:value-type="float" office:value="0.1587" calcext:value-type="float">
            <text:p>0.1587</text:p>
          </table:table-cell>
          <table:table-cell table:style-name="ce73" office:value-type="float" office:value="0.0362" calcext:value-type="float">
            <text:p>0.0362</text:p>
          </table:table-cell>
          <table:table-cell table:style-name="ce73" table:formula="of:=1-0.6973" office:value-type="float" office:value="0.3027" calcext:value-type="float">
            <text:p>0.30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44" office:value-type="float" office:value="0.0679" calcext:value-type="float">
            <text:p>0.0679</text:p>
          </table:table-cell>
          <table:table-cell table:style-name="ce44" table:formula="of:=1-0.7682" office:value-type="float" office:value="0.2318" calcext:value-type="float">
            <text:p>0.2318</text:p>
          </table:table-cell>
          <table:table-cell table:style-name="ce50" office:value-type="float" office:value="0.0698" calcext:value-type="float">
            <text:p>0.0698</text:p>
          </table:table-cell>
          <table:table-cell table:style-name="ce50" table:formula="of:=1-0.7722" office:value-type="float" office:value="0.2278" calcext:value-type="float">
            <text:p>0.2278</text:p>
          </table:table-cell>
          <table:table-cell table:style-name="ce70" office:value-type="float" office:value="0.0605" calcext:value-type="float">
            <text:p>0.0605</text:p>
          </table:table-cell>
          <table:table-cell table:style-name="ce70" table:formula="of:=1-0.7845" office:value-type="float" office:value="0.2155" calcext:value-type="float">
            <text:p>0.2155</text:p>
          </table:table-cell>
          <table:table-cell table:style-name="ce73" office:value-type="float" office:value="0.0601" calcext:value-type="float">
            <text:p>0.0601</text:p>
          </table:table-cell>
          <table:table-cell table:style-name="ce73" table:formula="of:=1-0.7018" office:value-type="float" office:value="0.2982" calcext:value-type="float">
            <text:p>0.29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44" office:value-type="float" office:value="0.0224" calcext:value-type="float">
            <text:p>0.0224</text:p>
          </table:table-cell>
          <table:table-cell table:style-name="ce44" table:formula="of:=1-0.6924" office:value-type="float" office:value="0.3076" calcext:value-type="float">
            <text:p>0.3076</text:p>
          </table:table-cell>
          <table:table-cell table:style-name="ce50" office:value-type="float" office:value="0.0211" calcext:value-type="float">
            <text:p>0.0211</text:p>
          </table:table-cell>
          <table:table-cell table:style-name="ce50" table:formula="of:=1-0.7081" office:value-type="float" office:value="0.2919" calcext:value-type="float">
            <text:p>0.2919</text:p>
          </table:table-cell>
          <table:table-cell table:style-name="ce70" office:value-type="float" office:value="0.0177" calcext:value-type="float">
            <text:p>0.0177</text:p>
          </table:table-cell>
          <table:table-cell table:style-name="ce70" table:formula="of:=1-0.7162" office:value-type="float" office:value="0.2838" calcext:value-type="float">
            <text:p>0.2838</text:p>
          </table:table-cell>
          <table:table-cell table:style-name="ce73" office:value-type="float" office:value="0.0194" calcext:value-type="float">
            <text:p>0.0194</text:p>
          </table:table-cell>
          <table:table-cell table:style-name="ce73" table:formula="of:=1-0.6623" office:value-type="float" office:value="0.3377" calcext:value-type="float">
            <text:p>0.3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45" table:formula="of:=SUM([.B3:.B7])" office:value-type="float" office:value="0.9655" calcext:value-type="float">
            <text:p>0.9655</text:p>
          </table:table-cell>
          <table:table-cell table:style-name="ce44"/>
          <table:table-cell table:style-name="ce50" table:formula="of:=SUM([.D3:.D7])" office:value-type="float" office:value="0.9604" calcext:value-type="float">
            <text:p>0.9604</text:p>
          </table:table-cell>
          <table:table-cell table:style-name="ce50"/>
          <table:table-cell table:style-name="ce70" table:formula="of:=SUM([.F3:.F7])" office:value-type="float" office:value="0.97" calcext:value-type="float">
            <text:p>0.97</text:p>
          </table:table-cell>
          <table:table-cell table:style-name="ce70"/>
          <table:table-cell table:style-name="ce73" table:formula="of:=SUM([.H3:.H7])" office:value-type="float" office:value="0.9677" calcext:value-type="float">
            <text:p>0.9677</text:p>
          </table:table-cell>
          <table:table-cell table:style-name="ce73"/>
          <table:table-cell table:number-columns-repeated="1015"/>
        </table:table-row>
        <table:table-row table:style-name="ro1">
          <table:table-cell office:value-type="string" calcext:value-type="string">
            <text:p>LOST</text:p>
          </table:table-cell>
          <table:table-cell table:style-name="ce46" table:formula="of:=SUM([.B3]*[.C3]+[.B4]*[.C4]+[.B5]*[.C5]+[.B6]*[.C6]+[.B7]*[.C7])" office:value-type="float" office:value="0.11863906" calcext:value-type="float" table:number-columns-spanned="2" table:number-rows-spanned="1">
            <text:p>0.11863906</text:p>
          </table:table-cell>
          <table:covered-table-cell table:style-name="ce45"/>
          <table:table-cell table:style-name="ce51" table:formula="of:=SUM([.D3]*[.E3]+[.D4]*[.E4]+[.D5]*[.E5]+[.D6]*[.E6]+[.D7]*[.E7])" office:value-type="float" office:value="0.10289361" calcext:value-type="float" table:number-columns-spanned="2" table:number-rows-spanned="1">
            <text:p>0.10289361</text:p>
          </table:table-cell>
          <table:covered-table-cell table:style-name="ce69"/>
          <table:table-cell table:style-name="ce71" table:formula="of:=SUM([.F3]*[.G3]+[.F4]*[.G4]+[.F5]*[.G5]+[.F6]*[.G6]+[.F7]*[.G7])" office:value-type="float" office:value="0.08691226" calcext:value-type="float" table:number-columns-spanned="2" table:number-rows-spanned="1">
            <text:p>0.08691226</text:p>
          </table:table-cell>
          <table:covered-table-cell table:style-name="ce70"/>
          <table:table-cell table:style-name="ce74" table:formula="of:=SUM([.H3]*[.I3]+[.H4]*[.I4]+[.H5]*[.I5]+[.H6]*[.I6]+[.H7]*[.I7])" office:value-type="float" office:value="0.16044618" calcext:value-type="float" table:number-columns-spanned="2" table:number-rows-spanned="1">
            <text:p>0.16044618</text:p>
          </table:table-cell>
          <table:covered-table-cell table:style-name="ce73"/>
          <table:table-cell table:number-columns-repeated="1015"/>
        </table:table-row>
        <table:table-row table:style-name="ro1">
          <table:table-cell table:style-name="Default" office:value-type="string" calcext:value-type="string">
            <text:p>GOOD</text:p>
          </table:table-cell>
          <table:table-cell table:style-name="ce47" table:formula="of:=[.B8]-[.B9]" office:value-type="float" office:value="0.84686094" calcext:value-type="float" table:number-columns-spanned="2" table:number-rows-spanned="1">
            <text:p>0.84686094</text:p>
          </table:table-cell>
          <table:covered-table-cell table:style-name="ce44"/>
          <table:table-cell table:style-name="ce67" office:value-type="float" office:value="0.84" calcext:value-type="float" table:number-columns-spanned="2" table:number-rows-spanned="1">
            <text:p>0.84</text:p>
          </table:table-cell>
          <table:covered-table-cell table:style-name="ce50"/>
          <table:table-cell table:style-name="ce72" table:formula="of:=[.F8]-[.F9]" office:value-type="float" office:value="0.88308774" calcext:value-type="float" table:number-columns-spanned="2" table:number-rows-spanned="1">
            <text:p>0.88308774</text:p>
          </table:table-cell>
          <table:covered-table-cell table:style-name="ce70"/>
          <table:table-cell table:style-name="ce75" table:formula="of:=[.H8]-[.H9]" office:value-type="float" office:value="0.80725382" calcext:value-type="float" table:number-columns-spanned="2" table:number-rows-spanned="1">
            <text:p>0.80725382</text:p>
          </table:table-cell>
          <table:covered-table-cell table:style-name="ce7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2"/>
          <table:table-cell office:value-type="string" calcext:value-type="string">
            <text:p>SSD2</text:p>
          </table:table-cell>
          <table:table-cell table:number-columns-repeated="2"/>
          <table:table-cell office:value-type="string" calcext:value-type="string">
            <text:p>SSD3</text:p>
          </table:table-cell>
          <table:table-cell table:number-columns-repeated="2"/>
          <table:table-cell office:value-type="string" calcext:value-type="string">
            <text:p>SSD4</text:p>
          </table:table-cell>
          <table:table-cell table:number-columns-repeated="1013"/>
        </table:table-row>
        <table:table-row table:style-name="ro1">
          <table:table-cell/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chargsharing</text:p>
          </table:table-cell>
          <table:table-cell office:value-type="string" calcext:value-type="string">
            <text:p>multihit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chargsharing</text:p>
          </table:table-cell>
          <table:table-cell office:value-type="string" calcext:value-type="string">
            <text:p>multihit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chargsharing</text:p>
          </table:table-cell>
          <table:table-cell office:value-type="string" calcext:value-type="string">
            <text:p>multihit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chargsharing</text:p>
          </table:table-cell>
          <table:table-cell office:value-type="string" calcext:value-type="string">
            <text:p>multih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44" office:value-type="float" office:value="0.5984" calcext:value-type="float">
            <text:p>0.59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0" office:value-type="float" office:value="0.6363" calcext:value-type="float">
            <text:p>0.63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.691" calcext:value-type="float">
            <text:p>0.6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3" office:value-type="float" office:value="0.6274" calcext:value-type="float">
            <text:p>0.6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44" office:value-type="float" office:value="0.2456" calcext:value-type="float">
            <text:p>0.2456</text:p>
          </table:table-cell>
          <table:table-cell table:style-name="ce48" office:value-type="float" office:value="0.2385" calcext:value-type="float">
            <text:p>0.2385</text:p>
          </table:table-cell>
          <table:table-cell office:value-type="float" office:value="0.0214" calcext:value-type="float">
            <text:p>0.0214</text:p>
          </table:table-cell>
          <table:table-cell table:style-name="ce50" office:value-type="float" office:value="0.2037" calcext:value-type="float">
            <text:p>0.2037</text:p>
          </table:table-cell>
          <table:table-cell office:value-type="float" office:value="0.286" calcext:value-type="float">
            <text:p>0.286</text:p>
          </table:table-cell>
          <table:table-cell office:value-type="float" office:value="0.0209" calcext:value-type="float">
            <text:p>0.0209</text:p>
          </table:table-cell>
          <table:table-cell table:style-name="ce70" office:value-type="float" office:value="0.1773" calcext:value-type="float">
            <text:p>0.1773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0486" calcext:value-type="float">
            <text:p>0.0486</text:p>
          </table:table-cell>
          <table:table-cell table:style-name="ce73" office:value-type="float" office:value="0.2246" calcext:value-type="float">
            <text:p>0.2246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241" calcext:value-type="float">
            <text:p>0.0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44" office:value-type="float" office:value="0.0312" calcext:value-type="float">
            <text:p>0.0312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0388" calcext:value-type="float">
            <text:p>0.0388</text:p>
          </table:table-cell>
          <table:table-cell table:style-name="ce50" office:value-type="float" office:value="0.0295" calcext:value-type="float">
            <text:p>0.0295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0307" calcext:value-type="float">
            <text:p>0.0307</text:p>
          </table:table-cell>
          <table:table-cell table:style-name="ce70" office:value-type="float" office:value="0.0235" calcext:value-type="float">
            <text:p>0.0235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0786" calcext:value-type="float">
            <text:p>0.0786</text:p>
          </table:table-cell>
          <table:table-cell table:style-name="ce73" office:value-type="float" office:value="0.0362" calcext:value-type="float">
            <text:p>0.0362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517" calcext:value-type="float">
            <text:p>0.05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44" office:value-type="float" office:value="0.0679" calcext:value-type="float">
            <text:p>0.0679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0162" calcext:value-type="float">
            <text:p>0.0162</text:p>
          </table:table-cell>
          <table:table-cell table:style-name="ce50" office:value-type="float" office:value="0.0698" calcext:value-type="float">
            <text:p>0.069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0101" calcext:value-type="float">
            <text:p>0.0101</text:p>
          </table:table-cell>
          <table:table-cell table:style-name="ce70" office:value-type="float" office:value="0.0605" calcext:value-type="float">
            <text:p>0.0605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0109" calcext:value-type="float">
            <text:p>0.0109</text:p>
          </table:table-cell>
          <table:table-cell table:style-name="ce73" office:value-type="float" office:value="0.0601" calcext:value-type="float">
            <text:p>0.0601</text:p>
          </table:table-cell>
          <table:table-cell office:value-type="float" office:value="0.194" calcext:value-type="float">
            <text:p>0.194</text:p>
          </table:table-cell>
          <table:table-cell office:value-type="float" office:value="0.0151" calcext:value-type="float">
            <text:p>0.01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44"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float" office:value="0.0083" calcext:value-type="float">
            <text:p>0.0083</text:p>
          </table:table-cell>
          <table:table-cell table:style-name="ce50" office:value-type="float" office:value="0.0211" calcext:value-type="float">
            <text:p>0.021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table:style-name="ce70" office:value-type="float" office:value="0.0177" calcext:value-type="float">
            <text:p>0.0177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  <table:table-cell table:style-name="ce73"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9:.B23])" office:value-type="float" office:value="0.9655" calcext:value-type="float">
            <text:p>0.9655</text:p>
          </table:table-cell>
          <table:table-cell table:style-name="ce49" table:formula="of:=SUM([.B19]*[.C19]+[.B20]*[.C20]+[.B21]*[.C21]+[.B22]*[.C22]+[.B23]*[.C23])" office:value-type="float" office:value="0.07880081" calcext:value-type="float">
            <text:p>0.07880081</text:p>
          </table:table-cell>
          <table:table-cell table:style-name="ce68" table:formula="of:=SUM([.B19]*[.D19]+[.B20]*[.D20]+[.B21]*[.D21]+[.B22]*[.D22]+[.B23]*[.D23])" office:value-type="float" office:value="0.0077523" calcext:value-type="float">
            <text:p>0.0077523</text:p>
          </table:table-cell>
          <table:table-cell table:formula="of:=SUM([.E19:.E23])" office:value-type="float" office:value="0.9604" calcext:value-type="float">
            <text:p>0.9604</text:p>
          </table:table-cell>
          <table:table-cell table:style-name="ce49" table:formula="of:=SUM([.E19]*[.F19]+[.E20]*[.F20]+[.E21]*[.F21]+[.E22]*[.F22]+[.E23]*[.F23])" office:value-type="float" office:value="0.07988647" calcext:value-type="float">
            <text:p>0.07988647</text:p>
          </table:table-cell>
          <table:table-cell table:style-name="ce68" table:formula="of:=SUM([.E19]*[.G19]+[.E20]*[.G20]+[.E21]*[.G21]+[.E22]*[.G22]+[.E23]*[.G23])" office:value-type="float" office:value="0.00599456" calcext:value-type="float">
            <text:p>0.00599456</text:p>
          </table:table-cell>
          <table:table-cell table:formula="of:=SUM([.H19:.H23])" office:value-type="float" office:value="0.97" calcext:value-type="float">
            <text:p>0.97</text:p>
          </table:table-cell>
          <table:table-cell table:style-name="ce49" table:formula="of:=SUM([.H19]*[.I19]+[.H20]*[.I20]+[.H21]*[.I21]+[.H22]*[.I22]+[.H23]*[.I23])" office:value-type="float" office:value="0.07150985" calcext:value-type="float">
            <text:p>0.07150985</text:p>
          </table:table-cell>
          <table:table-cell table:style-name="ce68" table:formula="of:=SUM([.H19]*[.J19]+[.H20]*[.J20]+[.H21]*[.J21]+[.H22]*[.J22]+[.H23]*[.J23])" office:value-type="float" office:value="0.01124015" calcext:value-type="float">
            <text:p>0.01124015</text:p>
          </table:table-cell>
          <table:table-cell table:formula="of:=SUM([.K19:.K23])" office:value-type="float" office:value="0.9677" calcext:value-type="float">
            <text:p>0.9677</text:p>
          </table:table-cell>
          <table:table-cell table:style-name="ce49" table:formula="of:=SUM([.K19]*[.L19]+[.K20]*[.L20]+[.K21]*[.L21]+[.K22]*[.L22]+[.K23]*[.L23])" office:value-type="float" office:value="0.07340528" calcext:value-type="float">
            <text:p>0.07340528</text:p>
          </table:table-cell>
          <table:table-cell table:style-name="ce68" table:formula="of:=SUM([.K19]*[.M19]+[.K20]*[.M20]+[.K21]*[.M21]+[.K22]*[.M22]+[.K23]*[.M23])" office:value-type="float" office:value="0.00844411" calcext:value-type="float">
            <text:p>0.00844411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00/00/00</text:date>, <text:time style:data-style-name="N2" text:time-value="09:30:01.541394213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2-01-19T00:45:21.287313708</dc:date>
    <meta:editing-duration>PT23H50M27S</meta:editing-duration>
    <meta:editing-cycles>50</meta:editing-cycles>
    <meta:generator>LibreOffice/6.0.7.3$Linux_X86_64 LibreOffice_project/00m0$Build-3</meta:generator>
    <meta:document-statistic meta:table-count="7" meta:cell-count="2334" meta:object-count="0"/>
  </office:meta>
</office:document-meta>
</file>